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3.323cm"/>
    </style:style>
    <style:style style:name="ro1" style:family="table-row">
      <style:table-row-properties style:row-height="2.79cm" fo:break-before="auto" style:use-optimal-row-height="true"/>
    </style:style>
    <style:style style:name="ro2" style:family="table-row">
      <style:table-row-properties style:row-height="2.65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4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table:number-columns-spanned="2" table:number-rows-spanned="1">
            <text:p>without-OF-IDPS</text:p>
          </table:table-cell>
          <table:covered-table-cell table:style-name="ce3"/>
          <table:table-cell table:style-name="ce2" office:value-type="string" table:number-columns-spanned="2" table:number-rows-spanned="1">
            <text:p>with Of-IDPS</text:p>
          </table:table-cell>
          <table:covered-table-cell table:style-name="ce3"/>
          <table:table-cell table:number-columns-repeated="5"/>
        </table:table-row>
        <table:table-row table:style-name="ro2">
          <table:table-cell table:style-name="ce3" table:number-matrix-columns-spanned="1" table:number-matrix-rows-spanned="273" table:formula="of:=['file:///mnt/armazem/openflow/git/results/Experiment3/ExtInt-sem-Of-IDPS/ExtInt-Sem-Of-IDPS.ods'#$Média.A1:.A273]" office:value-type="string" office:string-value="Média Vítima">
            <text:p>Média Vítima</text:p>
          </table:table-cell>
          <table:table-cell table:style-name="ce3" table:formula="of:=['file:///mnt/armazem/openflow/git/results/Experiment3/ExtInt-sem-Of-IDPS/ExtInt-Sem-Of-IDPS.ods'#$Atacante.$T$1]" office:value-type="string" office:string-value="Média Atacante">
            <text:p>Média Atacante</text:p>
          </table:table-cell>
          <table:table-cell table:style-name="ce3" table:formula="of:=['file:///mnt/armazem/openflow/git/results/Experiment3/ExtInt-Of-IDPS/ExtInt-Of-IDPS.ods'#$Vítima.$T$1]" office:value-type="string" office:string-value="Média Vítima">
            <text:p>Média Vítima</text:p>
          </table:table-cell>
          <table:table-cell table:style-name="ce3" table:formula="of:=['file:///mnt/armazem/openflow/git/results/Experiment3/ExtInt-Of-IDPS/ExtInt-Of-IDPS.ods'#$Atacante.$T$1]" office:value-type="string" office:string-value="Média Atacante">
            <text:p>Média Atacante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table:formula="of:=['file:///mnt/armazem/openflow/git/results/Experiment3/ExtInt-sem-Of-IDPS/ExtInt-Sem-Of-IDPS.ods'#$Atacante.$T$2]" office:value-type="float" office:value="2.38888888888889">
            <text:p>2,3888888889</text:p>
          </table:table-cell>
          <table:table-cell table:formula="of:=['file:///mnt/armazem/openflow/git/results/Experiment3/ExtInt-Of-IDPS/ExtInt-Of-IDPS.ods'#$Vítima.$T$2]" office:value-type="float" office:value="1.11111111111111">
            <text:p>1,1111111111</text:p>
          </table:table-cell>
          <table:table-cell table:formula="of:=['file:///mnt/armazem/openflow/git/results/Experiment3/ExtInt-Of-IDPS/ExtInt-Of-IDPS.ods'#$Atacante.$T$2]"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style-name="ce5" office:value-type="string">
            <text:p>Reduction %</text:p>
          </table:table-cell>
        </table:table-row>
        <table:table-row table:style-name="ro3">
          <table:table-cell office:value-type="float" office:value="0.611111111111111">
            <text:p>0,611111111111111</text:p>
          </table:table-cell>
          <table:table-cell table:formula="of:=['file:///mnt/armazem/openflow/git/results/Experiment3/ExtInt-sem-Of-IDPS/ExtInt-Sem-Of-IDPS.ods'#$Atacante.$T$3]" office:value-type="float" office:value="0.388888888888889">
            <text:p>0,3888888889</text:p>
          </table:table-cell>
          <table:table-cell table:formula="of:=['file:///mnt/armazem/openflow/git/results/Experiment3/ExtInt-Of-IDPS/ExtInt-Of-IDPS.ods'#$Vítima.$T$3]" office:value-type="float" office:value="0.944444444444444">
            <text:p>0,9444444444</text:p>
          </table:table-cell>
          <table:table-cell table:formula="of:=['file:///mnt/armazem/openflow/git/results/Experiment3/ExtInt-Of-IDPS/ExtInt-Of-IDPS.ods'#$Atacante.$T$3]" office:value-type="float" office:value="0.611111111111111">
            <text:p>0,6111111111</text:p>
          </table:table-cell>
          <table:table-cell table:number-columns-repeated="2"/>
          <table:table-cell table:style-name="ce5" office:value-type="string">
            <text:p>Victim without Of-IDPS</text:p>
          </table:table-cell>
          <table:table-cell table:formula="of:=SUM([.A3:.A500])" office:value-type="float" office:value="508.948397435897">
            <text:p>508,948397435897</text:p>
          </table:table-cell>
          <table:table-cell table:formula="of:=100-68.669667677" office:value-type="float" office:value="31.330332323">
            <text:p>31,330332323</text:p>
          </table:table-cell>
        </table:table-row>
        <table:table-row table:style-name="ro3">
          <table:table-cell office:value-type="float" office:value="0.333333333333333">
            <text:p>0,333333333333333</text:p>
          </table:table-cell>
          <table:table-cell table:formula="of:=['file:///mnt/armazem/openflow/git/results/Experiment3/ExtInt-sem-Of-IDPS/ExtInt-Sem-Of-IDPS.ods'#$Atacante.$T$4]" office:value-type="float" office:value="0.222222222222222">
            <text:p>0,2222222222</text:p>
          </table:table-cell>
          <table:table-cell table:formula="of:=['file:///mnt/armazem/openflow/git/results/Experiment3/ExtInt-Of-IDPS/ExtInt-Of-IDPS.ods'#$Vítima.$T$4]" office:value-type="float" office:value="0.888888888888889">
            <text:p>0,8888888889</text:p>
          </table:table-cell>
          <table:table-cell table:formula="of:=['file:///mnt/armazem/openflow/git/results/Experiment3/ExtInt-Of-IDPS/ExtInt-Of-IDPS.ods'#$Atacante.$T$4]" office:value-type="float" office:value="0.333333333333333">
            <text:p>0,3333333333</text:p>
          </table:table-cell>
          <table:table-cell table:number-columns-repeated="2"/>
          <table:table-cell table:style-name="ce5" office:value-type="string">
            <text:p>Victim with Of-IDPS</text:p>
          </table:table-cell>
          <table:table-cell table:formula="of:=SUM([.C3:.C500])" office:value-type="float" office:value="349.493173166702">
            <text:p>349,4931731667</text:p>
          </table:table-cell>
          <table:table-cell/>
        </table:table-row>
        <table:table-row table:style-name="ro3">
          <table:table-cell office:value-type="float" office:value="1.5">
            <text:p>1,5</text:p>
          </table:table-cell>
          <table:table-cell table:formula="of:=['file:///mnt/armazem/openflow/git/results/Experiment3/ExtInt-sem-Of-IDPS/ExtInt-Sem-Of-IDPS.ods'#$Atacante.$T$5]" office:value-type="float" office:value="1.5">
            <text:p>1,5</text:p>
          </table:table-cell>
          <table:table-cell table:formula="of:=['file:///mnt/armazem/openflow/git/results/Experiment3/ExtInt-Of-IDPS/ExtInt-Of-IDPS.ods'#$Vítima.$T$5]" office:value-type="float" office:value="0.666666666666667">
            <text:p>0,6666666667</text:p>
          </table:table-cell>
          <table:table-cell table:formula="of:=['file:///mnt/armazem/openflow/git/results/Experiment3/ExtInt-Of-IDPS/ExtInt-Of-IDPS.ods'#$Atacante.$T$5]" office:value-type="float" office:value="1.5">
            <text:p>1,5</text:p>
          </table:table-cell>
          <table:table-cell table:number-columns-repeated="2"/>
          <table:table-cell table:style-name="ce5" office:value-type="string">
            <text:p>Attacker without Of-IDPS</text:p>
          </table:table-cell>
          <table:table-cell table:formula="of:=SUM([.B3:.B500])" office:value-type="float" office:value="631.444444444444">
            <text:p>631,4444444444</text:p>
          </table:table-cell>
          <table:table-cell/>
        </table:table-row>
        <table:table-row table:style-name="ro3">
          <table:table-cell office:value-type="float" office:value="5.55555555555556">
            <text:p>5,55555555555556</text:p>
          </table:table-cell>
          <table:table-cell table:formula="of:=['file:///mnt/armazem/openflow/git/results/Experiment3/ExtInt-sem-Of-IDPS/ExtInt-Sem-Of-IDPS.ods'#$Atacante.$T$6]" office:value-type="float" office:value="5.88888888888889">
            <text:p>5,8888888889</text:p>
          </table:table-cell>
          <table:table-cell table:formula="of:=['file:///mnt/armazem/openflow/git/results/Experiment3/ExtInt-Of-IDPS/ExtInt-Of-IDPS.ods'#$Vítima.$T$6]" office:value-type="float" office:value="3">
            <text:p>3</text:p>
          </table:table-cell>
          <table:table-cell table:formula="of:=['file:///mnt/armazem/openflow/git/results/Experiment3/ExtInt-Of-IDPS/ExtInt-Of-IDPS.ods'#$Atacante.$T$6]" office:value-type="float" office:value="5.55555555555556">
            <text:p>5,5555555556</text:p>
          </table:table-cell>
          <table:table-cell table:number-columns-repeated="2"/>
          <table:table-cell table:style-name="ce5" office:value-type="string">
            <text:p>Attacker with Of-IDPS</text:p>
          </table:table-cell>
          <table:table-cell table:formula="of:=SUM([.D3:.D500])" office:value-type="float" office:value="506.948397435897">
            <text:p>506,9483974359</text:p>
          </table:table-cell>
          <table:table-cell/>
        </table:table-row>
        <table:table-row table:style-name="ro4">
          <table:table-cell office:value-type="float" office:value="1.66666666666667">
            <text:p>1,66666666666667</text:p>
          </table:table-cell>
          <table:table-cell table:formula="of:=['file:///mnt/armazem/openflow/git/results/Experiment3/ExtInt-sem-Of-IDPS/ExtInt-Sem-Of-IDPS.ods'#$Atacante.$T$7]" office:value-type="float" office:value="2.16666666666667">
            <text:p>2,1666666667</text:p>
          </table:table-cell>
          <table:table-cell table:formula="of:=['file:///mnt/armazem/openflow/git/results/Experiment3/ExtInt-Of-IDPS/ExtInt-Of-IDPS.ods'#$Vítima.$T$7]" office:value-type="float" office:value="1.05555555555556">
            <text:p>1,0555555556</text:p>
          </table:table-cell>
          <table:table-cell table:formula="of:=['file:///mnt/armazem/openflow/git/results/Experiment3/ExtInt-Of-IDPS/ExtInt-Of-IDPS.ods'#$Atacante.$T$7]" office:value-type="float" office:value="1.66666666666667">
            <text:p>1,6666666667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8]" office:value-type="float" office:value="3.77777777777778">
            <text:p>3,7777777778</text:p>
          </table:table-cell>
          <table:table-cell table:formula="of:=['file:///mnt/armazem/openflow/git/results/Experiment3/ExtInt-Of-IDPS/ExtInt-Of-IDPS.ods'#$Vítima.$T$8]" office:value-type="float" office:value="1.11111111111111">
            <text:p>1,1111111111</text:p>
          </table:table-cell>
          <table:table-cell table:formula="of:=['file:///mnt/armazem/openflow/git/results/Experiment3/ExtInt-Of-IDPS/ExtInt-Of-IDPS.ods'#$Atacante.$T$8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0555555555555556">
            <text:p>0,0555555555555556</text:p>
          </table:table-cell>
          <table:table-cell table:formula="of:=['file:///mnt/armazem/openflow/git/results/Experiment3/ExtInt-sem-Of-IDPS/ExtInt-Sem-Of-IDPS.ods'#$Atacante.$T$9]" office:value-type="float" office:value="2.22222222222222">
            <text:p>2,2222222222</text:p>
          </table:table-cell>
          <table:table-cell table:formula="of:=['file:///mnt/armazem/openflow/git/results/Experiment3/ExtInt-Of-IDPS/ExtInt-Of-IDPS.ods'#$Vítima.$T$9]" office:value-type="float" office:value="0.777777777777778">
            <text:p>0,7777777778</text:p>
          </table:table-cell>
          <table:table-cell table:formula="of:=['file:///mnt/armazem/openflow/git/results/Experiment3/ExtInt-Of-IDPS/ExtInt-Of-IDPS.ods'#$Atacante.$T$9]" office:value-type="float" office:value="0.0555555555555556">
            <text:p>0,0555555556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10]" office:value-type="float" office:value="2">
            <text:p>2</text:p>
          </table:table-cell>
          <table:table-cell table:formula="of:=['file:///mnt/armazem/openflow/git/results/Experiment3/ExtInt-Of-IDPS/ExtInt-Of-IDPS.ods'#$Vítima.$T$10]" office:value-type="float" office:value="0.944444444444444">
            <text:p>0,9444444444</text:p>
          </table:table-cell>
          <table:table-cell table:formula="of:=['file:///mnt/armazem/openflow/git/results/Experiment3/ExtInt-Of-IDPS/ExtInt-Of-IDPS.ods'#$Atacante.$T$10]" office:value-type="float" office:value="0.111111111111111">
            <text:p>0,1111111111</text:p>
          </table:table-cell>
          <table:table-cell table:number-columns-repeated="4"/>
          <table:table-cell table:style-name="ce6"/>
        </table:table-row>
        <table:table-row table:style-name="ro4">
          <table:table-cell office:value-type="float" office:value="1.88888888888889">
            <text:p>1,88888888888889</text:p>
          </table:table-cell>
          <table:table-cell table:formula="of:=['file:///mnt/armazem/openflow/git/results/Experiment3/ExtInt-sem-Of-IDPS/ExtInt-Sem-Of-IDPS.ods'#$Atacante.$T$11]" office:value-type="float" office:value="1.77777777777778">
            <text:p>1,7777777778</text:p>
          </table:table-cell>
          <table:table-cell table:formula="of:=['file:///mnt/armazem/openflow/git/results/Experiment3/ExtInt-Of-IDPS/ExtInt-Of-IDPS.ods'#$Vítima.$T$11]" office:value-type="float" office:value="1.55555555555556">
            <text:p>1,5555555556</text:p>
          </table:table-cell>
          <table:table-cell table:formula="of:=['file:///mnt/armazem/openflow/git/results/Experiment3/ExtInt-Of-IDPS/ExtInt-Of-IDPS.ods'#$Atacante.$T$11]" office:value-type="float" office:value="1.88888888888889">
            <text:p>1,8888888889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12]" office:value-type="float" office:value="0.333333333333333">
            <text:p>0,3333333333</text:p>
          </table:table-cell>
          <table:table-cell table:formula="of:=['file:///mnt/armazem/openflow/git/results/Experiment3/ExtInt-Of-IDPS/ExtInt-Of-IDPS.ods'#$Vítima.$T$12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2]" office:value-type="float" office:value="0.111111111111111">
            <text:p>0,1111111111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3]" office:value-type="float" office:value="0">
            <text:p>0</text:p>
          </table:table-cell>
          <table:table-cell table:formula="of:=['file:///mnt/armazem/openflow/git/results/Experiment3/ExtInt-Of-IDPS/ExtInt-Of-IDPS.ods'#$Vítima.$T$13]" office:value-type="float" office:value="0">
            <text:p>0</text:p>
          </table:table-cell>
          <table:table-cell table:formula="of:=['file:///mnt/armazem/openflow/git/results/Experiment3/ExtInt-Of-IDPS/ExtInt-Of-IDPS.ods'#$Atacante.$T$13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4]" office:value-type="float" office:value="0">
            <text:p>0</text:p>
          </table:table-cell>
          <table:table-cell table:formula="of:=['file:///mnt/armazem/openflow/git/results/Experiment3/ExtInt-Of-IDPS/ExtInt-Of-IDPS.ods'#$Vítima.$T$14]" office:value-type="float" office:value="0">
            <text:p>0</text:p>
          </table:table-cell>
          <table:table-cell table:formula="of:=['file:///mnt/armazem/openflow/git/results/Experiment3/ExtInt-Of-IDPS/ExtInt-Of-IDPS.ods'#$Atacante.$T$1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5]" office:value-type="float" office:value="31.2222222222222">
            <text:p>31,2222222222</text:p>
          </table:table-cell>
          <table:table-cell table:formula="of:=['file:///mnt/armazem/openflow/git/results/Experiment3/ExtInt-Of-IDPS/ExtInt-Of-IDPS.ods'#$Vítima.$T$15]" office:value-type="float" office:value="0">
            <text:p>0</text:p>
          </table:table-cell>
          <table:table-cell table:formula="of:=['file:///mnt/armazem/openflow/git/results/Experiment3/ExtInt-Of-IDPS/ExtInt-Of-IDPS.ods'#$Atacante.$T$15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6]" office:value-type="float" office:value="100.888888888889">
            <text:p>100,8888888889</text:p>
          </table:table-cell>
          <table:table-cell table:formula="of:=['file:///mnt/armazem/openflow/git/results/Experiment3/ExtInt-Of-IDPS/ExtInt-Of-IDPS.ods'#$Vítima.$T$16]" office:value-type="float" office:value="0">
            <text:p>0</text:p>
          </table:table-cell>
          <table:table-cell table:formula="of:=['file:///mnt/armazem/openflow/git/results/Experiment3/ExtInt-Of-IDPS/ExtInt-Of-IDPS.ods'#$Atacante.$T$16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7]" office:value-type="float" office:value="9.44444444444444">
            <text:p>9,4444444444</text:p>
          </table:table-cell>
          <table:table-cell table:formula="of:=['file:///mnt/armazem/openflow/git/results/Experiment3/ExtInt-Of-IDPS/ExtInt-Of-IDPS.ods'#$Vítima.$T$17]" office:value-type="float" office:value="0">
            <text:p>0</text:p>
          </table:table-cell>
          <table:table-cell table:formula="of:=['file:///mnt/armazem/openflow/git/results/Experiment3/ExtInt-Of-IDPS/ExtInt-Of-IDPS.ods'#$Atacante.$T$17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8]" office:value-type="float" office:value="53.3333333333333">
            <text:p>53,3333333333</text:p>
          </table:table-cell>
          <table:table-cell table:formula="of:=['file:///mnt/armazem/openflow/git/results/Experiment3/ExtInt-Of-IDPS/ExtInt-Of-IDPS.ods'#$Vítima.$T$18]" office:value-type="float" office:value="0">
            <text:p>0</text:p>
          </table:table-cell>
          <table:table-cell table:formula="of:=['file:///mnt/armazem/openflow/git/results/Experiment3/ExtInt-Of-IDPS/ExtInt-Of-IDPS.ods'#$Atacante.$T$18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9]" office:value-type="float" office:value="7.5">
            <text:p>7,5</text:p>
          </table:table-cell>
          <table:table-cell table:formula="of:=['file:///mnt/armazem/openflow/git/results/Experiment3/ExtInt-Of-IDPS/ExtInt-Of-IDPS.ods'#$Vítima.$T$19]" office:value-type="float" office:value="0">
            <text:p>0</text:p>
          </table:table-cell>
          <table:table-cell table:formula="of:=['file:///mnt/armazem/openflow/git/results/Experiment3/ExtInt-Of-IDPS/ExtInt-Of-IDPS.ods'#$Atacante.$T$19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0]" office:value-type="float" office:value="2.11111111111111">
            <text:p>2,1111111111</text:p>
          </table:table-cell>
          <table:table-cell table:formula="of:=['file:///mnt/armazem/openflow/git/results/Experiment3/ExtInt-Of-IDPS/ExtInt-Of-IDPS.ods'#$Vítima.$T$20]" office:value-type="float" office:value="0">
            <text:p>0</text:p>
          </table:table-cell>
          <table:table-cell table:formula="of:=['file:///mnt/armazem/openflow/git/results/Experiment3/ExtInt-Of-IDPS/ExtInt-Of-IDPS.ods'#$Atacante.$T$20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1]" office:value-type="float" office:value="2.05555555555556">
            <text:p>2,0555555556</text:p>
          </table:table-cell>
          <table:table-cell table:formula="of:=['file:///mnt/armazem/openflow/git/results/Experiment3/ExtInt-Of-IDPS/ExtInt-Of-IDPS.ods'#$Vítima.$T$21]" office:value-type="float" office:value="0">
            <text:p>0</text:p>
          </table:table-cell>
          <table:table-cell table:formula="of:=['file:///mnt/armazem/openflow/git/results/Experiment3/ExtInt-Of-IDPS/ExtInt-Of-IDPS.ods'#$Atacante.$T$21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2]" office:value-type="float" office:value="3.88888888888889">
            <text:p>3,8888888889</text:p>
          </table:table-cell>
          <table:table-cell table:formula="of:=['file:///mnt/armazem/openflow/git/results/Experiment3/ExtInt-Of-IDPS/ExtInt-Of-IDPS.ods'#$Vítima.$T$22]" office:value-type="float" office:value="0">
            <text:p>0</text:p>
          </table:table-cell>
          <table:table-cell table:formula="of:=['file:///mnt/armazem/openflow/git/results/Experiment3/ExtInt-Of-IDPS/ExtInt-Of-IDPS.ods'#$Atacante.$T$22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3]" office:value-type="float" office:value="2.88888888888889">
            <text:p>2,8888888889</text:p>
          </table:table-cell>
          <table:table-cell table:formula="of:=['file:///mnt/armazem/openflow/git/results/Experiment3/ExtInt-Of-IDPS/ExtInt-Of-IDPS.ods'#$Vítima.$T$23]" office:value-type="float" office:value="19.5555555555556">
            <text:p>19,5555555556</text:p>
          </table:table-cell>
          <table:table-cell table:formula="of:=['file:///mnt/armazem/openflow/git/results/Experiment3/ExtInt-Of-IDPS/ExtInt-Of-IDPS.ods'#$Atacante.$T$23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4]" office:value-type="float" office:value="1">
            <text:p>1</text:p>
          </table:table-cell>
          <table:table-cell table:formula="of:=['file:///mnt/armazem/openflow/git/results/Experiment3/ExtInt-Of-IDPS/ExtInt-Of-IDPS.ods'#$Vítima.$T$24]" office:value-type="float" office:value="14">
            <text:p>14</text:p>
          </table:table-cell>
          <table:table-cell table:formula="of:=['file:///mnt/armazem/openflow/git/results/Experiment3/ExtInt-Of-IDPS/ExtInt-Of-IDPS.ods'#$Atacante.$T$2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6.72222222222222">
            <text:p>6,72222222222222</text:p>
          </table:table-cell>
          <table:table-cell table:formula="of:=['file:///mnt/armazem/openflow/git/results/Experiment3/ExtInt-sem-Of-IDPS/ExtInt-Sem-Of-IDPS.ods'#$Atacante.$T$25]" office:value-type="float" office:value="0.944444444444444">
            <text:p>0,9444444444</text:p>
          </table:table-cell>
          <table:table-cell table:formula="of:=['file:///mnt/armazem/openflow/git/results/Experiment3/ExtInt-Of-IDPS/ExtInt-Of-IDPS.ods'#$Vítima.$T$25]" office:value-type="float" office:value="7.55555555555556">
            <text:p>7,5555555556</text:p>
          </table:table-cell>
          <table:table-cell table:formula="of:=['file:///mnt/armazem/openflow/git/results/Experiment3/ExtInt-Of-IDPS/ExtInt-Of-IDPS.ods'#$Atacante.$T$25]" office:value-type="float" office:value="6.72222222222222">
            <text:p>6,7222222222</text:p>
          </table:table-cell>
          <table:table-cell table:number-columns-repeated="5"/>
        </table:table-row>
        <table:table-row table:style-name="ro4">
          <table:table-cell office:value-type="float" office:value="28.0555555555556">
            <text:p>28,0555555555556</text:p>
          </table:table-cell>
          <table:table-cell table:formula="of:=['file:///mnt/armazem/openflow/git/results/Experiment3/ExtInt-sem-Of-IDPS/ExtInt-Sem-Of-IDPS.ods'#$Atacante.$T$26]" office:value-type="float" office:value="0.888888888888889">
            <text:p>0,8888888889</text:p>
          </table:table-cell>
          <table:table-cell table:formula="of:=['file:///mnt/armazem/openflow/git/results/Experiment3/ExtInt-Of-IDPS/ExtInt-Of-IDPS.ods'#$Vítima.$T$26]" office:value-type="float" office:value="36.3888888888889">
            <text:p>36,3888888889</text:p>
          </table:table-cell>
          <table:table-cell table:formula="of:=['file:///mnt/armazem/openflow/git/results/Experiment3/ExtInt-Of-IDPS/ExtInt-Of-IDPS.ods'#$Atacante.$T$26]" office:value-type="float" office:value="28.0555555555556">
            <text:p>28,0555555556</text:p>
          </table:table-cell>
          <table:table-cell table:number-columns-repeated="5"/>
        </table:table-row>
        <table:table-row table:style-name="ro4">
          <table:table-cell office:value-type="float" office:value="74.2777777777778">
            <text:p>74,2777777777778</text:p>
          </table:table-cell>
          <table:table-cell table:formula="of:=['file:///mnt/armazem/openflow/git/results/Experiment3/ExtInt-sem-Of-IDPS/ExtInt-Sem-Of-IDPS.ods'#$Atacante.$T$27]" office:value-type="float" office:value="1">
            <text:p>1</text:p>
          </table:table-cell>
          <table:table-cell table:formula="of:=['file:///mnt/armazem/openflow/git/results/Experiment3/ExtInt-Of-IDPS/ExtInt-Of-IDPS.ods'#$Vítima.$T$27]" office:value-type="float" office:value="38.9444444444444">
            <text:p>38,9444444444</text:p>
          </table:table-cell>
          <table:table-cell table:formula="of:=['file:///mnt/armazem/openflow/git/results/Experiment3/ExtInt-Of-IDPS/ExtInt-Of-IDPS.ods'#$Atacante.$T$27]" office:value-type="float" office:value="74.2777777777778">
            <text:p>74,2777777778</text:p>
          </table:table-cell>
          <table:table-cell table:number-columns-repeated="5"/>
        </table:table-row>
        <table:table-row table:style-name="ro4">
          <table:table-cell office:value-type="float" office:value="12.9444444444444">
            <text:p>12,9444444444444</text:p>
          </table:table-cell>
          <table:table-cell table:formula="of:=['file:///mnt/armazem/openflow/git/results/Experiment3/ExtInt-sem-Of-IDPS/ExtInt-Sem-Of-IDPS.ods'#$Atacante.$T$28]" office:value-type="float" office:value="0.944444444444444">
            <text:p>0,9444444444</text:p>
          </table:table-cell>
          <table:table-cell table:formula="of:=['file:///mnt/armazem/openflow/git/results/Experiment3/ExtInt-Of-IDPS/ExtInt-Of-IDPS.ods'#$Vítima.$T$28]" office:value-type="float" office:value="6.22222222222222">
            <text:p>6,2222222222</text:p>
          </table:table-cell>
          <table:table-cell table:formula="of:=['file:///mnt/armazem/openflow/git/results/Experiment3/ExtInt-Of-IDPS/ExtInt-Of-IDPS.ods'#$Atacante.$T$28]" office:value-type="float" office:value="12.9444444444444">
            <text:p>12,9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29]" office:value-type="float" office:value="1">
            <text:p>1</text:p>
          </table:table-cell>
          <table:table-cell table:formula="of:=['file:///mnt/armazem/openflow/git/results/Experiment3/ExtInt-Of-IDPS/ExtInt-Of-IDPS.ods'#$Vítima.$T$29]" office:value-type="float" office:value="1.11111111111111">
            <text:p>1,1111111111</text:p>
          </table:table-cell>
          <table:table-cell table:formula="of:=['file:///mnt/armazem/openflow/git/results/Experiment3/ExtInt-Of-IDPS/ExtInt-Of-IDPS.ods'#$Atacante.$T$29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30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30]" office:value-type="float" office:value="2.44444444444444">
            <text:p>2,4444444444</text:p>
          </table:table-cell>
          <table:table-cell table:formula="of:=['file:///mnt/armazem/openflow/git/results/Experiment3/ExtInt-Of-IDPS/ExtInt-Of-IDPS.ods'#$Atacante.$T$30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2.77777777777778">
            <text:p>2,77777777777778</text:p>
          </table:table-cell>
          <table:table-cell table:formula="of:=['file:///mnt/armazem/openflow/git/results/Experiment3/ExtInt-sem-Of-IDPS/ExtInt-Sem-Of-IDPS.ods'#$Atacante.$T$31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31]" office:value-type="float" office:value="3.33333333333333">
            <text:p>3,3333333333</text:p>
          </table:table-cell>
          <table:table-cell table:formula="of:=['file:///mnt/armazem/openflow/git/results/Experiment3/ExtInt-Of-IDPS/ExtInt-Of-IDPS.ods'#$Atacante.$T$31]" office:value-type="float" office:value="2.77777777777778">
            <text:p>2,7777777778</text:p>
          </table:table-cell>
          <table:table-cell table:number-columns-repeated="5"/>
        </table:table-row>
        <table:table-row table:style-name="ro4">
          <table:table-cell office:value-type="float" office:value="1.44444444444444">
            <text:p>1,44444444444444</text:p>
          </table:table-cell>
          <table:table-cell table:formula="of:=['file:///mnt/armazem/openflow/git/results/Experiment3/ExtInt-sem-Of-IDPS/ExtInt-Sem-Of-IDPS.ods'#$Atacante.$T$32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32]" office:value-type="float" office:value="2.55555555555556">
            <text:p>2,5555555556</text:p>
          </table:table-cell>
          <table:table-cell table:formula="of:=['file:///mnt/armazem/openflow/git/results/Experiment3/ExtInt-Of-IDPS/ExtInt-Of-IDPS.ods'#$Atacante.$T$32]" office:value-type="float" office:value="1.44444444444444">
            <text:p>1,4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33]" office:value-type="float" office:value="1">
            <text:p>1</text:p>
          </table:table-cell>
          <table:table-cell table:formula="of:=['file:///mnt/armazem/openflow/git/results/Experiment3/ExtInt-Of-IDPS/ExtInt-Of-IDPS.ods'#$Vítima.$T$33]" office:value-type="float" office:value="11.5555555555556">
            <text:p>11,5555555556</text:p>
          </table:table-cell>
          <table:table-cell table:formula="of:=['file:///mnt/armazem/openflow/git/results/Experiment3/ExtInt-Of-IDPS/ExtInt-Of-IDPS.ods'#$Atacante.$T$33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5.5">
            <text:p>5,5</text:p>
          </table:table-cell>
          <table:table-cell table:formula="of:=['file:///mnt/armazem/openflow/git/results/Experiment3/ExtInt-sem-Of-IDPS/ExtInt-Sem-Of-IDPS.ods'#$Atacante.$T$34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34]" office:value-type="float" office:value="12.1111111111111">
            <text:p>12,1111111111</text:p>
          </table:table-cell>
          <table:table-cell table:formula="of:=['file:///mnt/armazem/openflow/git/results/Experiment3/ExtInt-Of-IDPS/ExtInt-Of-IDPS.ods'#$Atacante.$T$34]" office:value-type="float" office:value="5.5">
            <text:p>5,5</text:p>
          </table:table-cell>
          <table:table-cell table:number-columns-repeated="5"/>
        </table:table-row>
        <table:table-row table:style-name="ro4">
          <table:table-cell office:value-type="float" office:value="6.61111111111111">
            <text:p>6,61111111111111</text:p>
          </table:table-cell>
          <table:table-cell table:formula="of:=['file:///mnt/armazem/openflow/git/results/Experiment3/ExtInt-sem-Of-IDPS/ExtInt-Sem-Of-IDPS.ods'#$Atacante.$T$35]" office:value-type="float" office:value="1">
            <text:p>1</text:p>
          </table:table-cell>
          <table:table-cell table:formula="of:=['file:///mnt/armazem/openflow/git/results/Experiment3/ExtInt-Of-IDPS/ExtInt-Of-IDPS.ods'#$Vítima.$T$35]" office:value-type="float" office:value="4.88888888888889">
            <text:p>4,8888888889</text:p>
          </table:table-cell>
          <table:table-cell table:formula="of:=['file:///mnt/armazem/openflow/git/results/Experiment3/ExtInt-Of-IDPS/ExtInt-Of-IDPS.ods'#$Atacante.$T$35]" office:value-type="float" office:value="6.61111111111111">
            <text:p>6,6111111111</text:p>
          </table:table-cell>
          <table:table-cell table:number-columns-repeated="5"/>
        </table:table-row>
        <table:table-row table:style-name="ro4">
          <table:table-cell office:value-type="float" office:value="34.1666666666667">
            <text:p>34,1666666666667</text:p>
          </table:table-cell>
          <table:table-cell table:formula="of:=['file:///mnt/armazem/openflow/git/results/Experiment3/ExtInt-sem-Of-IDPS/ExtInt-Sem-Of-IDPS.ods'#$Atacante.$T$36]" office:value-type="float" office:value="1">
            <text:p>1</text:p>
          </table:table-cell>
          <table:table-cell table:formula="of:=['file:///mnt/armazem/openflow/git/results/Experiment3/ExtInt-Of-IDPS/ExtInt-Of-IDPS.ods'#$Vítima.$T$36]" office:value-type="float" office:value="27.2222222222222">
            <text:p>27,2222222222</text:p>
          </table:table-cell>
          <table:table-cell table:formula="of:=['file:///mnt/armazem/openflow/git/results/Experiment3/ExtInt-Of-IDPS/ExtInt-Of-IDPS.ods'#$Atacante.$T$36]" office:value-type="float" office:value="34.1666666666667">
            <text:p>34,1666666667</text:p>
          </table:table-cell>
          <table:table-cell table:number-columns-repeated="5"/>
        </table:table-row>
        <table:table-row table:style-name="ro4">
          <table:table-cell office:value-type="float" office:value="13.2222222222222">
            <text:p>13,2222222222222</text:p>
          </table:table-cell>
          <table:table-cell table:formula="of:=['file:///mnt/armazem/openflow/git/results/Experiment3/ExtInt-sem-Of-IDPS/ExtInt-Sem-Of-IDPS.ods'#$Atacante.$T$37]" office:value-type="float" office:value="1.22222222222222">
            <text:p>1,2222222222</text:p>
          </table:table-cell>
          <table:table-cell table:formula="of:=['file:///mnt/armazem/openflow/git/results/Experiment3/ExtInt-Of-IDPS/ExtInt-Of-IDPS.ods'#$Vítima.$T$37]" office:value-type="float" office:value="6">
            <text:p>6</text:p>
          </table:table-cell>
          <table:table-cell table:formula="of:=['file:///mnt/armazem/openflow/git/results/Experiment3/ExtInt-Of-IDPS/ExtInt-Of-IDPS.ods'#$Atacante.$T$37]" office:value-type="float" office:value="13.2222222222222">
            <text:p>13,2222222222</text:p>
          </table:table-cell>
          <table:table-cell table:number-columns-repeated="5"/>
        </table:table-row>
        <table:table-row table:style-name="ro4">
          <table:table-cell office:value-type="float" office:value="3.44444444444444">
            <text:p>3,44444444444444</text:p>
          </table:table-cell>
          <table:table-cell table:formula="of:=['file:///mnt/armazem/openflow/git/results/Experiment3/ExtInt-sem-Of-IDPS/ExtInt-Sem-Of-IDPS.ods'#$Atacante.$T$38]" office:value-type="float" office:value="1.44444444444444">
            <text:p>1,4444444444</text:p>
          </table:table-cell>
          <table:table-cell table:formula="of:=['file:///mnt/armazem/openflow/git/results/Experiment3/ExtInt-Of-IDPS/ExtInt-Of-IDPS.ods'#$Vítima.$T$38]" office:value-type="float" office:value="0.555555555555556">
            <text:p>0,5555555556</text:p>
          </table:table-cell>
          <table:table-cell table:formula="of:=['file:///mnt/armazem/openflow/git/results/Experiment3/ExtInt-Of-IDPS/ExtInt-Of-IDPS.ods'#$Atacante.$T$38]" office:value-type="float" office:value="3.44444444444444">
            <text:p>3,4444444444</text:p>
          </table:table-cell>
          <table:table-cell table:number-columns-repeated="5"/>
        </table:table-row>
        <table:table-row table:style-name="ro4">
          <table:table-cell office:value-type="float" office:value="1.5">
            <text:p>1,5</text:p>
          </table:table-cell>
          <table:table-cell table:formula="of:=['file:///mnt/armazem/openflow/git/results/Experiment3/ExtInt-sem-Of-IDPS/ExtInt-Sem-Of-IDPS.ods'#$Atacante.$T$39]" office:value-type="float" office:value="2.38888888888889">
            <text:p>2,3888888889</text:p>
          </table:table-cell>
          <table:table-cell table:formula="of:=['file:///mnt/armazem/openflow/git/results/Experiment3/ExtInt-Of-IDPS/ExtInt-Of-IDPS.ods'#$Vítima.$T$39]" office:value-type="float" office:value="0">
            <text:p>0</text:p>
          </table:table-cell>
          <table:table-cell table:formula="of:=['file:///mnt/armazem/openflow/git/results/Experiment3/ExtInt-Of-IDPS/ExtInt-Of-IDPS.ods'#$Atacante.$T$39]" office:value-type="float" office:value="1.5">
            <text:p>1,5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40]" office:value-type="float" office:value="1.5">
            <text:p>1,5</text:p>
          </table:table-cell>
          <table:table-cell table:formula="of:=['file:///mnt/armazem/openflow/git/results/Experiment3/ExtInt-Of-IDPS/ExtInt-Of-IDPS.ods'#$Vítima.$T$40]" office:value-type="float" office:value="0">
            <text:p>0</text:p>
          </table:table-cell>
          <table:table-cell table:formula="of:=['file:///mnt/armazem/openflow/git/results/Experiment3/ExtInt-Of-IDPS/ExtInt-Of-IDPS.ods'#$Atacante.$T$4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41]" office:value-type="float" office:value="2.77777777777778">
            <text:p>2,7777777778</text:p>
          </table:table-cell>
          <table:table-cell table:formula="of:=['file:///mnt/armazem/openflow/git/results/Experiment3/ExtInt-Of-IDPS/ExtInt-Of-IDPS.ods'#$Vítima.$T$4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41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42]" office:value-type="float" office:value="1.22222222222222">
            <text:p>1,2222222222</text:p>
          </table:table-cell>
          <table:table-cell table:formula="of:=['file:///mnt/armazem/openflow/git/results/Experiment3/ExtInt-Of-IDPS/ExtInt-Of-IDPS.ods'#$Vítima.$T$42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42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43]" office:value-type="float" office:value="2.61111111111111">
            <text:p>2,6111111111</text:p>
          </table:table-cell>
          <table:table-cell table:formula="of:=['file:///mnt/armazem/openflow/git/results/Experiment3/ExtInt-Of-IDPS/ExtInt-Of-IDPS.ods'#$Vítima.$T$43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43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44]" office:value-type="float" office:value="13.5555555555556">
            <text:p>13,5555555556</text:p>
          </table:table-cell>
          <table:table-cell table:formula="of:=['file:///mnt/armazem/openflow/git/results/Experiment3/ExtInt-Of-IDPS/ExtInt-Of-IDPS.ods'#$Vítima.$T$4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44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94444444444444">
            <text:p>1,94444444444444</text:p>
          </table:table-cell>
          <table:table-cell table:formula="of:=['file:///mnt/armazem/openflow/git/results/Experiment3/ExtInt-sem-Of-IDPS/ExtInt-Sem-Of-IDPS.ods'#$Atacante.$T$45]" office:value-type="float" office:value="10.3333333333333">
            <text:p>10,3333333333</text:p>
          </table:table-cell>
          <table:table-cell table:formula="of:=['file:///mnt/armazem/openflow/git/results/Experiment3/ExtInt-Of-IDPS/ExtInt-Of-IDPS.ods'#$Vítima.$T$45]" office:value-type="float" office:value="0.777777777777778">
            <text:p>0,7777777778</text:p>
          </table:table-cell>
          <table:table-cell table:formula="of:=['file:///mnt/armazem/openflow/git/results/Experiment3/ExtInt-Of-IDPS/ExtInt-Of-IDPS.ods'#$Atacante.$T$45]" office:value-type="float" office:value="1.94444444444444">
            <text:p>1,9444444444</text:p>
          </table:table-cell>
          <table:table-cell table:number-columns-repeated="5"/>
        </table:table-row>
        <table:table-row table:style-name="ro4">
          <table:table-cell office:value-type="float" office:value="1.66666666666667">
            <text:p>1,66666666666667</text:p>
          </table:table-cell>
          <table:table-cell table:formula="of:=['file:///mnt/armazem/openflow/git/results/Experiment3/ExtInt-sem-Of-IDPS/ExtInt-Sem-Of-IDPS.ods'#$Atacante.$T$46]" office:value-type="float" office:value="21.7777777777778">
            <text:p>21,7777777778</text:p>
          </table:table-cell>
          <table:table-cell table:formula="of:=['file:///mnt/armazem/openflow/git/results/Experiment3/ExtInt-Of-IDPS/ExtInt-Of-IDPS.ods'#$Vítima.$T$46]" office:value-type="float" office:value="0.888888888888889">
            <text:p>0,8888888889</text:p>
          </table:table-cell>
          <table:table-cell table:formula="of:=['file:///mnt/armazem/openflow/git/results/Experiment3/ExtInt-Of-IDPS/ExtInt-Of-IDPS.ods'#$Atacante.$T$46]" office:value-type="float" office:value="1.66666666666667">
            <text:p>1,6666666667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47]" office:value-type="float" office:value="4">
            <text:p>4</text:p>
          </table:table-cell>
          <table:table-cell table:formula="of:=['file:///mnt/armazem/openflow/git/results/Experiment3/ExtInt-Of-IDPS/ExtInt-Of-IDPS.ods'#$Vítima.$T$47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47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16666666666667">
            <text:p>1,16666666666667</text:p>
          </table:table-cell>
          <table:table-cell table:formula="of:=['file:///mnt/armazem/openflow/git/results/Experiment3/ExtInt-sem-Of-IDPS/ExtInt-Sem-Of-IDPS.ods'#$Atacante.$T$48]" office:value-type="float" office:value="0.277777777777778">
            <text:p>0,2777777778</text:p>
          </table:table-cell>
          <table:table-cell table:formula="of:=['file:///mnt/armazem/openflow/git/results/Experiment3/ExtInt-Of-IDPS/ExtInt-Of-IDPS.ods'#$Vítima.$T$4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48]" office:value-type="float" office:value="1.16666666666667">
            <text:p>1,1666666667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49]" office:value-type="float" office:value="0.222222222222222">
            <text:p>0,2222222222</text:p>
          </table:table-cell>
          <table:table-cell table:formula="of:=['file:///mnt/armazem/openflow/git/results/Experiment3/ExtInt-Of-IDPS/ExtInt-Of-IDPS.ods'#$Vítima.$T$49]" office:value-type="float" office:value="0">
            <text:p>0</text:p>
          </table:table-cell>
          <table:table-cell table:formula="of:=['file:///mnt/armazem/openflow/git/results/Experiment3/ExtInt-Of-IDPS/ExtInt-Of-IDPS.ods'#$Atacante.$T$49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50]" office:value-type="float" office:value="0">
            <text:p>0</text:p>
          </table:table-cell>
          <table:table-cell table:formula="of:=['file:///mnt/armazem/openflow/git/results/Experiment3/ExtInt-Of-IDPS/ExtInt-Of-IDPS.ods'#$Vítima.$T$50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50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51]" office:value-type="float" office:value="0.111111111111111">
            <text:p>0,1111111111</text:p>
          </table:table-cell>
          <table:table-cell table:formula="of:=['file:///mnt/armazem/openflow/git/results/Experiment3/ExtInt-Of-IDPS/ExtInt-Of-IDPS.ods'#$Vítima.$T$51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51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52]" office:value-type="float" office:value="0.111111111111111">
            <text:p>0,1111111111</text:p>
          </table:table-cell>
          <table:table-cell table:formula="of:=['file:///mnt/armazem/openflow/git/results/Experiment3/ExtInt-Of-IDPS/ExtInt-Of-IDPS.ods'#$Vítima.$T$52]" office:value-type="float" office:value="0">
            <text:p>0</text:p>
          </table:table-cell>
          <table:table-cell table:formula="of:=['file:///mnt/armazem/openflow/git/results/Experiment3/ExtInt-Of-IDPS/ExtInt-Of-IDPS.ods'#$Atacante.$T$52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53]" office:value-type="float" office:value="1.88888888888889">
            <text:p>1,8888888889</text:p>
          </table:table-cell>
          <table:table-cell table:formula="of:=['file:///mnt/armazem/openflow/git/results/Experiment3/ExtInt-Of-IDPS/ExtInt-Of-IDPS.ods'#$Vítima.$T$53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53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54]" office:value-type="float" office:value="2.11111111111111">
            <text:p>2,1111111111</text:p>
          </table:table-cell>
          <table:table-cell table:formula="of:=['file:///mnt/armazem/openflow/git/results/Experiment3/ExtInt-Of-IDPS/ExtInt-Of-IDPS.ods'#$Vítima.$T$54]" office:value-type="float" office:value="0.388888888888889">
            <text:p>0,3888888889</text:p>
          </table:table-cell>
          <table:table-cell table:formula="of:=['file:///mnt/armazem/openflow/git/results/Experiment3/ExtInt-Of-IDPS/ExtInt-Of-IDPS.ods'#$Atacante.$T$54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55]" office:value-type="float" office:value="3.77777777777778">
            <text:p>3,7777777778</text:p>
          </table:table-cell>
          <table:table-cell table:formula="of:=['file:///mnt/armazem/openflow/git/results/Experiment3/ExtInt-Of-IDPS/ExtInt-Of-IDPS.ods'#$Vítima.$T$55]" office:value-type="float" office:value="0.166666666666667">
            <text:p>0,1666666667</text:p>
          </table:table-cell>
          <table:table-cell table:formula="of:=['file:///mnt/armazem/openflow/git/results/Experiment3/ExtInt-Of-IDPS/ExtInt-Of-IDPS.ods'#$Atacante.$T$55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56]" office:value-type="float" office:value="3.55555555555556">
            <text:p>3,5555555556</text:p>
          </table:table-cell>
          <table:table-cell table:formula="of:=['file:///mnt/armazem/openflow/git/results/Experiment3/ExtInt-Of-IDPS/ExtInt-Of-IDPS.ods'#$Vítima.$T$56]" office:value-type="float" office:value="1.27777777777778">
            <text:p>1,2777777778</text:p>
          </table:table-cell>
          <table:table-cell table:formula="of:=['file:///mnt/armazem/openflow/git/results/Experiment3/ExtInt-Of-IDPS/ExtInt-Of-IDPS.ods'#$Atacante.$T$56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57]" office:value-type="float" office:value="126.277777777778">
            <text:p>126,2777777778</text:p>
          </table:table-cell>
          <table:table-cell table:formula="of:=['file:///mnt/armazem/openflow/git/results/Experiment3/ExtInt-Of-IDPS/ExtInt-Of-IDPS.ods'#$Vítima.$T$57]" office:value-type="float" office:value="0.5">
            <text:p>0,5</text:p>
          </table:table-cell>
          <table:table-cell table:formula="of:=['file:///mnt/armazem/openflow/git/results/Experiment3/ExtInt-Of-IDPS/ExtInt-Of-IDPS.ods'#$Atacante.$T$57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58]" office:value-type="float" office:value="11.3333333333333">
            <text:p>11,3333333333</text:p>
          </table:table-cell>
          <table:table-cell table:formula="of:=['file:///mnt/armazem/openflow/git/results/Experiment3/ExtInt-Of-IDPS/ExtInt-Of-IDPS.ods'#$Vítima.$T$5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58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59]" office:value-type="float" office:value="20.5">
            <text:p>20,5</text:p>
          </table:table-cell>
          <table:table-cell table:formula="of:=['file:///mnt/armazem/openflow/git/results/Experiment3/ExtInt-Of-IDPS/ExtInt-Of-IDPS.ods'#$Vítima.$T$59]" office:value-type="float" office:value="0.166666666666667">
            <text:p>0,1666666667</text:p>
          </table:table-cell>
          <table:table-cell table:formula="of:=['file:///mnt/armazem/openflow/git/results/Experiment3/ExtInt-Of-IDPS/ExtInt-Of-IDPS.ods'#$Atacante.$T$59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60]" office:value-type="float" office:value="39.3888888888889">
            <text:p>39,3888888889</text:p>
          </table:table-cell>
          <table:table-cell table:formula="of:=['file:///mnt/armazem/openflow/git/results/Experiment3/ExtInt-Of-IDPS/ExtInt-Of-IDPS.ods'#$Vítima.$T$60]" office:value-type="float" office:value="0.277777777777778">
            <text:p>0,2777777778</text:p>
          </table:table-cell>
          <table:table-cell table:formula="of:=['file:///mnt/armazem/openflow/git/results/Experiment3/ExtInt-Of-IDPS/ExtInt-Of-IDPS.ods'#$Atacante.$T$6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61]" office:value-type="float" office:value="7.44444444444444">
            <text:p>7,4444444444</text:p>
          </table:table-cell>
          <table:table-cell table:formula="of:=['file:///mnt/armazem/openflow/git/results/Experiment3/ExtInt-Of-IDPS/ExtInt-Of-IDPS.ods'#$Vítima.$T$61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61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62]" office:value-type="float" office:value="1.33333333333333">
            <text:p>1,3333333333</text:p>
          </table:table-cell>
          <table:table-cell table:formula="of:=['file:///mnt/armazem/openflow/git/results/Experiment3/ExtInt-Of-IDPS/ExtInt-Of-IDPS.ods'#$Vítima.$T$62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62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63]" office:value-type="float" office:value="2.94444444444444">
            <text:p>2,9444444444</text:p>
          </table:table-cell>
          <table:table-cell table:formula="of:=['file:///mnt/armazem/openflow/git/results/Experiment3/ExtInt-Of-IDPS/ExtInt-Of-IDPS.ods'#$Vítima.$T$6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63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64]" office:value-type="float" office:value="4.66666666666667">
            <text:p>4,6666666667</text:p>
          </table:table-cell>
          <table:table-cell table:formula="of:=['file:///mnt/armazem/openflow/git/results/Experiment3/ExtInt-Of-IDPS/ExtInt-Of-IDPS.ods'#$Vítima.$T$6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64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65]" office:value-type="float" office:value="1.22222222222222">
            <text:p>1,2222222222</text:p>
          </table:table-cell>
          <table:table-cell table:formula="of:=['file:///mnt/armazem/openflow/git/results/Experiment3/ExtInt-Of-IDPS/ExtInt-Of-IDPS.ods'#$Vítima.$T$65]" office:value-type="float" office:value="1.77777777777778">
            <text:p>1,7777777778</text:p>
          </table:table-cell>
          <table:table-cell table:formula="of:=['file:///mnt/armazem/openflow/git/results/Experiment3/ExtInt-Of-IDPS/ExtInt-Of-IDPS.ods'#$Atacante.$T$65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66]" office:value-type="float" office:value="1.22222222222222">
            <text:p>1,2222222222</text:p>
          </table:table-cell>
          <table:table-cell table:formula="of:=['file:///mnt/armazem/openflow/git/results/Experiment3/ExtInt-Of-IDPS/ExtInt-Of-IDPS.ods'#$Vítima.$T$66]" office:value-type="float" office:value="1.5">
            <text:p>1,5</text:p>
          </table:table-cell>
          <table:table-cell table:formula="of:=['file:///mnt/armazem/openflow/git/results/Experiment3/ExtInt-Of-IDPS/ExtInt-Of-IDPS.ods'#$Atacante.$T$66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77777777777778">
            <text:p>1,77777777777778</text:p>
          </table:table-cell>
          <table:table-cell table:formula="of:=['file:///mnt/armazem/openflow/git/results/Experiment3/ExtInt-sem-Of-IDPS/ExtInt-Sem-Of-IDPS.ods'#$Atacante.$T$67]" office:value-type="float" office:value="1">
            <text:p>1</text:p>
          </table:table-cell>
          <table:table-cell table:formula="of:=['file:///mnt/armazem/openflow/git/results/Experiment3/ExtInt-Of-IDPS/ExtInt-Of-IDPS.ods'#$Vítima.$T$67]" office:value-type="float" office:value="2.05555555555556">
            <text:p>2,0555555556</text:p>
          </table:table-cell>
          <table:table-cell table:formula="of:=['file:///mnt/armazem/openflow/git/results/Experiment3/ExtInt-Of-IDPS/ExtInt-Of-IDPS.ods'#$Atacante.$T$67]" office:value-type="float" office:value="1.77777777777778">
            <text:p>1,7777777778</text:p>
          </table:table-cell>
          <table:table-cell table:number-columns-repeated="5"/>
        </table:table-row>
        <table:table-row table:style-name="ro4">
          <table:table-cell office:value-type="float" office:value="1.94444444444444">
            <text:p>1,94444444444444</text:p>
          </table:table-cell>
          <table:table-cell table:formula="of:=['file:///mnt/armazem/openflow/git/results/Experiment3/ExtInt-sem-Of-IDPS/ExtInt-Sem-Of-IDPS.ods'#$Atacante.$T$68]" office:value-type="float" office:value="1">
            <text:p>1</text:p>
          </table:table-cell>
          <table:table-cell table:formula="of:=['file:///mnt/armazem/openflow/git/results/Experiment3/ExtInt-Of-IDPS/ExtInt-Of-IDPS.ods'#$Vítima.$T$68]" office:value-type="float" office:value="2.72222222222222">
            <text:p>2,7222222222</text:p>
          </table:table-cell>
          <table:table-cell table:formula="of:=['file:///mnt/armazem/openflow/git/results/Experiment3/ExtInt-Of-IDPS/ExtInt-Of-IDPS.ods'#$Atacante.$T$68]" office:value-type="float" office:value="1.94444444444444">
            <text:p>1,9444444444</text:p>
          </table:table-cell>
          <table:table-cell table:number-columns-repeated="5"/>
        </table:table-row>
        <table:table-row table:style-name="ro4">
          <table:table-cell office:value-type="float" office:value="10.2777777777778">
            <text:p>10,2777777777778</text:p>
          </table:table-cell>
          <table:table-cell table:formula="of:=['file:///mnt/armazem/openflow/git/results/Experiment3/ExtInt-sem-Of-IDPS/ExtInt-Sem-Of-IDPS.ods'#$Atacante.$T$69]" office:value-type="float" office:value="1">
            <text:p>1</text:p>
          </table:table-cell>
          <table:table-cell table:formula="of:=['file:///mnt/armazem/openflow/git/results/Experiment3/ExtInt-Of-IDPS/ExtInt-Of-IDPS.ods'#$Vítima.$T$69]" office:value-type="float" office:value="6.61111111111111">
            <text:p>6,6111111111</text:p>
          </table:table-cell>
          <table:table-cell table:formula="of:=['file:///mnt/armazem/openflow/git/results/Experiment3/ExtInt-Of-IDPS/ExtInt-Of-IDPS.ods'#$Atacante.$T$69]" office:value-type="float" office:value="10.2777777777778">
            <text:p>10,2777777778</text:p>
          </table:table-cell>
          <table:table-cell table:number-columns-repeated="5"/>
        </table:table-row>
        <table:table-row table:style-name="ro4">
          <table:table-cell office:value-type="float" office:value="3.83333333333333">
            <text:p>3,83333333333333</text:p>
          </table:table-cell>
          <table:table-cell table:formula="of:=['file:///mnt/armazem/openflow/git/results/Experiment3/ExtInt-sem-Of-IDPS/ExtInt-Sem-Of-IDPS.ods'#$Atacante.$T$70]" office:value-type="float" office:value="0.944444444444444">
            <text:p>0,9444444444</text:p>
          </table:table-cell>
          <table:table-cell table:formula="of:=['file:///mnt/armazem/openflow/git/results/Experiment3/ExtInt-Of-IDPS/ExtInt-Of-IDPS.ods'#$Vítima.$T$70]" office:value-type="float" office:value="1.66666666666667">
            <text:p>1,6666666667</text:p>
          </table:table-cell>
          <table:table-cell table:formula="of:=['file:///mnt/armazem/openflow/git/results/Experiment3/ExtInt-Of-IDPS/ExtInt-Of-IDPS.ods'#$Atacante.$T$70]" office:value-type="float" office:value="3.83333333333333">
            <text:p>3,8333333333</text:p>
          </table:table-cell>
          <table:table-cell table:number-columns-repeated="5"/>
        </table:table-row>
        <table:table-row table:style-name="ro4">
          <table:table-cell office:value-type="float" office:value="1.88888888888889">
            <text:p>1,88888888888889</text:p>
          </table:table-cell>
          <table:table-cell table:formula="of:=['file:///mnt/armazem/openflow/git/results/Experiment3/ExtInt-sem-Of-IDPS/ExtInt-Sem-Of-IDPS.ods'#$Atacante.$T$71]" office:value-type="float" office:value="1">
            <text:p>1</text:p>
          </table:table-cell>
          <table:table-cell table:formula="of:=['file:///mnt/armazem/openflow/git/results/Experiment3/ExtInt-Of-IDPS/ExtInt-Of-IDPS.ods'#$Vítima.$T$71]" office:value-type="float" office:value="3">
            <text:p>3</text:p>
          </table:table-cell>
          <table:table-cell table:formula="of:=['file:///mnt/armazem/openflow/git/results/Experiment3/ExtInt-Of-IDPS/ExtInt-Of-IDPS.ods'#$Atacante.$T$71]" office:value-type="float" office:value="1.88888888888889">
            <text:p>1,8888888889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72]" office:value-type="float" office:value="1">
            <text:p>1</text:p>
          </table:table-cell>
          <table:table-cell table:formula="of:=['file:///mnt/armazem/openflow/git/results/Experiment3/ExtInt-Of-IDPS/ExtInt-Of-IDPS.ods'#$Vítima.$T$72]" office:value-type="float" office:value="2.44444444444444">
            <text:p>2,4444444444</text:p>
          </table:table-cell>
          <table:table-cell table:formula="of:=['file:///mnt/armazem/openflow/git/results/Experiment3/ExtInt-Of-IDPS/ExtInt-Of-IDPS.ods'#$Atacante.$T$72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73]" office:value-type="float" office:value="1">
            <text:p>1</text:p>
          </table:table-cell>
          <table:table-cell table:formula="of:=['file:///mnt/armazem/openflow/git/results/Experiment3/ExtInt-Of-IDPS/ExtInt-Of-IDPS.ods'#$Vítima.$T$73]" office:value-type="float" office:value="4.11111111111111">
            <text:p>4,1111111111</text:p>
          </table:table-cell>
          <table:table-cell table:formula="of:=['file:///mnt/armazem/openflow/git/results/Experiment3/ExtInt-Of-IDPS/ExtInt-Of-IDPS.ods'#$Atacante.$T$73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2.72222222222222">
            <text:p>2,72222222222222</text:p>
          </table:table-cell>
          <table:table-cell table:formula="of:=['file:///mnt/armazem/openflow/git/results/Experiment3/ExtInt-sem-Of-IDPS/ExtInt-Sem-Of-IDPS.ods'#$Atacante.$T$74]" office:value-type="float" office:value="1">
            <text:p>1</text:p>
          </table:table-cell>
          <table:table-cell table:formula="of:=['file:///mnt/armazem/openflow/git/results/Experiment3/ExtInt-Of-IDPS/ExtInt-Of-IDPS.ods'#$Vítima.$T$74]" office:value-type="float" office:value="2.44444444444444">
            <text:p>2,4444444444</text:p>
          </table:table-cell>
          <table:table-cell table:formula="of:=['file:///mnt/armazem/openflow/git/results/Experiment3/ExtInt-Of-IDPS/ExtInt-Of-IDPS.ods'#$Atacante.$T$74]" office:value-type="float" office:value="2.72222222222222">
            <text:p>2,7222222222</text:p>
          </table:table-cell>
          <table:table-cell table:number-columns-repeated="5"/>
        </table:table-row>
        <table:table-row table:style-name="ro4">
          <table:table-cell office:value-type="float" office:value="6.33333333333333">
            <text:p>6,33333333333333</text:p>
          </table:table-cell>
          <table:table-cell table:formula="of:=['file:///mnt/armazem/openflow/git/results/Experiment3/ExtInt-sem-Of-IDPS/ExtInt-Sem-Of-IDPS.ods'#$Atacante.$T$75]" office:value-type="float" office:value="1">
            <text:p>1</text:p>
          </table:table-cell>
          <table:table-cell table:formula="of:=['file:///mnt/armazem/openflow/git/results/Experiment3/ExtInt-Of-IDPS/ExtInt-Of-IDPS.ods'#$Vítima.$T$75]" office:value-type="float" office:value="6">
            <text:p>6</text:p>
          </table:table-cell>
          <table:table-cell table:formula="of:=['file:///mnt/armazem/openflow/git/results/Experiment3/ExtInt-Of-IDPS/ExtInt-Of-IDPS.ods'#$Atacante.$T$75]" office:value-type="float" office:value="6.33333333333333">
            <text:p>6,3333333333</text:p>
          </table:table-cell>
          <table:table-cell table:number-columns-repeated="5"/>
        </table:table-row>
        <table:table-row table:style-name="ro4">
          <table:table-cell office:value-type="float" office:value="9.72222222222222">
            <text:p>9,72222222222222</text:p>
          </table:table-cell>
          <table:table-cell table:formula="of:=['file:///mnt/armazem/openflow/git/results/Experiment3/ExtInt-sem-Of-IDPS/ExtInt-Sem-Of-IDPS.ods'#$Atacante.$T$76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76]" office:value-type="float" office:value="6.77777777777778">
            <text:p>6,7777777778</text:p>
          </table:table-cell>
          <table:table-cell table:formula="of:=['file:///mnt/armazem/openflow/git/results/Experiment3/ExtInt-Of-IDPS/ExtInt-Of-IDPS.ods'#$Atacante.$T$76]" office:value-type="float" office:value="9.72222222222222">
            <text:p>9,7222222222</text:p>
          </table:table-cell>
          <table:table-cell table:number-columns-repeated="5"/>
        </table:table-row>
        <table:table-row table:style-name="ro4">
          <table:table-cell office:value-type="float" office:value="3.16666666666667">
            <text:p>3,16666666666667</text:p>
          </table:table-cell>
          <table:table-cell table:formula="of:=['file:///mnt/armazem/openflow/git/results/Experiment3/ExtInt-sem-Of-IDPS/ExtInt-Sem-Of-IDPS.ods'#$Atacante.$T$77]" office:value-type="float" office:value="1">
            <text:p>1</text:p>
          </table:table-cell>
          <table:table-cell table:formula="of:=['file:///mnt/armazem/openflow/git/results/Experiment3/ExtInt-Of-IDPS/ExtInt-Of-IDPS.ods'#$Vítima.$T$77]" office:value-type="float" office:value="3.33333333333333">
            <text:p>3,3333333333</text:p>
          </table:table-cell>
          <table:table-cell table:formula="of:=['file:///mnt/armazem/openflow/git/results/Experiment3/ExtInt-Of-IDPS/ExtInt-Of-IDPS.ods'#$Atacante.$T$77]" office:value-type="float" office:value="3.16666666666667">
            <text:p>3,1666666667</text:p>
          </table:table-cell>
          <table:table-cell table:number-columns-repeated="5"/>
        </table:table-row>
        <table:table-row table:style-name="ro4">
          <table:table-cell office:value-type="float" office:value="1.77777777777778">
            <text:p>1,77777777777778</text:p>
          </table:table-cell>
          <table:table-cell table:formula="of:=['file:///mnt/armazem/openflow/git/results/Experiment3/ExtInt-sem-Of-IDPS/ExtInt-Sem-Of-IDPS.ods'#$Atacante.$T$78]" office:value-type="float" office:value="1.22222222222222">
            <text:p>1,2222222222</text:p>
          </table:table-cell>
          <table:table-cell table:formula="of:=['file:///mnt/armazem/openflow/git/results/Experiment3/ExtInt-Of-IDPS/ExtInt-Of-IDPS.ods'#$Vítima.$T$78]" office:value-type="float" office:value="0.888888888888889">
            <text:p>0,8888888889</text:p>
          </table:table-cell>
          <table:table-cell table:formula="of:=['file:///mnt/armazem/openflow/git/results/Experiment3/ExtInt-Of-IDPS/ExtInt-Of-IDPS.ods'#$Atacante.$T$78]" office:value-type="float" office:value="1.77777777777778">
            <text:p>1,7777777778</text:p>
          </table:table-cell>
          <table:table-cell table:number-columns-repeated="5"/>
        </table:table-row>
        <table:table-row table:style-name="ro4">
          <table:table-cell office:value-type="float" office:value="0.333333333333333">
            <text:p>0,333333333333333</text:p>
          </table:table-cell>
          <table:table-cell table:formula="of:=['file:///mnt/armazem/openflow/git/results/Experiment3/ExtInt-sem-Of-IDPS/ExtInt-Sem-Of-IDPS.ods'#$Atacante.$T$79]" office:value-type="float" office:value="1">
            <text:p>1</text:p>
          </table:table-cell>
          <table:table-cell table:formula="of:=['file:///mnt/armazem/openflow/git/results/Experiment3/ExtInt-Of-IDPS/ExtInt-Of-IDPS.ods'#$Vítima.$T$79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79]" office:value-type="float" office:value="0.333333333333333">
            <text:p>0,3333333333</text:p>
          </table:table-cell>
          <table:table-cell table:number-columns-repeated="5"/>
        </table:table-row>
        <table:table-row table:style-name="ro4">
          <table:table-cell office:value-type="float" office:value="0.166666666666667">
            <text:p>0,166666666666667</text:p>
          </table:table-cell>
          <table:table-cell table:formula="of:=['file:///mnt/armazem/openflow/git/results/Experiment3/ExtInt-sem-Of-IDPS/ExtInt-Sem-Of-IDPS.ods'#$Atacante.$T$80]" office:value-type="float" office:value="3">
            <text:p>3</text:p>
          </table:table-cell>
          <table:table-cell table:formula="of:=['file:///mnt/armazem/openflow/git/results/Experiment3/ExtInt-Of-IDPS/ExtInt-Of-IDPS.ods'#$Vítima.$T$80]" office:value-type="float" office:value="0">
            <text:p>0</text:p>
          </table:table-cell>
          <table:table-cell table:formula="of:=['file:///mnt/armazem/openflow/git/results/Experiment3/ExtInt-Of-IDPS/ExtInt-Of-IDPS.ods'#$Atacante.$T$80]" office:value-type="float" office:value="0.166666666666667">
            <text:p>0,1666666667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81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8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1]" office:value-type="float" office:value="0.111111111111111">
            <text:p>0,1111111111</text:p>
          </table:table-cell>
          <table:table-cell table:number-columns-repeated="5"/>
        </table:table-row>
        <table:table-row table:style-name="ro4">
          <table:table-cell office:value-type="float" office:value="0.166666666666667">
            <text:p>0,166666666666667</text:p>
          </table:table-cell>
          <table:table-cell table:formula="of:=['file:///mnt/armazem/openflow/git/results/Experiment3/ExtInt-sem-Of-IDPS/ExtInt-Sem-Of-IDPS.ods'#$Atacante.$T$82]" office:value-type="float" office:value="2.88888888888889">
            <text:p>2,8888888889</text:p>
          </table:table-cell>
          <table:table-cell table:formula="of:=['file:///mnt/armazem/openflow/git/results/Experiment3/ExtInt-Of-IDPS/ExtInt-Of-IDPS.ods'#$Vítima.$T$82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2]" office:value-type="float" office:value="0.166666666666667">
            <text:p>0,1666666667</text:p>
          </table:table-cell>
          <table:table-cell table:number-columns-repeated="5"/>
        </table:table-row>
        <table:table-row table:style-name="ro4">
          <table:table-cell office:value-type="float" office:value="0.388888888888889">
            <text:p>0,388888888888889</text:p>
          </table:table-cell>
          <table:table-cell table:formula="of:=['file:///mnt/armazem/openflow/git/results/Experiment3/ExtInt-sem-Of-IDPS/ExtInt-Sem-Of-IDPS.ods'#$Atacante.$T$83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8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3]" office:value-type="float" office:value="0.388888888888889">
            <text:p>0,3888888889</text:p>
          </table:table-cell>
          <table:table-cell table:number-columns-repeated="5"/>
        </table:table-row>
        <table:table-row table:style-name="ro4">
          <table:table-cell office:value-type="float" office:value="0.777777777777778">
            <text:p>0,777777777777778</text:p>
          </table:table-cell>
          <table:table-cell table:formula="of:=['file:///mnt/armazem/openflow/git/results/Experiment3/ExtInt-sem-Of-IDPS/ExtInt-Sem-Of-IDPS.ods'#$Atacante.$T$84]" office:value-type="float" office:value="1.11111111111111">
            <text:p>1,1111111111</text:p>
          </table:table-cell>
          <table:table-cell table:formula="of:=['file:///mnt/armazem/openflow/git/results/Experiment3/ExtInt-Of-IDPS/ExtInt-Of-IDPS.ods'#$Vítima.$T$8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4]" office:value-type="float" office:value="0.777777777777778">
            <text:p>0,7777777778</text:p>
          </table:table-cell>
          <table:table-cell table:number-columns-repeated="5"/>
        </table:table-row>
        <table:table-row table:style-name="ro4">
          <table:table-cell office:value-type="float" office:value="0.888888888888889">
            <text:p>0,888888888888889</text:p>
          </table:table-cell>
          <table:table-cell table:formula="of:=['file:///mnt/armazem/openflow/git/results/Experiment3/ExtInt-sem-Of-IDPS/ExtInt-Sem-Of-IDPS.ods'#$Atacante.$T$85]" office:value-type="float" office:value="15.3333333333333">
            <text:p>15,3333333333</text:p>
          </table:table-cell>
          <table:table-cell table:formula="of:=['file:///mnt/armazem/openflow/git/results/Experiment3/ExtInt-Of-IDPS/ExtInt-Of-IDPS.ods'#$Vítima.$T$85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85]" office:value-type="float" office:value="0.888888888888889">
            <text:p>0,8888888889</text:p>
          </table:table-cell>
          <table:table-cell table:number-columns-repeated="5"/>
        </table:table-row>
        <table:table-row table:style-name="ro4">
          <table:table-cell office:value-type="float" office:value="0.722222222222222">
            <text:p>0,722222222222222</text:p>
          </table:table-cell>
          <table:table-cell table:formula="of:=['file:///mnt/armazem/openflow/git/results/Experiment3/ExtInt-sem-Of-IDPS/ExtInt-Sem-Of-IDPS.ods'#$Atacante.$T$86]" office:value-type="float" office:value="3.61111111111111">
            <text:p>3,6111111111</text:p>
          </table:table-cell>
          <table:table-cell table:formula="of:=['file:///mnt/armazem/openflow/git/results/Experiment3/ExtInt-Of-IDPS/ExtInt-Of-IDPS.ods'#$Vítima.$T$86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86]" office:value-type="float" office:value="0.722222222222222">
            <text:p>0,7222222222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87]" office:value-type="float" office:value="27.6666666666667">
            <text:p>27,6666666667</text:p>
          </table:table-cell>
          <table:table-cell table:formula="of:=['file:///mnt/armazem/openflow/git/results/Experiment3/ExtInt-Of-IDPS/ExtInt-Of-IDPS.ods'#$Vítima.$T$87]" office:value-type="float" office:value="0">
            <text:p>0</text:p>
          </table:table-cell>
          <table:table-cell table:formula="of:=['file:///mnt/armazem/openflow/git/results/Experiment3/ExtInt-Of-IDPS/ExtInt-Of-IDPS.ods'#$Atacante.$T$87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.166666666666667">
            <text:p>0,166666666666667</text:p>
          </table:table-cell>
          <table:table-cell table:formula="of:=['file:///mnt/armazem/openflow/git/results/Experiment3/ExtInt-sem-Of-IDPS/ExtInt-Sem-Of-IDPS.ods'#$Atacante.$T$88]" office:value-type="float" office:value="4.22222222222222">
            <text:p>4,2222222222</text:p>
          </table:table-cell>
          <table:table-cell table:formula="of:=['file:///mnt/armazem/openflow/git/results/Experiment3/ExtInt-Of-IDPS/ExtInt-Of-IDPS.ods'#$Vítima.$T$8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8]" office:value-type="float" office:value="0.166666666666667">
            <text:p>0,1666666667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89]" office:value-type="float" office:value="0.388888888888889">
            <text:p>0,3888888889</text:p>
          </table:table-cell>
          <table:table-cell table:formula="of:=['file:///mnt/armazem/openflow/git/results/Experiment3/ExtInt-Of-IDPS/ExtInt-Of-IDPS.ods'#$Vítima.$T$89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89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.333333333333333">
            <text:p>0,333333333333333</text:p>
          </table:table-cell>
          <table:table-cell table:formula="of:=['file:///mnt/armazem/openflow/git/results/Experiment3/ExtInt-sem-Of-IDPS/ExtInt-Sem-Of-IDPS.ods'#$Atacante.$T$90]" office:value-type="float" office:value="0.611111111111111">
            <text:p>0,6111111111</text:p>
          </table:table-cell>
          <table:table-cell table:formula="of:=['file:///mnt/armazem/openflow/git/results/Experiment3/ExtInt-Of-IDPS/ExtInt-Of-IDPS.ods'#$Vítima.$T$90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90]" office:value-type="float" office:value="0.333333333333333">
            <text:p>0,3333333333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91]" office:value-type="float" office:value="0.111111111111111">
            <text:p>0,1111111111</text:p>
          </table:table-cell>
          <table:table-cell table:formula="of:=['file:///mnt/armazem/openflow/git/results/Experiment3/ExtInt-Of-IDPS/ExtInt-Of-IDPS.ods'#$Vítima.$T$91]" office:value-type="float" office:value="0.277777777777778">
            <text:p>0,2777777778</text:p>
          </table:table-cell>
          <table:table-cell table:formula="of:=['file:///mnt/armazem/openflow/git/results/Experiment3/ExtInt-Of-IDPS/ExtInt-Of-IDPS.ods'#$Atacante.$T$91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92]" office:value-type="float" office:value="0.111111111111111">
            <text:p>0,1111111111</text:p>
          </table:table-cell>
          <table:table-cell table:formula="of:=['file:///mnt/armazem/openflow/git/results/Experiment3/ExtInt-Of-IDPS/ExtInt-Of-IDPS.ods'#$Vítima.$T$92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92]" office:value-type="float" office:value="0.111111111111111">
            <text:p>0,1111111111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93]" office:value-type="float" office:value="0">
            <text:p>0</text:p>
          </table:table-cell>
          <table:table-cell table:formula="of:=['file:///mnt/armazem/openflow/git/results/Experiment3/ExtInt-Of-IDPS/ExtInt-Of-IDPS.ods'#$Vítima.$T$93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93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94]" office:value-type="float" office:value="0">
            <text:p>0</text:p>
          </table:table-cell>
          <table:table-cell table:formula="of:=['file:///mnt/armazem/openflow/git/results/Experiment3/ExtInt-Of-IDPS/ExtInt-Of-IDPS.ods'#$Vítima.$T$94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9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95]" office:value-type="float" office:value="0">
            <text:p>0</text:p>
          </table:table-cell>
          <table:table-cell table:formula="of:=['file:///mnt/armazem/openflow/git/results/Experiment3/ExtInt-Of-IDPS/ExtInt-Of-IDPS.ods'#$Vítima.$T$95]" office:value-type="float" office:value="0.5">
            <text:p>0,5</text:p>
          </table:table-cell>
          <table:table-cell table:formula="of:=['file:///mnt/armazem/openflow/git/results/Experiment3/ExtInt-Of-IDPS/ExtInt-Of-IDPS.ods'#$Atacante.$T$95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96]" office:value-type="float" office:value="0">
            <text:p>0</text:p>
          </table:table-cell>
          <table:table-cell table:formula="of:=['file:///mnt/armazem/openflow/git/results/Experiment3/ExtInt-Of-IDPS/ExtInt-Of-IDPS.ods'#$Vítima.$T$96]" office:value-type="float" office:value="0.611111111111111">
            <text:p>0,6111111111</text:p>
          </table:table-cell>
          <table:table-cell table:formula="of:=['file:///mnt/armazem/openflow/git/results/Experiment3/ExtInt-Of-IDPS/ExtInt-Of-IDPS.ods'#$Atacante.$T$96]" office:value-type="float" office:value="0.111111111111111">
            <text:p>0,1111111111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97]" office:value-type="float" office:value="0">
            <text:p>0</text:p>
          </table:table-cell>
          <table:table-cell table:formula="of:=['file:///mnt/armazem/openflow/git/results/Experiment3/ExtInt-Of-IDPS/ExtInt-Of-IDPS.ods'#$Vítima.$T$97]" office:value-type="float" office:value="0.722222222222222">
            <text:p>0,7222222222</text:p>
          </table:table-cell>
          <table:table-cell table:formula="of:=['file:///mnt/armazem/openflow/git/results/Experiment3/ExtInt-Of-IDPS/ExtInt-Of-IDPS.ods'#$Atacante.$T$97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98]" office:value-type="float" office:value="0">
            <text:p>0</text:p>
          </table:table-cell>
          <table:table-cell table:formula="of:=['file:///mnt/armazem/openflow/git/results/Experiment3/ExtInt-Of-IDPS/ExtInt-Of-IDPS.ods'#$Vítima.$T$98]" office:value-type="float" office:value="0.722222222222222">
            <text:p>0,7222222222</text:p>
          </table:table-cell>
          <table:table-cell table:formula="of:=['file:///mnt/armazem/openflow/git/results/Experiment3/ExtInt-Of-IDPS/ExtInt-Of-IDPS.ods'#$Atacante.$T$98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99]" office:value-type="float" office:value="1.88888888888889">
            <text:p>1,8888888889</text:p>
          </table:table-cell>
          <table:table-cell table:formula="of:=['file:///mnt/armazem/openflow/git/results/Experiment3/ExtInt-Of-IDPS/ExtInt-Of-IDPS.ods'#$Vítima.$T$99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99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00]" office:value-type="float" office:value="1.88888888888889">
            <text:p>1,8888888889</text:p>
          </table:table-cell>
          <table:table-cell table:formula="of:=['file:///mnt/armazem/openflow/git/results/Experiment3/ExtInt-Of-IDPS/ExtInt-Of-IDPS.ods'#$Vítima.$T$100]" office:value-type="float" office:value="0.555555555555556">
            <text:p>0,5555555556</text:p>
          </table:table-cell>
          <table:table-cell table:formula="of:=['file:///mnt/armazem/openflow/git/results/Experiment3/ExtInt-Of-IDPS/ExtInt-Of-IDPS.ods'#$Atacante.$T$100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101]" office:value-type="float" office:value="3.88888888888889">
            <text:p>3,8888888889</text:p>
          </table:table-cell>
          <table:table-cell table:formula="of:=['file:///mnt/armazem/openflow/git/results/Experiment3/ExtInt-Of-IDPS/ExtInt-Of-IDPS.ods'#$Vítima.$T$10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01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102]" office:value-type="float" office:value="2">
            <text:p>2</text:p>
          </table:table-cell>
          <table:table-cell table:formula="of:=['file:///mnt/armazem/openflow/git/results/Experiment3/ExtInt-Of-IDPS/ExtInt-Of-IDPS.ods'#$Vítima.$T$102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02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0.111111111111111">
            <text:p>0,111111111111111</text:p>
          </table:table-cell>
          <table:table-cell table:formula="of:=['file:///mnt/armazem/openflow/git/results/Experiment3/ExtInt-sem-Of-IDPS/ExtInt-Sem-Of-IDPS.ods'#$Atacante.$T$103]" office:value-type="float" office:value="2.11111111111111">
            <text:p>2,1111111111</text:p>
          </table:table-cell>
          <table:table-cell table:formula="of:=['file:///mnt/armazem/openflow/git/results/Experiment3/ExtInt-Of-IDPS/ExtInt-Of-IDPS.ods'#$Vítima.$T$10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03]" office:value-type="float" office:value="0.111111111111111">
            <text:p>0,1111111111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04]" office:value-type="float" office:value="1.66666666666667">
            <text:p>1,6666666667</text:p>
          </table:table-cell>
          <table:table-cell table:formula="of:=['file:///mnt/armazem/openflow/git/results/Experiment3/ExtInt-Of-IDPS/ExtInt-Of-IDPS.ods'#$Vítima.$T$104]" office:value-type="float" office:value="0.555555555555556">
            <text:p>0,5555555556</text:p>
          </table:table-cell>
          <table:table-cell table:formula="of:=['file:///mnt/armazem/openflow/git/results/Experiment3/ExtInt-Of-IDPS/ExtInt-Of-IDPS.ods'#$Atacante.$T$10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105]" office:value-type="float" office:value="1">
            <text:p>1</text:p>
          </table:table-cell>
          <table:table-cell table:formula="of:=['file:///mnt/armazem/openflow/git/results/Experiment3/ExtInt-Of-IDPS/ExtInt-Of-IDPS.ods'#$Vítima.$T$105]" office:value-type="float" office:value="2.27777777777778">
            <text:p>2,2777777778</text:p>
          </table:table-cell>
          <table:table-cell table:formula="of:=['file:///mnt/armazem/openflow/git/results/Experiment3/ExtInt-Of-IDPS/ExtInt-Of-IDPS.ods'#$Atacante.$T$105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1.16666666666667">
            <text:p>1,16666666666667</text:p>
          </table:table-cell>
          <table:table-cell table:formula="of:=['file:///mnt/armazem/openflow/git/results/Experiment3/ExtInt-sem-Of-IDPS/ExtInt-Sem-Of-IDPS.ods'#$Atacante.$T$106]" office:value-type="float" office:value="0">
            <text:p>0</text:p>
          </table:table-cell>
          <table:table-cell table:formula="of:=['file:///mnt/armazem/openflow/git/results/Experiment3/ExtInt-Of-IDPS/ExtInt-Of-IDPS.ods'#$Vítima.$T$106]" office:value-type="float" office:value="2.61111111111111">
            <text:p>2,6111111111</text:p>
          </table:table-cell>
          <table:table-cell table:formula="of:=['file:///mnt/armazem/openflow/git/results/Experiment3/ExtInt-Of-IDPS/ExtInt-Of-IDPS.ods'#$Atacante.$T$106]" office:value-type="float" office:value="1.16666666666667">
            <text:p>1,1666666667</text:p>
          </table:table-cell>
          <table:table-cell table:number-columns-repeated="5"/>
        </table:table-row>
        <table:table-row table:style-name="ro4">
          <table:table-cell office:value-type="float" office:value="4.94444444444444">
            <text:p>4,94444444444444</text:p>
          </table:table-cell>
          <table:table-cell table:formula="of:=['file:///mnt/armazem/openflow/git/results/Experiment3/ExtInt-sem-Of-IDPS/ExtInt-Sem-Of-IDPS.ods'#$Atacante.$T$107]" office:value-type="float" office:value="0">
            <text:p>0</text:p>
          </table:table-cell>
          <table:table-cell table:formula="of:=['file:///mnt/armazem/openflow/git/results/Experiment3/ExtInt-Of-IDPS/ExtInt-Of-IDPS.ods'#$Vítima.$T$107]" office:value-type="float" office:value="6.05555555555556">
            <text:p>6,0555555556</text:p>
          </table:table-cell>
          <table:table-cell table:formula="of:=['file:///mnt/armazem/openflow/git/results/Experiment3/ExtInt-Of-IDPS/ExtInt-Of-IDPS.ods'#$Atacante.$T$107]" office:value-type="float" office:value="4.94444444444444">
            <text:p>4,9444444444</text:p>
          </table:table-cell>
          <table:table-cell table:number-columns-repeated="5"/>
        </table:table-row>
        <table:table-row table:style-name="ro4">
          <table:table-cell office:value-type="float" office:value="11">
            <text:p>11</text:p>
          </table:table-cell>
          <table:table-cell table:formula="of:=['file:///mnt/armazem/openflow/git/results/Experiment3/ExtInt-sem-Of-IDPS/ExtInt-Sem-Of-IDPS.ods'#$Atacante.$T$108]" office:value-type="float" office:value="2">
            <text:p>2</text:p>
          </table:table-cell>
          <table:table-cell table:formula="of:=['file:///mnt/armazem/openflow/git/results/Experiment3/ExtInt-Of-IDPS/ExtInt-Of-IDPS.ods'#$Vítima.$T$108]" office:value-type="float" office:value="6.05555555555556">
            <text:p>6,0555555556</text:p>
          </table:table-cell>
          <table:table-cell table:formula="of:=['file:///mnt/armazem/openflow/git/results/Experiment3/ExtInt-Of-IDPS/ExtInt-Of-IDPS.ods'#$Atacante.$T$108]" office:value-type="float" office:value="11">
            <text:p>11</text:p>
          </table:table-cell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table:formula="of:=['file:///mnt/armazem/openflow/git/results/Experiment3/ExtInt-sem-Of-IDPS/ExtInt-Sem-Of-IDPS.ods'#$Atacante.$T$109]" office:value-type="float" office:value="0">
            <text:p>0</text:p>
          </table:table-cell>
          <table:table-cell table:formula="of:=['file:///mnt/armazem/openflow/git/results/Experiment3/ExtInt-Of-IDPS/ExtInt-Of-IDPS.ods'#$Vítima.$T$109]" office:value-type="float" office:value="7.27777777777778">
            <text:p>7,2777777778</text:p>
          </table:table-cell>
          <table:table-cell table:formula="of:=['file:///mnt/armazem/openflow/git/results/Experiment3/ExtInt-Of-IDPS/ExtInt-Of-IDPS.ods'#$Atacante.$T$109]"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2.2777777777778">
            <text:p>12,2777777777778</text:p>
          </table:table-cell>
          <table:table-cell table:formula="of:=['file:///mnt/armazem/openflow/git/results/Experiment3/ExtInt-sem-Of-IDPS/ExtInt-Sem-Of-IDPS.ods'#$Atacante.$T$110]" office:value-type="float" office:value="0">
            <text:p>0</text:p>
          </table:table-cell>
          <table:table-cell table:formula="of:=['file:///mnt/armazem/openflow/git/results/Experiment3/ExtInt-Of-IDPS/ExtInt-Of-IDPS.ods'#$Vítima.$T$110]" office:value-type="float" office:value="7.88888888888889">
            <text:p>7,8888888889</text:p>
          </table:table-cell>
          <table:table-cell table:formula="of:=['file:///mnt/armazem/openflow/git/results/Experiment3/ExtInt-Of-IDPS/ExtInt-Of-IDPS.ods'#$Atacante.$T$110]" office:value-type="float" office:value="12.2777777777778">
            <text:p>12,2777777778</text:p>
          </table:table-cell>
          <table:table-cell table:number-columns-repeated="5"/>
        </table:table-row>
        <table:table-row table:style-name="ro4">
          <table:table-cell office:value-type="float" office:value="6.83333333333333">
            <text:p>6,83333333333333</text:p>
          </table:table-cell>
          <table:table-cell table:formula="of:=['file:///mnt/armazem/openflow/git/results/Experiment3/ExtInt-sem-Of-IDPS/ExtInt-Sem-Of-IDPS.ods'#$Atacante.$T$111]" office:value-type="float" office:value="0">
            <text:p>0</text:p>
          </table:table-cell>
          <table:table-cell table:formula="of:=['file:///mnt/armazem/openflow/git/results/Experiment3/ExtInt-Of-IDPS/ExtInt-Of-IDPS.ods'#$Vítima.$T$111]" office:value-type="float" office:value="4.22222222222222">
            <text:p>4,2222222222</text:p>
          </table:table-cell>
          <table:table-cell table:formula="of:=['file:///mnt/armazem/openflow/git/results/Experiment3/ExtInt-Of-IDPS/ExtInt-Of-IDPS.ods'#$Atacante.$T$111]" office:value-type="float" office:value="6.83333333333333">
            <text:p>6,8333333333</text:p>
          </table:table-cell>
          <table:table-cell table:number-columns-repeated="5"/>
        </table:table-row>
        <table:table-row table:style-name="ro4">
          <table:table-cell office:value-type="float" office:value="3.88888888888889">
            <text:p>3,88888888888889</text:p>
          </table:table-cell>
          <table:table-cell table:formula="of:=['file:///mnt/armazem/openflow/git/results/Experiment3/ExtInt-sem-Of-IDPS/ExtInt-Sem-Of-IDPS.ods'#$Atacante.$T$112]" office:value-type="float" office:value="0">
            <text:p>0</text:p>
          </table:table-cell>
          <table:table-cell table:formula="of:=['file:///mnt/armazem/openflow/git/results/Experiment3/ExtInt-Of-IDPS/ExtInt-Of-IDPS.ods'#$Vítima.$T$112]" office:value-type="float" office:value="1.55555555555556">
            <text:p>1,5555555556</text:p>
          </table:table-cell>
          <table:table-cell table:formula="of:=['file:///mnt/armazem/openflow/git/results/Experiment3/ExtInt-Of-IDPS/ExtInt-Of-IDPS.ods'#$Atacante.$T$112]" office:value-type="float" office:value="3.88888888888889">
            <text:p>3,8888888889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113]" office:value-type="float" office:value="0">
            <text:p>0</text:p>
          </table:table-cell>
          <table:table-cell table:formula="of:=['file:///mnt/armazem/openflow/git/results/Experiment3/ExtInt-Of-IDPS/ExtInt-Of-IDPS.ods'#$Vítima.$T$113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13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14]" office:value-type="float" office:value="0">
            <text:p>0</text:p>
          </table:table-cell>
          <table:table-cell table:formula="of:=['file:///mnt/armazem/openflow/git/results/Experiment3/ExtInt-Of-IDPS/ExtInt-Of-IDPS.ods'#$Vítima.$T$114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14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15]" office:value-type="float" office:value="0">
            <text:p>0</text:p>
          </table:table-cell>
          <table:table-cell table:formula="of:=['file:///mnt/armazem/openflow/git/results/Experiment3/ExtInt-Of-IDPS/ExtInt-Of-IDPS.ods'#$Vítima.$T$115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15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16]" office:value-type="float" office:value="0">
            <text:p>0</text:p>
          </table:table-cell>
          <table:table-cell table:formula="of:=['file:///mnt/armazem/openflow/git/results/Experiment3/ExtInt-Of-IDPS/ExtInt-Of-IDPS.ods'#$Vítima.$T$116]" office:value-type="float" office:value="0">
            <text:p>0</text:p>
          </table:table-cell>
          <table:table-cell table:formula="of:=['file:///mnt/armazem/openflow/git/results/Experiment3/ExtInt-Of-IDPS/ExtInt-Of-IDPS.ods'#$Atacante.$T$116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17]" office:value-type="float" office:value="0">
            <text:p>0</text:p>
          </table:table-cell>
          <table:table-cell table:formula="of:=['file:///mnt/armazem/openflow/git/results/Experiment3/ExtInt-Of-IDPS/ExtInt-Of-IDPS.ods'#$Vítima.$T$117]" office:value-type="float" office:value="2.44444444444444">
            <text:p>2,4444444444</text:p>
          </table:table-cell>
          <table:table-cell table:formula="of:=['file:///mnt/armazem/openflow/git/results/Experiment3/ExtInt-Of-IDPS/ExtInt-Of-IDPS.ods'#$Atacante.$T$117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18]" office:value-type="float" office:value="0">
            <text:p>0</text:p>
          </table:table-cell>
          <table:table-cell table:formula="of:=['file:///mnt/armazem/openflow/git/results/Experiment3/ExtInt-Of-IDPS/ExtInt-Of-IDPS.ods'#$Vítima.$T$118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18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19]" office:value-type="float" office:value="0">
            <text:p>0</text:p>
          </table:table-cell>
          <table:table-cell table:formula="of:=['file:///mnt/armazem/openflow/git/results/Experiment3/ExtInt-Of-IDPS/ExtInt-Of-IDPS.ods'#$Vítima.$T$119]" office:value-type="float" office:value="2">
            <text:p>2</text:p>
          </table:table-cell>
          <table:table-cell table:formula="of:=['file:///mnt/armazem/openflow/git/results/Experiment3/ExtInt-Of-IDPS/ExtInt-Of-IDPS.ods'#$Atacante.$T$119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5.94444444444444">
            <text:p>5,94444444444444</text:p>
          </table:table-cell>
          <table:table-cell table:formula="of:=['file:///mnt/armazem/openflow/git/results/Experiment3/ExtInt-sem-Of-IDPS/ExtInt-Sem-Of-IDPS.ods'#$Atacante.$T$120]" office:value-type="float" office:value="0">
            <text:p>0</text:p>
          </table:table-cell>
          <table:table-cell table:formula="of:=['file:///mnt/armazem/openflow/git/results/Experiment3/ExtInt-Of-IDPS/ExtInt-Of-IDPS.ods'#$Vítima.$T$120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20]" office:value-type="float" office:value="5.94444444444444">
            <text:p>5,9444444444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121]" office:value-type="float" office:value="0">
            <text:p>0</text:p>
          </table:table-cell>
          <table:table-cell table:formula="of:=['file:///mnt/armazem/openflow/git/results/Experiment3/ExtInt-Of-IDPS/ExtInt-Of-IDPS.ods'#$Vítima.$T$121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21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16666666666667">
            <text:p>1,16666666666667</text:p>
          </table:table-cell>
          <table:table-cell table:formula="of:=['file:///mnt/armazem/openflow/git/results/Experiment3/ExtInt-sem-Of-IDPS/ExtInt-Sem-Of-IDPS.ods'#$Atacante.$T$122]" office:value-type="float" office:value="0">
            <text:p>0</text:p>
          </table:table-cell>
          <table:table-cell table:formula="of:=['file:///mnt/armazem/openflow/git/results/Experiment3/ExtInt-Of-IDPS/ExtInt-Of-IDPS.ods'#$Vítima.$T$122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22]" office:value-type="float" office:value="1.16666666666667">
            <text:p>1,1666666667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23]" office:value-type="float" office:value="0">
            <text:p>0</text:p>
          </table:table-cell>
          <table:table-cell table:formula="of:=['file:///mnt/armazem/openflow/git/results/Experiment3/ExtInt-Of-IDPS/ExtInt-Of-IDPS.ods'#$Vítima.$T$12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23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24]" office:value-type="float" office:value="0">
            <text:p>0</text:p>
          </table:table-cell>
          <table:table-cell table:formula="of:=['file:///mnt/armazem/openflow/git/results/Experiment3/ExtInt-Of-IDPS/ExtInt-Of-IDPS.ods'#$Vítima.$T$12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24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25]" office:value-type="float" office:value="0">
            <text:p>0</text:p>
          </table:table-cell>
          <table:table-cell table:formula="of:=['file:///mnt/armazem/openflow/git/results/Experiment3/ExtInt-Of-IDPS/ExtInt-Of-IDPS.ods'#$Vítima.$T$125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25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26]" office:value-type="float" office:value="0">
            <text:p>0</text:p>
          </table:table-cell>
          <table:table-cell table:formula="of:=['file:///mnt/armazem/openflow/git/results/Experiment3/ExtInt-Of-IDPS/ExtInt-Of-IDPS.ods'#$Vítima.$T$126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126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127]" office:value-type="float" office:value="0">
            <text:p>0</text:p>
          </table:table-cell>
          <table:table-cell table:formula="of:=['file:///mnt/armazem/openflow/git/results/Experiment3/ExtInt-Of-IDPS/ExtInt-Of-IDPS.ods'#$Vítima.$T$127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27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28]" office:value-type="float" office:value="0">
            <text:p>0</text:p>
          </table:table-cell>
          <table:table-cell table:formula="of:=['file:///mnt/armazem/openflow/git/results/Experiment3/ExtInt-Of-IDPS/ExtInt-Of-IDPS.ods'#$Vítima.$T$128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28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55555555555556">
            <text:p>1,55555555555556</text:p>
          </table:table-cell>
          <table:table-cell table:formula="of:=['file:///mnt/armazem/openflow/git/results/Experiment3/ExtInt-sem-Of-IDPS/ExtInt-Sem-Of-IDPS.ods'#$Atacante.$T$129]" office:value-type="float" office:value="0">
            <text:p>0</text:p>
          </table:table-cell>
          <table:table-cell table:formula="of:=['file:///mnt/armazem/openflow/git/results/Experiment3/ExtInt-Of-IDPS/ExtInt-Of-IDPS.ods'#$Vítima.$T$129]" office:value-type="float" office:value="0">
            <text:p>0</text:p>
          </table:table-cell>
          <table:table-cell table:formula="of:=['file:///mnt/armazem/openflow/git/results/Experiment3/ExtInt-Of-IDPS/ExtInt-Of-IDPS.ods'#$Atacante.$T$129]" office:value-type="float" office:value="1.55555555555556">
            <text:p>1,5555555556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30]" office:value-type="float" office:value="0">
            <text:p>0</text:p>
          </table:table-cell>
          <table:table-cell table:formula="of:=['file:///mnt/armazem/openflow/git/results/Experiment3/ExtInt-Of-IDPS/ExtInt-Of-IDPS.ods'#$Vítima.$T$130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3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31]" office:value-type="float" office:value="0">
            <text:p>0</text:p>
          </table:table-cell>
          <table:table-cell table:formula="of:=['file:///mnt/armazem/openflow/git/results/Experiment3/ExtInt-Of-IDPS/ExtInt-Of-IDPS.ods'#$Vítima.$T$13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31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3.44444444444444">
            <text:p>3,44444444444444</text:p>
          </table:table-cell>
          <table:table-cell table:formula="of:=['file:///mnt/armazem/openflow/git/results/Experiment3/ExtInt-sem-Of-IDPS/ExtInt-Sem-Of-IDPS.ods'#$Atacante.$T$132]" office:value-type="float" office:value="0">
            <text:p>0</text:p>
          </table:table-cell>
          <table:table-cell table:formula="of:=['file:///mnt/armazem/openflow/git/results/Experiment3/ExtInt-Of-IDPS/ExtInt-Of-IDPS.ods'#$Vítima.$T$132]" office:value-type="float" office:value="2.33333333333333">
            <text:p>2,3333333333</text:p>
          </table:table-cell>
          <table:table-cell table:formula="of:=['file:///mnt/armazem/openflow/git/results/Experiment3/ExtInt-Of-IDPS/ExtInt-Of-IDPS.ods'#$Atacante.$T$132]" office:value-type="float" office:value="3.44444444444444">
            <text:p>3,4444444444</text:p>
          </table:table-cell>
          <table:table-cell table:number-columns-repeated="5"/>
        </table:table-row>
        <table:table-row table:style-name="ro4">
          <table:table-cell office:value-type="float" office:value="1.16666666666667">
            <text:p>1,16666666666667</text:p>
          </table:table-cell>
          <table:table-cell table:formula="of:=['file:///mnt/armazem/openflow/git/results/Experiment3/ExtInt-sem-Of-IDPS/ExtInt-Sem-Of-IDPS.ods'#$Atacante.$T$133]" office:value-type="float" office:value="0">
            <text:p>0</text:p>
          </table:table-cell>
          <table:table-cell table:formula="of:=['file:///mnt/armazem/openflow/git/results/Experiment3/ExtInt-Of-IDPS/ExtInt-Of-IDPS.ods'#$Vítima.$T$133]" office:value-type="float" office:value="0.888888888888889">
            <text:p>0,8888888889</text:p>
          </table:table-cell>
          <table:table-cell table:formula="of:=['file:///mnt/armazem/openflow/git/results/Experiment3/ExtInt-Of-IDPS/ExtInt-Of-IDPS.ods'#$Atacante.$T$133]" office:value-type="float" office:value="1.16666666666667">
            <text:p>1,1666666667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34]" office:value-type="float" office:value="0">
            <text:p>0</text:p>
          </table:table-cell>
          <table:table-cell table:formula="of:=['file:///mnt/armazem/openflow/git/results/Experiment3/ExtInt-Of-IDPS/ExtInt-Of-IDPS.ods'#$Vítima.$T$134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134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35]" office:value-type="float" office:value="0">
            <text:p>0</text:p>
          </table:table-cell>
          <table:table-cell table:formula="of:=['file:///mnt/armazem/openflow/git/results/Experiment3/ExtInt-Of-IDPS/ExtInt-Of-IDPS.ods'#$Vítima.$T$135]" office:value-type="float" office:value="0.166666666666667">
            <text:p>0,1666666667</text:p>
          </table:table-cell>
          <table:table-cell table:formula="of:=['file:///mnt/armazem/openflow/git/results/Experiment3/ExtInt-Of-IDPS/ExtInt-Of-IDPS.ods'#$Atacante.$T$135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55555555555556">
            <text:p>1,55555555555556</text:p>
          </table:table-cell>
          <table:table-cell table:formula="of:=['file:///mnt/armazem/openflow/git/results/Experiment3/ExtInt-sem-Of-IDPS/ExtInt-Sem-Of-IDPS.ods'#$Atacante.$T$136]" office:value-type="float" office:value="0">
            <text:p>0</text:p>
          </table:table-cell>
          <table:table-cell table:formula="of:=['file:///mnt/armazem/openflow/git/results/Experiment3/ExtInt-Of-IDPS/ExtInt-Of-IDPS.ods'#$Vítima.$T$136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36]" office:value-type="float" office:value="1.55555555555556">
            <text:p>1,5555555556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37]" office:value-type="float" office:value="0">
            <text:p>0</text:p>
          </table:table-cell>
          <table:table-cell table:formula="of:=['file:///mnt/armazem/openflow/git/results/Experiment3/ExtInt-Of-IDPS/ExtInt-Of-IDPS.ods'#$Vítima.$T$137]" office:value-type="float" office:value="0.611111111111111">
            <text:p>0,6111111111</text:p>
          </table:table-cell>
          <table:table-cell table:formula="of:=['file:///mnt/armazem/openflow/git/results/Experiment3/ExtInt-Of-IDPS/ExtInt-Of-IDPS.ods'#$Atacante.$T$137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38]" office:value-type="float" office:value="0">
            <text:p>0</text:p>
          </table:table-cell>
          <table:table-cell table:formula="of:=['file:///mnt/armazem/openflow/git/results/Experiment3/ExtInt-Of-IDPS/ExtInt-Of-IDPS.ods'#$Vítima.$T$138]" office:value-type="float" office:value="0.611111111111111">
            <text:p>0,6111111111</text:p>
          </table:table-cell>
          <table:table-cell table:formula="of:=['file:///mnt/armazem/openflow/git/results/Experiment3/ExtInt-Of-IDPS/ExtInt-Of-IDPS.ods'#$Atacante.$T$138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39]" office:value-type="float" office:value="0">
            <text:p>0</text:p>
          </table:table-cell>
          <table:table-cell table:formula="of:=['file:///mnt/armazem/openflow/git/results/Experiment3/ExtInt-Of-IDPS/ExtInt-Of-IDPS.ods'#$Vítima.$T$139]" office:value-type="float" office:value="0.5">
            <text:p>0,5</text:p>
          </table:table-cell>
          <table:table-cell table:formula="of:=['file:///mnt/armazem/openflow/git/results/Experiment3/ExtInt-Of-IDPS/ExtInt-Of-IDPS.ods'#$Atacante.$T$139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40]" office:value-type="float" office:value="0">
            <text:p>0</text:p>
          </table:table-cell>
          <table:table-cell table:formula="of:=['file:///mnt/armazem/openflow/git/results/Experiment3/ExtInt-Of-IDPS/ExtInt-Of-IDPS.ods'#$Vítima.$T$140]" office:value-type="float" office:value="0.722222222222222">
            <text:p>0,7222222222</text:p>
          </table:table-cell>
          <table:table-cell table:formula="of:=['file:///mnt/armazem/openflow/git/results/Experiment3/ExtInt-Of-IDPS/ExtInt-Of-IDPS.ods'#$Atacante.$T$140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66666666666667">
            <text:p>1,66666666666667</text:p>
          </table:table-cell>
          <table:table-cell table:formula="of:=['file:///mnt/armazem/openflow/git/results/Experiment3/ExtInt-sem-Of-IDPS/ExtInt-Sem-Of-IDPS.ods'#$Atacante.$T$141]" office:value-type="float" office:value="0">
            <text:p>0</text:p>
          </table:table-cell>
          <table:table-cell table:formula="of:=['file:///mnt/armazem/openflow/git/results/Experiment3/ExtInt-Of-IDPS/ExtInt-Of-IDPS.ods'#$Vítima.$T$141]" office:value-type="float" office:value="0">
            <text:p>0</text:p>
          </table:table-cell>
          <table:table-cell table:formula="of:=['file:///mnt/armazem/openflow/git/results/Experiment3/ExtInt-Of-IDPS/ExtInt-Of-IDPS.ods'#$Atacante.$T$141]" office:value-type="float" office:value="1.66666666666667">
            <text:p>1,6666666667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42]" office:value-type="float" office:value="0">
            <text:p>0</text:p>
          </table:table-cell>
          <table:table-cell table:formula="of:=['file:///mnt/armazem/openflow/git/results/Experiment3/ExtInt-Of-IDPS/ExtInt-Of-IDPS.ods'#$Vítima.$T$142]" office:value-type="float" office:value="0.777777777777778">
            <text:p>0,7777777778</text:p>
          </table:table-cell>
          <table:table-cell table:formula="of:=['file:///mnt/armazem/openflow/git/results/Experiment3/ExtInt-Of-IDPS/ExtInt-Of-IDPS.ods'#$Atacante.$T$142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44444444444444">
            <text:p>1,44444444444444</text:p>
          </table:table-cell>
          <table:table-cell table:formula="of:=['file:///mnt/armazem/openflow/git/results/Experiment3/ExtInt-sem-Of-IDPS/ExtInt-Sem-Of-IDPS.ods'#$Atacante.$T$143]" office:value-type="float" office:value="0">
            <text:p>0</text:p>
          </table:table-cell>
          <table:table-cell table:formula="of:=['file:///mnt/armazem/openflow/git/results/Experiment3/ExtInt-Of-IDPS/ExtInt-Of-IDPS.ods'#$Vítima.$T$14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43]" office:value-type="float" office:value="1.44444444444444">
            <text:p>1,4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44]" office:value-type="float" office:value="0">
            <text:p>0</text:p>
          </table:table-cell>
          <table:table-cell table:formula="of:=['file:///mnt/armazem/openflow/git/results/Experiment3/ExtInt-Of-IDPS/ExtInt-Of-IDPS.ods'#$Vítima.$T$144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44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45]" office:value-type="float" office:value="0">
            <text:p>0</text:p>
          </table:table-cell>
          <table:table-cell table:formula="of:=['file:///mnt/armazem/openflow/git/results/Experiment3/ExtInt-Of-IDPS/ExtInt-Of-IDPS.ods'#$Vítima.$T$145]" office:value-type="float" office:value="0">
            <text:p>0</text:p>
          </table:table-cell>
          <table:table-cell table:formula="of:=['file:///mnt/armazem/openflow/git/results/Experiment3/ExtInt-Of-IDPS/ExtInt-Of-IDPS.ods'#$Atacante.$T$145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46]" office:value-type="float" office:value="0">
            <text:p>0</text:p>
          </table:table-cell>
          <table:table-cell table:formula="of:=['file:///mnt/armazem/openflow/git/results/Experiment3/ExtInt-Of-IDPS/ExtInt-Of-IDPS.ods'#$Vítima.$T$146]" office:value-type="float" office:value="0">
            <text:p>0</text:p>
          </table:table-cell>
          <table:table-cell table:formula="of:=['file:///mnt/armazem/openflow/git/results/Experiment3/ExtInt-Of-IDPS/ExtInt-Of-IDPS.ods'#$Atacante.$T$146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47]" office:value-type="float" office:value="0">
            <text:p>0</text:p>
          </table:table-cell>
          <table:table-cell table:formula="of:=['file:///mnt/armazem/openflow/git/results/Experiment3/ExtInt-Of-IDPS/ExtInt-Of-IDPS.ods'#$Vítima.$T$147]" office:value-type="float" office:value="0">
            <text:p>0</text:p>
          </table:table-cell>
          <table:table-cell table:formula="of:=['file:///mnt/armazem/openflow/git/results/Experiment3/ExtInt-Of-IDPS/ExtInt-Of-IDPS.ods'#$Atacante.$T$147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48]" office:value-type="float" office:value="0">
            <text:p>0</text:p>
          </table:table-cell>
          <table:table-cell table:formula="of:=['file:///mnt/armazem/openflow/git/results/Experiment3/ExtInt-Of-IDPS/ExtInt-Of-IDPS.ods'#$Vítima.$T$14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48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49]" office:value-type="float" office:value="0">
            <text:p>0</text:p>
          </table:table-cell>
          <table:table-cell table:formula="of:=['file:///mnt/armazem/openflow/git/results/Experiment3/ExtInt-Of-IDPS/ExtInt-Of-IDPS.ods'#$Vítima.$T$149]" office:value-type="float" office:value="0.777777777777778">
            <text:p>0,7777777778</text:p>
          </table:table-cell>
          <table:table-cell table:formula="of:=['file:///mnt/armazem/openflow/git/results/Experiment3/ExtInt-Of-IDPS/ExtInt-Of-IDPS.ods'#$Atacante.$T$149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50]" office:value-type="float" office:value="0">
            <text:p>0</text:p>
          </table:table-cell>
          <table:table-cell table:formula="of:=['file:///mnt/armazem/openflow/git/results/Experiment3/ExtInt-Of-IDPS/ExtInt-Of-IDPS.ods'#$Vítima.$T$150]" office:value-type="float" office:value="0">
            <text:p>0</text:p>
          </table:table-cell>
          <table:table-cell table:formula="of:=['file:///mnt/armazem/openflow/git/results/Experiment3/ExtInt-Of-IDPS/ExtInt-Of-IDPS.ods'#$Atacante.$T$15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0.888888888888889">
            <text:p>0,888888888888889</text:p>
          </table:table-cell>
          <table:table-cell table:formula="of:=['file:///mnt/armazem/openflow/git/results/Experiment3/ExtInt-sem-Of-IDPS/ExtInt-Sem-Of-IDPS.ods'#$Atacante.$T$151]" office:value-type="float" office:value="0">
            <text:p>0</text:p>
          </table:table-cell>
          <table:table-cell table:formula="of:=['file:///mnt/armazem/openflow/git/results/Experiment3/ExtInt-Of-IDPS/ExtInt-Of-IDPS.ods'#$Vítima.$T$151]" office:value-type="float" office:value="0.555555555555556">
            <text:p>0,5555555556</text:p>
          </table:table-cell>
          <table:table-cell table:formula="of:=['file:///mnt/armazem/openflow/git/results/Experiment3/ExtInt-Of-IDPS/ExtInt-Of-IDPS.ods'#$Atacante.$T$151]" office:value-type="float" office:value="0.888888888888889">
            <text:p>0,8888888889</text:p>
          </table:table-cell>
          <table:table-cell table:number-columns-repeated="5"/>
        </table:table-row>
        <table:table-row table:style-name="ro4">
          <table:table-cell office:value-type="float" office:value="2.11111111111111">
            <text:p>2,11111111111111</text:p>
          </table:table-cell>
          <table:table-cell table:formula="of:=['file:///mnt/armazem/openflow/git/results/Experiment3/ExtInt-sem-Of-IDPS/ExtInt-Sem-Of-IDPS.ods'#$Atacante.$T$152]" office:value-type="float" office:value="0">
            <text:p>0</text:p>
          </table:table-cell>
          <table:table-cell table:formula="of:=['file:///mnt/armazem/openflow/git/results/Experiment3/ExtInt-Of-IDPS/ExtInt-Of-IDPS.ods'#$Vítima.$T$152]" office:value-type="float" office:value="0">
            <text:p>0</text:p>
          </table:table-cell>
          <table:table-cell table:formula="of:=['file:///mnt/armazem/openflow/git/results/Experiment3/ExtInt-Of-IDPS/ExtInt-Of-IDPS.ods'#$Atacante.$T$152]" office:value-type="float" office:value="2.11111111111111">
            <text:p>2,111111111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53]" office:value-type="float" office:value="0">
            <text:p>0</text:p>
          </table:table-cell>
          <table:table-cell table:formula="of:=['file:///mnt/armazem/openflow/git/results/Experiment3/ExtInt-Of-IDPS/ExtInt-Of-IDPS.ods'#$Vítima.$T$15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53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54]" office:value-type="float" office:value="0">
            <text:p>0</text:p>
          </table:table-cell>
          <table:table-cell table:formula="of:=['file:///mnt/armazem/openflow/git/results/Experiment3/ExtInt-Of-IDPS/ExtInt-Of-IDPS.ods'#$Vítima.$T$15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54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55]" office:value-type="float" office:value="0">
            <text:p>0</text:p>
          </table:table-cell>
          <table:table-cell table:formula="of:=['file:///mnt/armazem/openflow/git/results/Experiment3/ExtInt-Of-IDPS/ExtInt-Of-IDPS.ods'#$Vítima.$T$155]" office:value-type="float" office:value="0">
            <text:p>0</text:p>
          </table:table-cell>
          <table:table-cell table:formula="of:=['file:///mnt/armazem/openflow/git/results/Experiment3/ExtInt-Of-IDPS/ExtInt-Of-IDPS.ods'#$Atacante.$T$155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56]" office:value-type="float" office:value="0">
            <text:p>0</text:p>
          </table:table-cell>
          <table:table-cell table:formula="of:=['file:///mnt/armazem/openflow/git/results/Experiment3/ExtInt-Of-IDPS/ExtInt-Of-IDPS.ods'#$Vítima.$T$156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56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57]" office:value-type="float" office:value="0">
            <text:p>0</text:p>
          </table:table-cell>
          <table:table-cell table:formula="of:=['file:///mnt/armazem/openflow/git/results/Experiment3/ExtInt-Of-IDPS/ExtInt-Of-IDPS.ods'#$Vítima.$T$157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57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58]" office:value-type="float" office:value="0">
            <text:p>0</text:p>
          </table:table-cell>
          <table:table-cell table:formula="of:=['file:///mnt/armazem/openflow/git/results/Experiment3/ExtInt-Of-IDPS/ExtInt-Of-IDPS.ods'#$Vítima.$T$158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58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59]" office:value-type="float" office:value="0">
            <text:p>0</text:p>
          </table:table-cell>
          <table:table-cell table:formula="of:=['file:///mnt/armazem/openflow/git/results/Experiment3/ExtInt-Of-IDPS/ExtInt-Of-IDPS.ods'#$Vítima.$T$159]" office:value-type="float" office:value="0.166666666666667">
            <text:p>0,1666666667</text:p>
          </table:table-cell>
          <table:table-cell table:formula="of:=['file:///mnt/armazem/openflow/git/results/Experiment3/ExtInt-Of-IDPS/ExtInt-Of-IDPS.ods'#$Atacante.$T$159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60]" office:value-type="float" office:value="0">
            <text:p>0</text:p>
          </table:table-cell>
          <table:table-cell table:formula="of:=['file:///mnt/armazem/openflow/git/results/Experiment3/ExtInt-Of-IDPS/ExtInt-Of-IDPS.ods'#$Vítima.$T$160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160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33333333333333">
            <text:p>1,33333333333333</text:p>
          </table:table-cell>
          <table:table-cell table:formula="of:=['file:///mnt/armazem/openflow/git/results/Experiment3/ExtInt-sem-Of-IDPS/ExtInt-Sem-Of-IDPS.ods'#$Atacante.$T$161]" office:value-type="float" office:value="0">
            <text:p>0</text:p>
          </table:table-cell>
          <table:table-cell table:formula="of:=['file:///mnt/armazem/openflow/git/results/Experiment3/ExtInt-Of-IDPS/ExtInt-Of-IDPS.ods'#$Vítima.$T$161]" office:value-type="float" office:value="0">
            <text:p>0</text:p>
          </table:table-cell>
          <table:table-cell table:formula="of:=['file:///mnt/armazem/openflow/git/results/Experiment3/ExtInt-Of-IDPS/ExtInt-Of-IDPS.ods'#$Atacante.$T$161]" office:value-type="float" office:value="1.33333333333333">
            <text:p>1,3333333333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62]" office:value-type="float" office:value="0">
            <text:p>0</text:p>
          </table:table-cell>
          <table:table-cell table:formula="of:=['file:///mnt/armazem/openflow/git/results/Experiment3/ExtInt-Of-IDPS/ExtInt-Of-IDPS.ods'#$Vítima.$T$162]" office:value-type="float" office:value="0">
            <text:p>0</text:p>
          </table:table-cell>
          <table:table-cell table:formula="of:=['file:///mnt/armazem/openflow/git/results/Experiment3/ExtInt-Of-IDPS/ExtInt-Of-IDPS.ods'#$Atacante.$T$162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.77777777777778">
            <text:p>1,77777777777778</text:p>
          </table:table-cell>
          <table:table-cell table:formula="of:=['file:///mnt/armazem/openflow/git/results/Experiment3/ExtInt-sem-Of-IDPS/ExtInt-Sem-Of-IDPS.ods'#$Atacante.$T$163]" office:value-type="float" office:value="0">
            <text:p>0</text:p>
          </table:table-cell>
          <table:table-cell table:formula="of:=['file:///mnt/armazem/openflow/git/results/Experiment3/ExtInt-Of-IDPS/ExtInt-Of-IDPS.ods'#$Vítima.$T$163]" office:value-type="float" office:value="0.777777777777778">
            <text:p>0,7777777778</text:p>
          </table:table-cell>
          <table:table-cell table:formula="of:=['file:///mnt/armazem/openflow/git/results/Experiment3/ExtInt-Of-IDPS/ExtInt-Of-IDPS.ods'#$Atacante.$T$163]" office:value-type="float" office:value="1.77777777777778">
            <text:p>1,7777777778</text:p>
          </table:table-cell>
          <table:table-cell table:number-columns-repeated="5"/>
        </table:table-row>
        <table:table-row table:style-name="ro4">
          <table:table-cell office:value-type="float" office:value="2.11111111111111">
            <text:p>2,11111111111111</text:p>
          </table:table-cell>
          <table:table-cell table:formula="of:=['file:///mnt/armazem/openflow/git/results/Experiment3/ExtInt-sem-Of-IDPS/ExtInt-Sem-Of-IDPS.ods'#$Atacante.$T$164]" office:value-type="float" office:value="0">
            <text:p>0</text:p>
          </table:table-cell>
          <table:table-cell table:formula="of:=['file:///mnt/armazem/openflow/git/results/Experiment3/ExtInt-Of-IDPS/ExtInt-Of-IDPS.ods'#$Vítima.$T$164]" office:value-type="float" office:value="1.11111111111111">
            <text:p>1,1111111111</text:p>
          </table:table-cell>
          <table:table-cell table:formula="of:=['file:///mnt/armazem/openflow/git/results/Experiment3/ExtInt-Of-IDPS/ExtInt-Of-IDPS.ods'#$Atacante.$T$164]" office:value-type="float" office:value="2.11111111111111">
            <text:p>2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65]" office:value-type="float" office:value="0">
            <text:p>0</text:p>
          </table:table-cell>
          <table:table-cell table:formula="of:=['file:///mnt/armazem/openflow/git/results/Experiment3/ExtInt-Of-IDPS/ExtInt-Of-IDPS.ods'#$Vítima.$T$165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65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66]" office:value-type="float" office:value="0">
            <text:p>0</text:p>
          </table:table-cell>
          <table:table-cell table:formula="of:=['file:///mnt/armazem/openflow/git/results/Experiment3/ExtInt-Of-IDPS/ExtInt-Of-IDPS.ods'#$Vítima.$T$166]" office:value-type="float" office:value="0">
            <text:p>0</text:p>
          </table:table-cell>
          <table:table-cell table:formula="of:=['file:///mnt/armazem/openflow/git/results/Experiment3/ExtInt-Of-IDPS/ExtInt-Of-IDPS.ods'#$Atacante.$T$166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67]" office:value-type="float" office:value="0">
            <text:p>0</text:p>
          </table:table-cell>
          <table:table-cell table:formula="of:=['file:///mnt/armazem/openflow/git/results/Experiment3/ExtInt-Of-IDPS/ExtInt-Of-IDPS.ods'#$Vítima.$T$167]" office:value-type="float" office:value="0.444444444444444">
            <text:p>0,4444444444</text:p>
          </table:table-cell>
          <table:table-cell table:formula="of:=['file:///mnt/armazem/openflow/git/results/Experiment3/ExtInt-Of-IDPS/ExtInt-Of-IDPS.ods'#$Atacante.$T$167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38888888888889">
            <text:p>1,38888888888889</text:p>
          </table:table-cell>
          <table:table-cell table:formula="of:=['file:///mnt/armazem/openflow/git/results/Experiment3/ExtInt-sem-Of-IDPS/ExtInt-Sem-Of-IDPS.ods'#$Atacante.$T$168]" office:value-type="float" office:value="0">
            <text:p>0</text:p>
          </table:table-cell>
          <table:table-cell table:formula="of:=['file:///mnt/armazem/openflow/git/results/Experiment3/ExtInt-Of-IDPS/ExtInt-Of-IDPS.ods'#$Vítima.$T$16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68]" office:value-type="float" office:value="1.38888888888889">
            <text:p>1,3888888889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69]" office:value-type="float" office:value="0">
            <text:p>0</text:p>
          </table:table-cell>
          <table:table-cell table:formula="of:=['file:///mnt/armazem/openflow/git/results/Experiment3/ExtInt-Of-IDPS/ExtInt-Of-IDPS.ods'#$Vítima.$T$169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69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70]" office:value-type="float" office:value="0">
            <text:p>0</text:p>
          </table:table-cell>
          <table:table-cell table:formula="of:=['file:///mnt/armazem/openflow/git/results/Experiment3/ExtInt-Of-IDPS/ExtInt-Of-IDPS.ods'#$Vítima.$T$170]" office:value-type="float" office:value="0">
            <text:p>0</text:p>
          </table:table-cell>
          <table:table-cell table:formula="of:=['file:///mnt/armazem/openflow/git/results/Experiment3/ExtInt-Of-IDPS/ExtInt-Of-IDPS.ods'#$Atacante.$T$17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71]" office:value-type="float" office:value="0">
            <text:p>0</text:p>
          </table:table-cell>
          <table:table-cell table:formula="of:=['file:///mnt/armazem/openflow/git/results/Experiment3/ExtInt-Of-IDPS/ExtInt-Of-IDPS.ods'#$Vítima.$T$171]" office:value-type="float" office:value="0">
            <text:p>0</text:p>
          </table:table-cell>
          <table:table-cell table:formula="of:=['file:///mnt/armazem/openflow/git/results/Experiment3/ExtInt-Of-IDPS/ExtInt-Of-IDPS.ods'#$Atacante.$T$171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72]" office:value-type="float" office:value="0">
            <text:p>0</text:p>
          </table:table-cell>
          <table:table-cell table:formula="of:=['file:///mnt/armazem/openflow/git/results/Experiment3/ExtInt-Of-IDPS/ExtInt-Of-IDPS.ods'#$Vítima.$T$172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72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44444444444444">
            <text:p>1,44444444444444</text:p>
          </table:table-cell>
          <table:table-cell table:formula="of:=['file:///mnt/armazem/openflow/git/results/Experiment3/ExtInt-sem-Of-IDPS/ExtInt-Sem-Of-IDPS.ods'#$Atacante.$T$173]" office:value-type="float" office:value="0">
            <text:p>0</text:p>
          </table:table-cell>
          <table:table-cell table:formula="of:=['file:///mnt/armazem/openflow/git/results/Experiment3/ExtInt-Of-IDPS/ExtInt-Of-IDPS.ods'#$Vítima.$T$173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73]" office:value-type="float" office:value="1.44444444444444">
            <text:p>1,4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74]" office:value-type="float" office:value="0">
            <text:p>0</text:p>
          </table:table-cell>
          <table:table-cell table:formula="of:=['file:///mnt/armazem/openflow/git/results/Experiment3/ExtInt-Of-IDPS/ExtInt-Of-IDPS.ods'#$Vítima.$T$174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174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75]" office:value-type="float" office:value="0">
            <text:p>0</text:p>
          </table:table-cell>
          <table:table-cell table:formula="of:=['file:///mnt/armazem/openflow/git/results/Experiment3/ExtInt-Of-IDPS/ExtInt-Of-IDPS.ods'#$Vítima.$T$175]" office:value-type="float" office:value="0">
            <text:p>0</text:p>
          </table:table-cell>
          <table:table-cell table:formula="of:=['file:///mnt/armazem/openflow/git/results/Experiment3/ExtInt-Of-IDPS/ExtInt-Of-IDPS.ods'#$Atacante.$T$175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76]" office:value-type="float" office:value="0">
            <text:p>0</text:p>
          </table:table-cell>
          <table:table-cell table:formula="of:=['file:///mnt/armazem/openflow/git/results/Experiment3/ExtInt-Of-IDPS/ExtInt-Of-IDPS.ods'#$Vítima.$T$176]" office:value-type="float" office:value="0">
            <text:p>0</text:p>
          </table:table-cell>
          <table:table-cell table:formula="of:=['file:///mnt/armazem/openflow/git/results/Experiment3/ExtInt-Of-IDPS/ExtInt-Of-IDPS.ods'#$Atacante.$T$176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77]" office:value-type="float" office:value="0">
            <text:p>0</text:p>
          </table:table-cell>
          <table:table-cell table:formula="of:=['file:///mnt/armazem/openflow/git/results/Experiment3/ExtInt-Of-IDPS/ExtInt-Of-IDPS.ods'#$Vítima.$T$177]" office:value-type="float" office:value="0">
            <text:p>0</text:p>
          </table:table-cell>
          <table:table-cell table:formula="of:=['file:///mnt/armazem/openflow/git/results/Experiment3/ExtInt-Of-IDPS/ExtInt-Of-IDPS.ods'#$Atacante.$T$177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78]" office:value-type="float" office:value="0">
            <text:p>0</text:p>
          </table:table-cell>
          <table:table-cell table:formula="of:=['file:///mnt/armazem/openflow/git/results/Experiment3/ExtInt-Of-IDPS/ExtInt-Of-IDPS.ods'#$Vítima.$T$178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78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79]" office:value-type="float" office:value="0">
            <text:p>0</text:p>
          </table:table-cell>
          <table:table-cell table:formula="of:=['file:///mnt/armazem/openflow/git/results/Experiment3/ExtInt-Of-IDPS/ExtInt-Of-IDPS.ods'#$Vítima.$T$179]" office:value-type="float" office:value="0">
            <text:p>0</text:p>
          </table:table-cell>
          <table:table-cell table:formula="of:=['file:///mnt/armazem/openflow/git/results/Experiment3/ExtInt-Of-IDPS/ExtInt-Of-IDPS.ods'#$Atacante.$T$179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0]" office:value-type="float" office:value="0">
            <text:p>0</text:p>
          </table:table-cell>
          <table:table-cell table:formula="of:=['file:///mnt/armazem/openflow/git/results/Experiment3/ExtInt-Of-IDPS/ExtInt-Of-IDPS.ods'#$Vítima.$T$180]" office:value-type="float" office:value="0">
            <text:p>0</text:p>
          </table:table-cell>
          <table:table-cell table:formula="of:=['file:///mnt/armazem/openflow/git/results/Experiment3/ExtInt-Of-IDPS/ExtInt-Of-IDPS.ods'#$Atacante.$T$180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1]" office:value-type="float" office:value="0">
            <text:p>0</text:p>
          </table:table-cell>
          <table:table-cell table:formula="of:=['file:///mnt/armazem/openflow/git/results/Experiment3/ExtInt-Of-IDPS/ExtInt-Of-IDPS.ods'#$Vítima.$T$18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81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2]" office:value-type="float" office:value="0">
            <text:p>0</text:p>
          </table:table-cell>
          <table:table-cell table:formula="of:=['file:///mnt/armazem/openflow/git/results/Experiment3/ExtInt-Of-IDPS/ExtInt-Of-IDPS.ods'#$Vítima.$T$182]" office:value-type="float" office:value="0">
            <text:p>0</text:p>
          </table:table-cell>
          <table:table-cell table:formula="of:=['file:///mnt/armazem/openflow/git/results/Experiment3/ExtInt-Of-IDPS/ExtInt-Of-IDPS.ods'#$Atacante.$T$182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3]" office:value-type="float" office:value="0">
            <text:p>0</text:p>
          </table:table-cell>
          <table:table-cell table:formula="of:=['file:///mnt/armazem/openflow/git/results/Experiment3/ExtInt-Of-IDPS/ExtInt-Of-IDPS.ods'#$Vítima.$T$183]" office:value-type="float" office:value="0">
            <text:p>0</text:p>
          </table:table-cell>
          <table:table-cell table:formula="of:=['file:///mnt/armazem/openflow/git/results/Experiment3/ExtInt-Of-IDPS/ExtInt-Of-IDPS.ods'#$Atacante.$T$183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4]" office:value-type="float" office:value="0">
            <text:p>0</text:p>
          </table:table-cell>
          <table:table-cell table:formula="of:=['file:///mnt/armazem/openflow/git/results/Experiment3/ExtInt-Of-IDPS/ExtInt-Of-IDPS.ods'#$Vítima.$T$184]" office:value-type="float" office:value="0">
            <text:p>0</text:p>
          </table:table-cell>
          <table:table-cell table:formula="of:=['file:///mnt/armazem/openflow/git/results/Experiment3/ExtInt-Of-IDPS/ExtInt-Of-IDPS.ods'#$Atacante.$T$184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5]" office:value-type="float" office:value="0">
            <text:p>0</text:p>
          </table:table-cell>
          <table:table-cell table:formula="of:=['file:///mnt/armazem/openflow/git/results/Experiment3/ExtInt-Of-IDPS/ExtInt-Of-IDPS.ods'#$Vítima.$T$185]" office:value-type="float" office:value="0">
            <text:p>0</text:p>
          </table:table-cell>
          <table:table-cell table:formula="of:=['file:///mnt/armazem/openflow/git/results/Experiment3/ExtInt-Of-IDPS/ExtInt-Of-IDPS.ods'#$Atacante.$T$185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186]" office:value-type="float" office:value="0">
            <text:p>0</text:p>
          </table:table-cell>
          <table:table-cell table:formula="of:=['file:///mnt/armazem/openflow/git/results/Experiment3/ExtInt-Of-IDPS/ExtInt-Of-IDPS.ods'#$Vítima.$T$186]" office:value-type="float" office:value="0">
            <text:p>0</text:p>
          </table:table-cell>
          <table:table-cell table:formula="of:=['file:///mnt/armazem/openflow/git/results/Experiment3/ExtInt-Of-IDPS/ExtInt-Of-IDPS.ods'#$Atacante.$T$186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7]" office:value-type="float" office:value="0">
            <text:p>0</text:p>
          </table:table-cell>
          <table:table-cell table:formula="of:=['file:///mnt/armazem/openflow/git/results/Experiment3/ExtInt-Of-IDPS/ExtInt-Of-IDPS.ods'#$Vítima.$T$187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187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88]" office:value-type="float" office:value="0">
            <text:p>0</text:p>
          </table:table-cell>
          <table:table-cell table:formula="of:=['file:///mnt/armazem/openflow/git/results/Experiment3/ExtInt-Of-IDPS/ExtInt-Of-IDPS.ods'#$Vítima.$T$188]" office:value-type="float" office:value="0">
            <text:p>0</text:p>
          </table:table-cell>
          <table:table-cell table:formula="of:=['file:///mnt/armazem/openflow/git/results/Experiment3/ExtInt-Of-IDPS/ExtInt-Of-IDPS.ods'#$Atacante.$T$188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89]" office:value-type="float" office:value="0">
            <text:p>0</text:p>
          </table:table-cell>
          <table:table-cell table:formula="of:=['file:///mnt/armazem/openflow/git/results/Experiment3/ExtInt-Of-IDPS/ExtInt-Of-IDPS.ods'#$Vítima.$T$189]" office:value-type="float" office:value="0">
            <text:p>0</text:p>
          </table:table-cell>
          <table:table-cell table:formula="of:=['file:///mnt/armazem/openflow/git/results/Experiment3/ExtInt-Of-IDPS/ExtInt-Of-IDPS.ods'#$Atacante.$T$189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90]" office:value-type="float" office:value="0">
            <text:p>0</text:p>
          </table:table-cell>
          <table:table-cell table:formula="of:=['file:///mnt/armazem/openflow/git/results/Experiment3/ExtInt-Of-IDPS/ExtInt-Of-IDPS.ods'#$Vítima.$T$190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90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91]" office:value-type="float" office:value="0">
            <text:p>0</text:p>
          </table:table-cell>
          <table:table-cell table:formula="of:=['file:///mnt/armazem/openflow/git/results/Experiment3/ExtInt-Of-IDPS/ExtInt-Of-IDPS.ods'#$Vítima.$T$191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91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92]" office:value-type="float" office:value="0">
            <text:p>0</text:p>
          </table:table-cell>
          <table:table-cell table:formula="of:=['file:///mnt/armazem/openflow/git/results/Experiment3/ExtInt-Of-IDPS/ExtInt-Of-IDPS.ods'#$Vítima.$T$192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192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193]" office:value-type="float" office:value="0">
            <text:p>0</text:p>
          </table:table-cell>
          <table:table-cell table:formula="of:=['file:///mnt/armazem/openflow/git/results/Experiment3/ExtInt-Of-IDPS/ExtInt-Of-IDPS.ods'#$Vítima.$T$193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93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94]" office:value-type="float" office:value="0">
            <text:p>0</text:p>
          </table:table-cell>
          <table:table-cell table:formula="of:=['file:///mnt/armazem/openflow/git/results/Experiment3/ExtInt-Of-IDPS/ExtInt-Of-IDPS.ods'#$Vítima.$T$194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194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95]" office:value-type="float" office:value="0">
            <text:p>0</text:p>
          </table:table-cell>
          <table:table-cell table:formula="of:=['file:///mnt/armazem/openflow/git/results/Experiment3/ExtInt-Of-IDPS/ExtInt-Of-IDPS.ods'#$Vítima.$T$195]" office:value-type="float" office:value="0.666666666666667">
            <text:p>0,6666666667</text:p>
          </table:table-cell>
          <table:table-cell table:formula="of:=['file:///mnt/armazem/openflow/git/results/Experiment3/ExtInt-Of-IDPS/ExtInt-Of-IDPS.ods'#$Atacante.$T$195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196]" office:value-type="float" office:value="0">
            <text:p>0</text:p>
          </table:table-cell>
          <table:table-cell table:formula="of:=['file:///mnt/armazem/openflow/git/results/Experiment3/ExtInt-Of-IDPS/ExtInt-Of-IDPS.ods'#$Vítima.$T$196]" office:value-type="float" office:value="0.944444444444444">
            <text:p>0,9444444444</text:p>
          </table:table-cell>
          <table:table-cell table:formula="of:=['file:///mnt/armazem/openflow/git/results/Experiment3/ExtInt-Of-IDPS/ExtInt-Of-IDPS.ods'#$Atacante.$T$196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197]" office:value-type="float" office:value="0">
            <text:p>0</text:p>
          </table:table-cell>
          <table:table-cell table:formula="of:=['file:///mnt/armazem/openflow/git/results/Experiment3/ExtInt-Of-IDPS/ExtInt-Of-IDPS.ods'#$Vítima.$T$197]" office:value-type="float" office:value="0.277777777777778">
            <text:p>0,2777777778</text:p>
          </table:table-cell>
          <table:table-cell table:formula="of:=['file:///mnt/armazem/openflow/git/results/Experiment3/ExtInt-Of-IDPS/ExtInt-Of-IDPS.ods'#$Atacante.$T$197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198]" office:value-type="float" office:value="0">
            <text:p>0</text:p>
          </table:table-cell>
          <table:table-cell table:formula="of:=['file:///mnt/armazem/openflow/git/results/Experiment3/ExtInt-Of-IDPS/ExtInt-Of-IDPS.ods'#$Vítima.$T$198]" office:value-type="float" office:value="1.33333333333333">
            <text:p>1,3333333333</text:p>
          </table:table-cell>
          <table:table-cell table:formula="of:=['file:///mnt/armazem/openflow/git/results/Experiment3/ExtInt-Of-IDPS/ExtInt-Of-IDPS.ods'#$Atacante.$T$198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3.11111111111111">
            <text:p>3,11111111111111</text:p>
          </table:table-cell>
          <table:table-cell table:formula="of:=['file:///mnt/armazem/openflow/git/results/Experiment3/ExtInt-sem-Of-IDPS/ExtInt-Sem-Of-IDPS.ods'#$Atacante.$T$199]" office:value-type="float" office:value="0">
            <text:p>0</text:p>
          </table:table-cell>
          <table:table-cell table:formula="of:=['file:///mnt/armazem/openflow/git/results/Experiment3/ExtInt-Of-IDPS/ExtInt-Of-IDPS.ods'#$Vítima.$T$199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199]" office:value-type="float" office:value="3.11111111111111">
            <text:p>3,1111111111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200]" office:value-type="float" office:value="0">
            <text:p>0</text:p>
          </table:table-cell>
          <table:table-cell table:formula="of:=['file:///mnt/armazem/openflow/git/results/Experiment3/ExtInt-Of-IDPS/ExtInt-Of-IDPS.ods'#$Vítima.$T$200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00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.05555555555556">
            <text:p>1,05555555555556</text:p>
          </table:table-cell>
          <table:table-cell table:formula="of:=['file:///mnt/armazem/openflow/git/results/Experiment3/ExtInt-sem-Of-IDPS/ExtInt-Sem-Of-IDPS.ods'#$Atacante.$T$201]" office:value-type="float" office:value="0">
            <text:p>0</text:p>
          </table:table-cell>
          <table:table-cell table:formula="of:=['file:///mnt/armazem/openflow/git/results/Experiment3/ExtInt-Of-IDPS/ExtInt-Of-IDPS.ods'#$Vítima.$T$201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01]" office:value-type="float" office:value="1.05555555555556">
            <text:p>1,0555555556</text:p>
          </table:table-cell>
          <table:table-cell table:number-columns-repeated="5"/>
        </table:table-row>
        <table:table-row table:style-name="ro4">
          <table:table-cell office:value-type="float" office:value="0.888888888888889">
            <text:p>0,888888888888889</text:p>
          </table:table-cell>
          <table:table-cell table:formula="of:=['file:///mnt/armazem/openflow/git/results/Experiment3/ExtInt-sem-Of-IDPS/ExtInt-Sem-Of-IDPS.ods'#$Atacante.$T$202]" office:value-type="float" office:value="0">
            <text:p>0</text:p>
          </table:table-cell>
          <table:table-cell table:formula="of:=['file:///mnt/armazem/openflow/git/results/Experiment3/ExtInt-Of-IDPS/ExtInt-Of-IDPS.ods'#$Vítima.$T$202]" office:value-type="float" office:value="0">
            <text:p>0</text:p>
          </table:table-cell>
          <table:table-cell table:formula="of:=['file:///mnt/armazem/openflow/git/results/Experiment3/ExtInt-Of-IDPS/ExtInt-Of-IDPS.ods'#$Atacante.$T$202]" office:value-type="float" office:value="0.888888888888889">
            <text:p>0,8888888889</text:p>
          </table:table-cell>
          <table:table-cell table:number-columns-repeated="5"/>
        </table:table-row>
        <table:table-row table:style-name="ro4">
          <table:table-cell office:value-type="float" office:value="0.944444444444444">
            <text:p>0,944444444444444</text:p>
          </table:table-cell>
          <table:table-cell table:formula="of:=['file:///mnt/armazem/openflow/git/results/Experiment3/ExtInt-sem-Of-IDPS/ExtInt-Sem-Of-IDPS.ods'#$Atacante.$T$203]" office:value-type="float" office:value="0">
            <text:p>0</text:p>
          </table:table-cell>
          <table:table-cell table:formula="of:=['file:///mnt/armazem/openflow/git/results/Experiment3/ExtInt-Of-IDPS/ExtInt-Of-IDPS.ods'#$Vítima.$T$203]" office:value-type="float" office:value="0">
            <text:p>0</text:p>
          </table:table-cell>
          <table:table-cell table:formula="of:=['file:///mnt/armazem/openflow/git/results/Experiment3/ExtInt-Of-IDPS/ExtInt-Of-IDPS.ods'#$Atacante.$T$203]" office:value-type="float" office:value="0.944444444444444">
            <text:p>0,9444444444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204]" office:value-type="float" office:value="0">
            <text:p>0</text:p>
          </table:table-cell>
          <table:table-cell table:formula="of:=['file:///mnt/armazem/openflow/git/results/Experiment3/ExtInt-Of-IDPS/ExtInt-Of-IDPS.ods'#$Vítima.$T$204]" office:value-type="float" office:value="0">
            <text:p>0</text:p>
          </table:table-cell>
          <table:table-cell table:formula="of:=['file:///mnt/armazem/openflow/git/results/Experiment3/ExtInt-Of-IDPS/ExtInt-Of-IDPS.ods'#$Atacante.$T$204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0.833333333333333">
            <text:p>0,833333333333333</text:p>
          </table:table-cell>
          <table:table-cell table:formula="of:=['file:///mnt/armazem/openflow/git/results/Experiment3/ExtInt-sem-Of-IDPS/ExtInt-Sem-Of-IDPS.ods'#$Atacante.$T$205]" office:value-type="float" office:value="0">
            <text:p>0</text:p>
          </table:table-cell>
          <table:table-cell table:formula="of:=['file:///mnt/armazem/openflow/git/results/Experiment3/ExtInt-Of-IDPS/ExtInt-Of-IDPS.ods'#$Vítima.$T$205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05]" office:value-type="float" office:value="0.833333333333333">
            <text:p>0,8333333333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206]" office:value-type="float" office:value="0">
            <text:p>0</text:p>
          </table:table-cell>
          <table:table-cell table:formula="of:=['file:///mnt/armazem/openflow/git/results/Experiment3/ExtInt-Of-IDPS/ExtInt-Of-IDPS.ods'#$Vítima.$T$206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06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07]" office:value-type="float" office:value="0">
            <text:p>0</text:p>
          </table:table-cell>
          <table:table-cell table:formula="of:=['file:///mnt/armazem/openflow/git/results/Experiment3/ExtInt-Of-IDPS/ExtInt-Of-IDPS.ods'#$Vítima.$T$207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07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08]" office:value-type="float" office:value="0">
            <text:p>0</text:p>
          </table:table-cell>
          <table:table-cell table:formula="of:=['file:///mnt/armazem/openflow/git/results/Experiment3/ExtInt-Of-IDPS/ExtInt-Of-IDPS.ods'#$Vítima.$T$208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08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888888888888889">
            <text:p>0,888888888888889</text:p>
          </table:table-cell>
          <table:table-cell table:formula="of:=['file:///mnt/armazem/openflow/git/results/Experiment3/ExtInt-sem-Of-IDPS/ExtInt-Sem-Of-IDPS.ods'#$Atacante.$T$209]" office:value-type="float" office:value="0">
            <text:p>0</text:p>
          </table:table-cell>
          <table:table-cell table:formula="of:=['file:///mnt/armazem/openflow/git/results/Experiment3/ExtInt-Of-IDPS/ExtInt-Of-IDPS.ods'#$Vítima.$T$209]" office:value-type="float" office:value="0">
            <text:p>0</text:p>
          </table:table-cell>
          <table:table-cell table:formula="of:=['file:///mnt/armazem/openflow/git/results/Experiment3/ExtInt-Of-IDPS/ExtInt-Of-IDPS.ods'#$Atacante.$T$209]" office:value-type="float" office:value="0.888888888888889">
            <text:p>0,8888888889</text:p>
          </table:table-cell>
          <table:table-cell table:number-columns-repeated="5"/>
        </table:table-row>
        <table:table-row table:style-name="ro4">
          <table:table-cell office:value-type="float" office:value="0.888888888888889">
            <text:p>0,888888888888889</text:p>
          </table:table-cell>
          <table:table-cell table:formula="of:=['file:///mnt/armazem/openflow/git/results/Experiment3/ExtInt-sem-Of-IDPS/ExtInt-Sem-Of-IDPS.ods'#$Atacante.$T$210]" office:value-type="float" office:value="0">
            <text:p>0</text:p>
          </table:table-cell>
          <table:table-cell table:formula="of:=['file:///mnt/armazem/openflow/git/results/Experiment3/ExtInt-Of-IDPS/ExtInt-Of-IDPS.ods'#$Vítima.$T$210]" office:value-type="float" office:value="1.22222222222222">
            <text:p>1,2222222222</text:p>
          </table:table-cell>
          <table:table-cell table:formula="of:=['file:///mnt/armazem/openflow/git/results/Experiment3/ExtInt-Of-IDPS/ExtInt-Of-IDPS.ods'#$Atacante.$T$210]" office:value-type="float" office:value="0.888888888888889">
            <text:p>0,8888888889</text:p>
          </table:table-cell>
          <table:table-cell table:number-columns-repeated="5"/>
        </table:table-row>
        <table:table-row table:style-name="ro4">
          <table:table-cell office:value-type="float" office:value="3.11111111111111">
            <text:p>3,11111111111111</text:p>
          </table:table-cell>
          <table:table-cell table:formula="of:=['file:///mnt/armazem/openflow/git/results/Experiment3/ExtInt-sem-Of-IDPS/ExtInt-Sem-Of-IDPS.ods'#$Atacante.$T$211]" office:value-type="float" office:value="0">
            <text:p>0</text:p>
          </table:table-cell>
          <table:table-cell table:formula="of:=['file:///mnt/armazem/openflow/git/results/Experiment3/ExtInt-Of-IDPS/ExtInt-Of-IDPS.ods'#$Vítima.$T$211]" office:value-type="float" office:value="1.33333333333333">
            <text:p>1,3333333333</text:p>
          </table:table-cell>
          <table:table-cell table:formula="of:=['file:///mnt/armazem/openflow/git/results/Experiment3/ExtInt-Of-IDPS/ExtInt-Of-IDPS.ods'#$Atacante.$T$211]" office:value-type="float" office:value="3.11111111111111">
            <text:p>3,111111111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12]" office:value-type="float" office:value="0">
            <text:p>0</text:p>
          </table:table-cell>
          <table:table-cell table:formula="of:=['file:///mnt/armazem/openflow/git/results/Experiment3/ExtInt-Of-IDPS/ExtInt-Of-IDPS.ods'#$Vítima.$T$212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12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22222222222222">
            <text:p>1,22222222222222</text:p>
          </table:table-cell>
          <table:table-cell table:formula="of:=['file:///mnt/armazem/openflow/git/results/Experiment3/ExtInt-sem-Of-IDPS/ExtInt-Sem-Of-IDPS.ods'#$Atacante.$T$213]" office:value-type="float" office:value="0">
            <text:p>0</text:p>
          </table:table-cell>
          <table:table-cell table:formula="of:=['file:///mnt/armazem/openflow/git/results/Experiment3/ExtInt-Of-IDPS/ExtInt-Of-IDPS.ods'#$Vítima.$T$213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13]" office:value-type="float" office:value="1.22222222222222">
            <text:p>1,2222222222</text:p>
          </table:table-cell>
          <table:table-cell table:number-columns-repeated="5"/>
        </table:table-row>
        <table:table-row table:style-name="ro4">
          <table:table-cell office:value-type="float" office:value="0.833333333333333">
            <text:p>0,833333333333333</text:p>
          </table:table-cell>
          <table:table-cell table:formula="of:=['file:///mnt/armazem/openflow/git/results/Experiment3/ExtInt-sem-Of-IDPS/ExtInt-Sem-Of-IDPS.ods'#$Atacante.$T$214]" office:value-type="float" office:value="0">
            <text:p>0</text:p>
          </table:table-cell>
          <table:table-cell table:formula="of:=['file:///mnt/armazem/openflow/git/results/Experiment3/ExtInt-Of-IDPS/ExtInt-Of-IDPS.ods'#$Vítima.$T$214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14]" office:value-type="float" office:value="0.833333333333333">
            <text:p>0,8333333333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15]" office:value-type="float" office:value="0">
            <text:p>0</text:p>
          </table:table-cell>
          <table:table-cell table:formula="of:=['file:///mnt/armazem/openflow/git/results/Experiment3/ExtInt-Of-IDPS/ExtInt-Of-IDPS.ods'#$Vítima.$T$215]" office:value-type="float" office:value="0.222222222222222">
            <text:p>0,2222222222</text:p>
          </table:table-cell>
          <table:table-cell table:formula="of:=['file:///mnt/armazem/openflow/git/results/Experiment3/ExtInt-Of-IDPS/ExtInt-Of-IDPS.ods'#$Atacante.$T$215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16]" office:value-type="float" office:value="0">
            <text:p>0</text:p>
          </table:table-cell>
          <table:table-cell table:formula="of:=['file:///mnt/armazem/openflow/git/results/Experiment3/ExtInt-Of-IDPS/ExtInt-Of-IDPS.ods'#$Vítima.$T$216]" office:value-type="float" office:value="0">
            <text:p>0</text:p>
          </table:table-cell>
          <table:table-cell table:formula="of:=['file:///mnt/armazem/openflow/git/results/Experiment3/ExtInt-Of-IDPS/ExtInt-Of-IDPS.ods'#$Atacante.$T$216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875">
            <text:p>0,875</text:p>
          </table:table-cell>
          <table:table-cell table:formula="of:=['file:///mnt/armazem/openflow/git/results/Experiment3/ExtInt-sem-Of-IDPS/ExtInt-Sem-Of-IDPS.ods'#$Atacante.$T$217]" office:value-type="float" office:value="0">
            <text:p>0</text:p>
          </table:table-cell>
          <table:table-cell table:formula="of:=['file:///mnt/armazem/openflow/git/results/Experiment3/ExtInt-Of-IDPS/ExtInt-Of-IDPS.ods'#$Vítima.$T$217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17]" office:value-type="float" office:value="0.875">
            <text:p>0,875</text:p>
          </table:table-cell>
          <table:table-cell table:number-columns-repeated="5"/>
        </table:table-row>
        <table:table-row table:style-name="ro4">
          <table:table-cell office:value-type="float" office:value="0.75">
            <text:p>0,75</text:p>
          </table:table-cell>
          <table:table-cell table:formula="of:=['file:///mnt/armazem/openflow/git/results/Experiment3/ExtInt-sem-Of-IDPS/ExtInt-Sem-Of-IDPS.ods'#$Atacante.$T$218]" office:value-type="float" office:value="0">
            <text:p>0</text:p>
          </table:table-cell>
          <table:table-cell table:formula="of:=['file:///mnt/armazem/openflow/git/results/Experiment3/ExtInt-Of-IDPS/ExtInt-Of-IDPS.ods'#$Vítima.$T$218]" office:value-type="float" office:value="0">
            <text:p>0</text:p>
          </table:table-cell>
          <table:table-cell table:formula="of:=['file:///mnt/armazem/openflow/git/results/Experiment3/ExtInt-Of-IDPS/ExtInt-Of-IDPS.ods'#$Atacante.$T$218]" office:value-type="float" office:value="0.75">
            <text:p>0,75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19]" office:value-type="float" office:value="0">
            <text:p>0</text:p>
          </table:table-cell>
          <table:table-cell table:formula="of:=['file:///mnt/armazem/openflow/git/results/Experiment3/ExtInt-Of-IDPS/ExtInt-Of-IDPS.ods'#$Vítima.$T$219]" office:value-type="float" office:value="0">
            <text:p>0</text:p>
          </table:table-cell>
          <table:table-cell table:formula="of:=['file:///mnt/armazem/openflow/git/results/Experiment3/ExtInt-Of-IDPS/ExtInt-Of-IDPS.ods'#$Atacante.$T$219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9375">
            <text:p>0,9375</text:p>
          </table:table-cell>
          <table:table-cell table:formula="of:=['file:///mnt/armazem/openflow/git/results/Experiment3/ExtInt-sem-Of-IDPS/ExtInt-Sem-Of-IDPS.ods'#$Atacante.$T$220]" office:value-type="float" office:value="0">
            <text:p>0</text:p>
          </table:table-cell>
          <table:table-cell table:formula="of:=['file:///mnt/armazem/openflow/git/results/Experiment3/ExtInt-Of-IDPS/ExtInt-Of-IDPS.ods'#$Vítima.$T$220]" office:value-type="float" office:value="0">
            <text:p>0</text:p>
          </table:table-cell>
          <table:table-cell table:formula="of:=['file:///mnt/armazem/openflow/git/results/Experiment3/ExtInt-Of-IDPS/ExtInt-Of-IDPS.ods'#$Atacante.$T$220]" office:value-type="float" office:value="0.9375">
            <text:p>0,9375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21]" office:value-type="float" office:value="0">
            <text:p>0</text:p>
          </table:table-cell>
          <table:table-cell table:formula="of:=['file:///mnt/armazem/openflow/git/results/Experiment3/ExtInt-Of-IDPS/ExtInt-Of-IDPS.ods'#$Vítima.$T$221]" office:value-type="float" office:value="0.0555555555555556">
            <text:p>0,0555555556</text:p>
          </table:table-cell>
          <table:table-cell table:formula="of:=['file:///mnt/armazem/openflow/git/results/Experiment3/ExtInt-Of-IDPS/ExtInt-Of-IDPS.ods'#$Atacante.$T$221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875">
            <text:p>0,875</text:p>
          </table:table-cell>
          <table:table-cell table:formula="of:=['file:///mnt/armazem/openflow/git/results/Experiment3/ExtInt-sem-Of-IDPS/ExtInt-Sem-Of-IDPS.ods'#$Atacante.$T$222]" office:value-type="float" office:value="0">
            <text:p>0</text:p>
          </table:table-cell>
          <table:table-cell table:formula="of:=['file:///mnt/armazem/openflow/git/results/Experiment3/ExtInt-Of-IDPS/ExtInt-Of-IDPS.ods'#$Vítima.$T$222]" office:value-type="float" office:value="0.166666666666667">
            <text:p>0,1666666667</text:p>
          </table:table-cell>
          <table:table-cell table:formula="of:=['file:///mnt/armazem/openflow/git/results/Experiment3/ExtInt-Of-IDPS/ExtInt-Of-IDPS.ods'#$Atacante.$T$222]" office:value-type="float" office:value="0.875">
            <text:p>0,875</text:p>
          </table:table-cell>
          <table:table-cell table:number-columns-repeated="5"/>
        </table:table-row>
        <table:table-row table:style-name="ro4">
          <table:table-cell office:value-type="float" office:value="0.875">
            <text:p>0,875</text:p>
          </table:table-cell>
          <table:table-cell table:formula="of:=['file:///mnt/armazem/openflow/git/results/Experiment3/ExtInt-sem-Of-IDPS/ExtInt-Sem-Of-IDPS.ods'#$Atacante.$T$223]" office:value-type="float" office:value="0">
            <text:p>0</text:p>
          </table:table-cell>
          <table:table-cell table:formula="of:=['file:///mnt/armazem/openflow/git/results/Experiment3/ExtInt-Of-IDPS/ExtInt-Of-IDPS.ods'#$Vítima.$T$223]" office:value-type="float" office:value="0.111111111111111">
            <text:p>0,1111111111</text:p>
          </table:table-cell>
          <table:table-cell table:formula="of:=['file:///mnt/armazem/openflow/git/results/Experiment3/ExtInt-Of-IDPS/ExtInt-Of-IDPS.ods'#$Atacante.$T$223]" office:value-type="float" office:value="0.875">
            <text:p>0,875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24]" office:value-type="float" office:value="0">
            <text:p>0</text:p>
          </table:table-cell>
          <table:table-cell table:formula="of:=['file:///mnt/armazem/openflow/git/results/Experiment3/ExtInt-Of-IDPS/ExtInt-Of-IDPS.ods'#$Vítima.$T$224]" office:value-type="float" office:value="0.176470588235294">
            <text:p>0,1764705882</text:p>
          </table:table-cell>
          <table:table-cell table:formula="of:=['file:///mnt/armazem/openflow/git/results/Experiment3/ExtInt-Of-IDPS/ExtInt-Of-IDPS.ods'#$Atacante.$T$224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25]" office:value-type="float" office:value="0">
            <text:p>0</text:p>
          </table:table-cell>
          <table:table-cell table:formula="of:=['file:///mnt/armazem/openflow/git/results/Experiment3/ExtInt-Of-IDPS/ExtInt-Of-IDPS.ods'#$Vítima.$T$225]" office:value-type="float" office:value="0.0588235294117647">
            <text:p>0,0588235294</text:p>
          </table:table-cell>
          <table:table-cell table:formula="of:=['file:///mnt/armazem/openflow/git/results/Experiment3/ExtInt-Of-IDPS/ExtInt-Of-IDPS.ods'#$Atacante.$T$225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26]" office:value-type="float" office:value="0">
            <text:p>0</text:p>
          </table:table-cell>
          <table:table-cell table:formula="of:=['file:///mnt/armazem/openflow/git/results/Experiment3/ExtInt-Of-IDPS/ExtInt-Of-IDPS.ods'#$Vítima.$T$226]" office:value-type="float" office:value="0">
            <text:p>0</text:p>
          </table:table-cell>
          <table:table-cell table:formula="of:=['file:///mnt/armazem/openflow/git/results/Experiment3/ExtInt-Of-IDPS/ExtInt-Of-IDPS.ods'#$Atacante.$T$226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875">
            <text:p>0,875</text:p>
          </table:table-cell>
          <table:table-cell table:formula="of:=['file:///mnt/armazem/openflow/git/results/Experiment3/ExtInt-sem-Of-IDPS/ExtInt-Sem-Of-IDPS.ods'#$Atacante.$T$227]" office:value-type="float" office:value="0">
            <text:p>0</text:p>
          </table:table-cell>
          <table:table-cell table:formula="of:=['file:///mnt/armazem/openflow/git/results/Experiment3/ExtInt-Of-IDPS/ExtInt-Of-IDPS.ods'#$Vítima.$T$227]" office:value-type="float" office:value="0">
            <text:p>0</text:p>
          </table:table-cell>
          <table:table-cell table:formula="of:=['file:///mnt/armazem/openflow/git/results/Experiment3/ExtInt-Of-IDPS/ExtInt-Of-IDPS.ods'#$Atacante.$T$227]" office:value-type="float" office:value="0.875">
            <text:p>0,875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28]" office:value-type="float" office:value="0">
            <text:p>0</text:p>
          </table:table-cell>
          <table:table-cell table:formula="of:=['file:///mnt/armazem/openflow/git/results/Experiment3/ExtInt-Of-IDPS/ExtInt-Of-IDPS.ods'#$Vítima.$T$228]" office:value-type="float" office:value="0.117647058823529">
            <text:p>0,1176470588</text:p>
          </table:table-cell>
          <table:table-cell table:formula="of:=['file:///mnt/armazem/openflow/git/results/Experiment3/ExtInt-Of-IDPS/ExtInt-Of-IDPS.ods'#$Atacante.$T$228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1.125">
            <text:p>1,125</text:p>
          </table:table-cell>
          <table:table-cell table:formula="of:=['file:///mnt/armazem/openflow/git/results/Experiment3/ExtInt-sem-Of-IDPS/ExtInt-Sem-Of-IDPS.ods'#$Atacante.$T$229]" office:value-type="float" office:value="0">
            <text:p>0</text:p>
          </table:table-cell>
          <table:table-cell table:formula="of:=['file:///mnt/armazem/openflow/git/results/Experiment3/ExtInt-Of-IDPS/ExtInt-Of-IDPS.ods'#$Vítima.$T$229]" office:value-type="float" office:value="0.125">
            <text:p>0,125</text:p>
          </table:table-cell>
          <table:table-cell table:formula="of:=['file:///mnt/armazem/openflow/git/results/Experiment3/ExtInt-Of-IDPS/ExtInt-Of-IDPS.ods'#$Atacante.$T$229]" office:value-type="float" office:value="1.125">
            <text:p>1,125</text:p>
          </table:table-cell>
          <table:table-cell table:number-columns-repeated="5"/>
        </table:table-row>
        <table:table-row table:style-name="ro4">
          <table:table-cell office:value-type="float" office:value="0.933333333333333">
            <text:p>0,933333333333333</text:p>
          </table:table-cell>
          <table:table-cell table:formula="of:=['file:///mnt/armazem/openflow/git/results/Experiment3/ExtInt-sem-Of-IDPS/ExtInt-Sem-Of-IDPS.ods'#$Atacante.$T$230]" office:value-type="float" office:value="0">
            <text:p>0</text:p>
          </table:table-cell>
          <table:table-cell table:formula="of:=['file:///mnt/armazem/openflow/git/results/Experiment3/ExtInt-Of-IDPS/ExtInt-Of-IDPS.ods'#$Vítima.$T$230]" office:value-type="float" office:value="0.25">
            <text:p>0,25</text:p>
          </table:table-cell>
          <table:table-cell table:formula="of:=['file:///mnt/armazem/openflow/git/results/Experiment3/ExtInt-Of-IDPS/ExtInt-Of-IDPS.ods'#$Atacante.$T$230]" office:value-type="float" office:value="0.933333333333333">
            <text:p>0,9333333333</text:p>
          </table:table-cell>
          <table:table-cell table:number-columns-repeated="5"/>
        </table:table-row>
        <table:table-row table:style-name="ro4">
          <table:table-cell office:value-type="float" office:value="0.933333333333333">
            <text:p>0,933333333333333</text:p>
          </table:table-cell>
          <table:table-cell table:formula="of:=['file:///mnt/armazem/openflow/git/results/Experiment3/ExtInt-sem-Of-IDPS/ExtInt-Sem-Of-IDPS.ods'#$Atacante.$T$231]" office:value-type="float" office:value="0">
            <text:p>0</text:p>
          </table:table-cell>
          <table:table-cell table:formula="of:=['file:///mnt/armazem/openflow/git/results/Experiment3/ExtInt-Of-IDPS/ExtInt-Of-IDPS.ods'#$Vítima.$T$231]" office:value-type="float" office:value="0.125">
            <text:p>0,125</text:p>
          </table:table-cell>
          <table:table-cell table:formula="of:=['file:///mnt/armazem/openflow/git/results/Experiment3/ExtInt-Of-IDPS/ExtInt-Of-IDPS.ods'#$Atacante.$T$231]" office:value-type="float" office:value="0.933333333333333">
            <text:p>0,9333333333</text:p>
          </table:table-cell>
          <table:table-cell table:number-columns-repeated="5"/>
        </table:table-row>
        <table:table-row table:style-name="ro4">
          <table:table-cell office:value-type="float" office:value="0.933333333333333">
            <text:p>0,933333333333333</text:p>
          </table:table-cell>
          <table:table-cell table:formula="of:=['file:///mnt/armazem/openflow/git/results/Experiment3/ExtInt-sem-Of-IDPS/ExtInt-Sem-Of-IDPS.ods'#$Atacante.$T$232]" office:value-type="float" office:value="0">
            <text:p>0</text:p>
          </table:table-cell>
          <table:table-cell table:formula="of:=['file:///mnt/armazem/openflow/git/results/Experiment3/ExtInt-Of-IDPS/ExtInt-Of-IDPS.ods'#$Vítima.$T$232]" office:value-type="float" office:value="0">
            <text:p>0</text:p>
          </table:table-cell>
          <table:table-cell table:formula="of:=['file:///mnt/armazem/openflow/git/results/Experiment3/ExtInt-Of-IDPS/ExtInt-Of-IDPS.ods'#$Atacante.$T$232]" office:value-type="float" office:value="0.933333333333333">
            <text:p>0,9333333333</text:p>
          </table:table-cell>
          <table:table-cell table:number-columns-repeated="5"/>
        </table:table-row>
        <table:table-row table:style-name="ro4">
          <table:table-cell office:value-type="float" office:value="0.866666666666667">
            <text:p>0,866666666666667</text:p>
          </table:table-cell>
          <table:table-cell table:formula="of:=['file:///mnt/armazem/openflow/git/results/Experiment3/ExtInt-sem-Of-IDPS/ExtInt-Sem-Of-IDPS.ods'#$Atacante.$T$233]" office:value-type="float" office:value="0">
            <text:p>0</text:p>
          </table:table-cell>
          <table:table-cell table:formula="of:=['file:///mnt/armazem/openflow/git/results/Experiment3/ExtInt-Of-IDPS/ExtInt-Of-IDPS.ods'#$Vítima.$T$233]" office:value-type="float" office:value="0">
            <text:p>0</text:p>
          </table:table-cell>
          <table:table-cell table:formula="of:=['file:///mnt/armazem/openflow/git/results/Experiment3/ExtInt-Of-IDPS/ExtInt-Of-IDPS.ods'#$Atacante.$T$233]" office:value-type="float" office:value="0.866666666666667">
            <text:p>0,8666666667</text:p>
          </table:table-cell>
          <table:table-cell table:number-columns-repeated="5"/>
        </table:table-row>
        <table:table-row table:style-name="ro4">
          <table:table-cell office:value-type="float" office:value="1.06666666666667">
            <text:p>1,06666666666667</text:p>
          </table:table-cell>
          <table:table-cell table:formula="of:=['file:///mnt/armazem/openflow/git/results/Experiment3/ExtInt-sem-Of-IDPS/ExtInt-Sem-Of-IDPS.ods'#$Atacante.$T$234]" office:value-type="float" office:value="0">
            <text:p>0</text:p>
          </table:table-cell>
          <table:table-cell table:formula="of:=['file:///mnt/armazem/openflow/git/results/Experiment3/ExtInt-Of-IDPS/ExtInt-Of-IDPS.ods'#$Vítima.$T$234]" office:value-type="float" office:value="0">
            <text:p>0</text:p>
          </table:table-cell>
          <table:table-cell table:formula="of:=['file:///mnt/armazem/openflow/git/results/Experiment3/ExtInt-Of-IDPS/ExtInt-Of-IDPS.ods'#$Atacante.$T$234]" office:value-type="float" office:value="1.06666666666667">
            <text:p>1,0666666667</text:p>
          </table:table-cell>
          <table:table-cell table:number-columns-repeated="5"/>
        </table:table-row>
        <table:table-row table:style-name="ro4">
          <table:table-cell office:value-type="float" office:value="1.2">
            <text:p>1,2</text:p>
          </table:table-cell>
          <table:table-cell table:formula="of:=['file:///mnt/armazem/openflow/git/results/Experiment3/ExtInt-sem-Of-IDPS/ExtInt-Sem-Of-IDPS.ods'#$Atacante.$T$235]" office:value-type="float" office:value="0">
            <text:p>0</text:p>
          </table:table-cell>
          <table:table-cell table:formula="of:=['file:///mnt/armazem/openflow/git/results/Experiment3/ExtInt-Of-IDPS/ExtInt-Of-IDPS.ods'#$Vítima.$T$235]" office:value-type="float" office:value="0">
            <text:p>0</text:p>
          </table:table-cell>
          <table:table-cell table:formula="of:=['file:///mnt/armazem/openflow/git/results/Experiment3/ExtInt-Of-IDPS/ExtInt-Of-IDPS.ods'#$Atacante.$T$235]" office:value-type="float" office:value="1.2">
            <text:p>1,2</text:p>
          </table:table-cell>
          <table:table-cell table:number-columns-repeated="5"/>
        </table:table-row>
        <table:table-row table:style-name="ro4">
          <table:table-cell office:value-type="float" office:value="0.866666666666667">
            <text:p>0,866666666666667</text:p>
          </table:table-cell>
          <table:table-cell table:formula="of:=['file:///mnt/armazem/openflow/git/results/Experiment3/ExtInt-sem-Of-IDPS/ExtInt-Sem-Of-IDPS.ods'#$Atacante.$T$236]" office:value-type="float" office:value="0">
            <text:p>0</text:p>
          </table:table-cell>
          <table:table-cell table:formula="of:=['file:///mnt/armazem/openflow/git/results/Experiment3/ExtInt-Of-IDPS/ExtInt-Of-IDPS.ods'#$Vítima.$T$236]" office:value-type="float" office:value="0.25">
            <text:p>0,25</text:p>
          </table:table-cell>
          <table:table-cell table:formula="of:=['file:///mnt/armazem/openflow/git/results/Experiment3/ExtInt-Of-IDPS/ExtInt-Of-IDPS.ods'#$Atacante.$T$236]" office:value-type="float" office:value="0.866666666666667">
            <text:p>0,8666666667</text:p>
          </table:table-cell>
          <table:table-cell table:number-columns-repeated="5"/>
        </table:table-row>
        <table:table-row table:style-name="ro4">
          <table:table-cell office:value-type="float" office:value="1.06666666666667">
            <text:p>1,06666666666667</text:p>
          </table:table-cell>
          <table:table-cell table:formula="of:=['file:///mnt/armazem/openflow/git/results/Experiment3/ExtInt-sem-Of-IDPS/ExtInt-Sem-Of-IDPS.ods'#$Atacante.$T$237]" office:value-type="float" office:value="0">
            <text:p>0</text:p>
          </table:table-cell>
          <table:table-cell table:formula="of:=['file:///mnt/armazem/openflow/git/results/Experiment3/ExtInt-Of-IDPS/ExtInt-Of-IDPS.ods'#$Vítima.$T$237]" office:value-type="float" office:value="0.125">
            <text:p>0,125</text:p>
          </table:table-cell>
          <table:table-cell table:formula="of:=['file:///mnt/armazem/openflow/git/results/Experiment3/ExtInt-Of-IDPS/ExtInt-Of-IDPS.ods'#$Atacante.$T$237]" office:value-type="float" office:value="1.06666666666667">
            <text:p>1,0666666667</text:p>
          </table:table-cell>
          <table:table-cell table:number-columns-repeated="5"/>
        </table:table-row>
        <table:table-row table:style-name="ro4">
          <table:table-cell office:value-type="float" office:value="1.21428571428571">
            <text:p>1,21428571428571</text:p>
          </table:table-cell>
          <table:table-cell table:formula="of:=['file:///mnt/armazem/openflow/git/results/Experiment3/ExtInt-sem-Of-IDPS/ExtInt-Sem-Of-IDPS.ods'#$Atacante.$T$238]" office:value-type="float" office:value="0">
            <text:p>0</text:p>
          </table:table-cell>
          <table:table-cell table:formula="of:=['file:///mnt/armazem/openflow/git/results/Experiment3/ExtInt-Of-IDPS/ExtInt-Of-IDPS.ods'#$Vítima.$T$238]" office:value-type="float" office:value="0.125">
            <text:p>0,125</text:p>
          </table:table-cell>
          <table:table-cell table:formula="of:=['file:///mnt/armazem/openflow/git/results/Experiment3/ExtInt-Of-IDPS/ExtInt-Of-IDPS.ods'#$Atacante.$T$238]" office:value-type="float" office:value="1.21428571428571">
            <text:p>1,2142857143</text:p>
          </table:table-cell>
          <table:table-cell table:number-columns-repeated="5"/>
        </table:table-row>
        <table:table-row table:style-name="ro4">
          <table:table-cell office:value-type="float" office:value="0.785714285714286">
            <text:p>0,785714285714286</text:p>
          </table:table-cell>
          <table:table-cell table:formula="of:=['file:///mnt/armazem/openflow/git/results/Experiment3/ExtInt-sem-Of-IDPS/ExtInt-Sem-Of-IDPS.ods'#$Atacante.$T$239]" office:value-type="float" office:value="0">
            <text:p>0</text:p>
          </table:table-cell>
          <table:table-cell table:formula="of:=['file:///mnt/armazem/openflow/git/results/Experiment3/ExtInt-Of-IDPS/ExtInt-Of-IDPS.ods'#$Vítima.$T$239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39]" office:value-type="float" office:value="0.785714285714286">
            <text:p>0,7857142857</text:p>
          </table:table-cell>
          <table:table-cell table:number-columns-repeated="5"/>
        </table:table-row>
        <table:table-row table:style-name="ro4">
          <table:table-cell office:value-type="float" office:value="0.857142857142857">
            <text:p>0,857142857142857</text:p>
          </table:table-cell>
          <table:table-cell table:formula="of:=['file:///mnt/armazem/openflow/git/results/Experiment3/ExtInt-sem-Of-IDPS/ExtInt-Sem-Of-IDPS.ods'#$Atacante.$T$240]" office:value-type="float" office:value="0">
            <text:p>0</text:p>
          </table:table-cell>
          <table:table-cell table:formula="of:=['file:///mnt/armazem/openflow/git/results/Experiment3/ExtInt-Of-IDPS/ExtInt-Of-IDPS.ods'#$Vítima.$T$240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40]" office:value-type="float" office:value="0.857142857142857">
            <text:p>0,8571428571</text:p>
          </table:table-cell>
          <table:table-cell table:number-columns-repeated="5"/>
        </table:table-row>
        <table:table-row table:style-name="ro4">
          <table:table-cell office:value-type="float" office:value="0.857142857142857">
            <text:p>0,857142857142857</text:p>
          </table:table-cell>
          <table:table-cell table:formula="of:=['file:///mnt/armazem/openflow/git/results/Experiment3/ExtInt-sem-Of-IDPS/ExtInt-Sem-Of-IDPS.ods'#$Atacante.$T$241]" office:value-type="float" office:value="0">
            <text:p>0</text:p>
          </table:table-cell>
          <table:table-cell table:formula="of:=['file:///mnt/armazem/openflow/git/results/Experiment3/ExtInt-Of-IDPS/ExtInt-Of-IDPS.ods'#$Vítima.$T$241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41]" office:value-type="float" office:value="0.857142857142857">
            <text:p>0,8571428571</text:p>
          </table:table-cell>
          <table:table-cell table:number-columns-repeated="5"/>
        </table:table-row>
        <table:table-row table:style-name="ro4">
          <table:table-cell office:value-type="float" office:value="0.857142857142857">
            <text:p>0,857142857142857</text:p>
          </table:table-cell>
          <table:table-cell table:formula="of:=['file:///mnt/armazem/openflow/git/results/Experiment3/ExtInt-sem-Of-IDPS/ExtInt-Sem-Of-IDPS.ods'#$Atacante.$T$242]" office:value-type="float" office:value="0">
            <text:p>0</text:p>
          </table:table-cell>
          <table:table-cell table:formula="of:=['file:///mnt/armazem/openflow/git/results/Experiment3/ExtInt-Of-IDPS/ExtInt-Of-IDPS.ods'#$Vítima.$T$242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42]" office:value-type="float" office:value="0.857142857142857">
            <text:p>0,8571428571</text:p>
          </table:table-cell>
          <table:table-cell table:number-columns-repeated="5"/>
        </table:table-row>
        <table:table-row table:style-name="ro4">
          <table:table-cell office:value-type="float" office:value="0.5">
            <text:p>0,5</text:p>
          </table:table-cell>
          <table:table-cell table:formula="of:=['file:///mnt/armazem/openflow/git/results/Experiment3/ExtInt-sem-Of-IDPS/ExtInt-Sem-Of-IDPS.ods'#$Atacante.$T$243]" office:value-type="float" office:value="0">
            <text:p>0</text:p>
          </table:table-cell>
          <table:table-cell table:formula="of:=['file:///mnt/armazem/openflow/git/results/Experiment3/ExtInt-Of-IDPS/ExtInt-Of-IDPS.ods'#$Vítima.$T$243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43]" office:value-type="float" office:value="0.5">
            <text:p>0,5</text:p>
          </table:table-cell>
          <table:table-cell table:number-columns-repeated="5"/>
        </table:table-row>
        <table:table-row table:style-name="ro4">
          <table:table-cell office:value-type="float" office:value="0.214285714285714">
            <text:p>0,214285714285714</text:p>
          </table:table-cell>
          <table:table-cell table:formula="of:=['file:///mnt/armazem/openflow/git/results/Experiment3/ExtInt-sem-Of-IDPS/ExtInt-Sem-Of-IDPS.ods'#$Atacante.$T$244]" office:value-type="float" office:value="0">
            <text:p>0</text:p>
          </table:table-cell>
          <table:table-cell table:formula="of:=['file:///mnt/armazem/openflow/git/results/Experiment3/ExtInt-Of-IDPS/ExtInt-Of-IDPS.ods'#$Vítima.$T$244]" office:value-type="float" office:value="0">
            <text:p>0</text:p>
          </table:table-cell>
          <table:table-cell table:formula="of:=['file:///mnt/armazem/openflow/git/results/Experiment3/ExtInt-Of-IDPS/ExtInt-Of-IDPS.ods'#$Atacante.$T$244]" office:value-type="float" office:value="0.214285714285714">
            <text:p>0,2142857143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45]" office:value-type="float" office:value="0">
            <text:p>0</text:p>
          </table:table-cell>
          <table:table-cell table:formula="of:=['file:///mnt/armazem/openflow/git/results/Experiment3/ExtInt-Of-IDPS/ExtInt-Of-IDPS.ods'#$Vítima.$T$245]" office:value-type="float" office:value="0">
            <text:p>0</text:p>
          </table:table-cell>
          <table:table-cell table:formula="of:=['file:///mnt/armazem/openflow/git/results/Experiment3/ExtInt-Of-IDPS/ExtInt-Of-IDPS.ods'#$Atacante.$T$245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142857142857143">
            <text:p>0,142857142857143</text:p>
          </table:table-cell>
          <table:table-cell table:formula="of:=['file:///mnt/armazem/openflow/git/results/Experiment3/ExtInt-sem-Of-IDPS/ExtInt-Sem-Of-IDPS.ods'#$Atacante.$T$246]" office:value-type="float" office:value="0">
            <text:p>0</text:p>
          </table:table-cell>
          <table:table-cell table:formula="of:=['file:///mnt/armazem/openflow/git/results/Experiment3/ExtInt-Of-IDPS/ExtInt-Of-IDPS.ods'#$Vítima.$T$246]" office:value-type="float" office:value="0">
            <text:p>0</text:p>
          </table:table-cell>
          <table:table-cell table:formula="of:=['file:///mnt/armazem/openflow/git/results/Experiment3/ExtInt-Of-IDPS/ExtInt-Of-IDPS.ods'#$Atacante.$T$246]" office:value-type="float" office:value="0.142857142857143">
            <text:p>0,1428571429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47]" office:value-type="float" office:value="0">
            <text:p>0</text:p>
          </table:table-cell>
          <table:table-cell table:formula="of:=['file:///mnt/armazem/openflow/git/results/Experiment3/ExtInt-Of-IDPS/ExtInt-Of-IDPS.ods'#$Vítima.$T$247]" office:value-type="float" office:value="0">
            <text:p>0</text:p>
          </table:table-cell>
          <table:table-cell table:formula="of:=['file:///mnt/armazem/openflow/git/results/Experiment3/ExtInt-Of-IDPS/ExtInt-Of-IDPS.ods'#$Atacante.$T$247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48]" office:value-type="float" office:value="0">
            <text:p>0</text:p>
          </table:table-cell>
          <table:table-cell table:formula="of:=['file:///mnt/armazem/openflow/git/results/Experiment3/ExtInt-Of-IDPS/ExtInt-Of-IDPS.ods'#$Vítima.$T$248]" office:value-type="float" office:value="0">
            <text:p>0</text:p>
          </table:table-cell>
          <table:table-cell table:formula="of:=['file:///mnt/armazem/openflow/git/results/Experiment3/ExtInt-Of-IDPS/ExtInt-Of-IDPS.ods'#$Atacante.$T$248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142857142857143">
            <text:p>0,142857142857143</text:p>
          </table:table-cell>
          <table:table-cell table:formula="of:=['file:///mnt/armazem/openflow/git/results/Experiment3/ExtInt-sem-Of-IDPS/ExtInt-Sem-Of-IDPS.ods'#$Atacante.$T$249]" office:value-type="float" office:value="0">
            <text:p>0</text:p>
          </table:table-cell>
          <table:table-cell table:formula="of:=['file:///mnt/armazem/openflow/git/results/Experiment3/ExtInt-Of-IDPS/ExtInt-Of-IDPS.ods'#$Vítima.$T$249]" office:value-type="float" office:value="0">
            <text:p>0</text:p>
          </table:table-cell>
          <table:table-cell table:formula="of:=['file:///mnt/armazem/openflow/git/results/Experiment3/ExtInt-Of-IDPS/ExtInt-Of-IDPS.ods'#$Atacante.$T$249]" office:value-type="float" office:value="0.142857142857143">
            <text:p>0,1428571429</text:p>
          </table:table-cell>
          <table:table-cell table:number-columns-repeated="5"/>
        </table:table-row>
        <table:table-row table:style-name="ro4">
          <table:table-cell office:value-type="float" office:value="0.142857142857143">
            <text:p>0,142857142857143</text:p>
          </table:table-cell>
          <table:table-cell table:formula="of:=['file:///mnt/armazem/openflow/git/results/Experiment3/ExtInt-sem-Of-IDPS/ExtInt-Sem-Of-IDPS.ods'#$Atacante.$T$250]" office:value-type="float" office:value="0">
            <text:p>0</text:p>
          </table:table-cell>
          <table:table-cell table:formula="of:=['file:///mnt/armazem/openflow/git/results/Experiment3/ExtInt-Of-IDPS/ExtInt-Of-IDPS.ods'#$Vítima.$T$250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50]" office:value-type="float" office:value="0.142857142857143">
            <text:p>0,1428571429</text:p>
          </table:table-cell>
          <table:table-cell table:number-columns-repeated="5"/>
        </table:table-row>
        <table:table-row table:style-name="ro4">
          <table:table-cell office:value-type="float" office:value="0.142857142857143">
            <text:p>0,142857142857143</text:p>
          </table:table-cell>
          <table:table-cell table:formula="of:=['file:///mnt/armazem/openflow/git/results/Experiment3/ExtInt-sem-Of-IDPS/ExtInt-Sem-Of-IDPS.ods'#$Atacante.$T$251]" office:value-type="float" office:value="0">
            <text:p>0</text:p>
          </table:table-cell>
          <table:table-cell table:formula="of:=['file:///mnt/armazem/openflow/git/results/Experiment3/ExtInt-Of-IDPS/ExtInt-Of-IDPS.ods'#$Vítima.$T$251]" office:value-type="float" office:value="0.285714285714286">
            <text:p>0,2857142857</text:p>
          </table:table-cell>
          <table:table-cell table:formula="of:=['file:///mnt/armazem/openflow/git/results/Experiment3/ExtInt-Of-IDPS/ExtInt-Of-IDPS.ods'#$Atacante.$T$251]" office:value-type="float" office:value="0.142857142857143">
            <text:p>0,1428571429</text:p>
          </table:table-cell>
          <table:table-cell table:number-columns-repeated="5"/>
        </table:table-row>
        <table:table-row table:style-name="ro4">
          <table:table-cell office:value-type="float" office:value="0.142857142857143">
            <text:p>0,142857142857143</text:p>
          </table:table-cell>
          <table:table-cell table:formula="of:=['file:///mnt/armazem/openflow/git/results/Experiment3/ExtInt-sem-Of-IDPS/ExtInt-Sem-Of-IDPS.ods'#$Atacante.$T$252]" office:value-type="float" office:value="0">
            <text:p>0</text:p>
          </table:table-cell>
          <table:table-cell table:formula="of:=['file:///mnt/armazem/openflow/git/results/Experiment3/ExtInt-Of-IDPS/ExtInt-Of-IDPS.ods'#$Vítima.$T$252]" office:value-type="float" office:value="0.285714285714286">
            <text:p>0,2857142857</text:p>
          </table:table-cell>
          <table:table-cell table:formula="of:=['file:///mnt/armazem/openflow/git/results/Experiment3/ExtInt-Of-IDPS/ExtInt-Of-IDPS.ods'#$Atacante.$T$252]" office:value-type="float" office:value="0.142857142857143">
            <text:p>0,1428571429</text:p>
          </table:table-cell>
          <table:table-cell table:number-columns-repeated="5"/>
        </table:table-row>
        <table:table-row table:style-name="ro4">
          <table:table-cell office:value-type="float" office:value="0.357142857142857">
            <text:p>0,357142857142857</text:p>
          </table:table-cell>
          <table:table-cell table:formula="of:=['file:///mnt/armazem/openflow/git/results/Experiment3/ExtInt-sem-Of-IDPS/ExtInt-Sem-Of-IDPS.ods'#$Atacante.$T$253]" office:value-type="float" office:value="0">
            <text:p>0</text:p>
          </table:table-cell>
          <table:table-cell table:formula="of:=['file:///mnt/armazem/openflow/git/results/Experiment3/ExtInt-Of-IDPS/ExtInt-Of-IDPS.ods'#$Vítima.$T$253]" office:value-type="float" office:value="0">
            <text:p>0</text:p>
          </table:table-cell>
          <table:table-cell table:formula="of:=['file:///mnt/armazem/openflow/git/results/Experiment3/ExtInt-Of-IDPS/ExtInt-Of-IDPS.ods'#$Atacante.$T$253]" office:value-type="float" office:value="0.357142857142857">
            <text:p>0,3571428571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54]" office:value-type="float" office:value="0">
            <text:p>0</text:p>
          </table:table-cell>
          <table:table-cell table:formula="of:=['file:///mnt/armazem/openflow/git/results/Experiment3/ExtInt-Of-IDPS/ExtInt-Of-IDPS.ods'#$Vítima.$T$254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54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0.846153846153846">
            <text:p>0,846153846153846</text:p>
          </table:table-cell>
          <table:table-cell table:formula="of:=['file:///mnt/armazem/openflow/git/results/Experiment3/ExtInt-sem-Of-IDPS/ExtInt-Sem-Of-IDPS.ods'#$Atacante.$T$255]" office:value-type="float" office:value="0">
            <text:p>0</text:p>
          </table:table-cell>
          <table:table-cell table:formula="of:=['file:///mnt/armazem/openflow/git/results/Experiment3/ExtInt-Of-IDPS/ExtInt-Of-IDPS.ods'#$Vítima.$T$255]" office:value-type="float" office:value="0.714285714285714">
            <text:p>0,7142857143</text:p>
          </table:table-cell>
          <table:table-cell table:formula="of:=['file:///mnt/armazem/openflow/git/results/Experiment3/ExtInt-Of-IDPS/ExtInt-Of-IDPS.ods'#$Atacante.$T$255]" office:value-type="float" office:value="0.846153846153846">
            <text:p>0,8461538462</text:p>
          </table:table-cell>
          <table:table-cell table:number-columns-repeated="5"/>
        </table:table-row>
        <table:table-row table:style-name="ro4">
          <table:table-cell office:value-type="float" office:value="0.538461538461538">
            <text:p>0,538461538461538</text:p>
          </table:table-cell>
          <table:table-cell table:formula="of:=['file:///mnt/armazem/openflow/git/results/Experiment3/ExtInt-sem-Of-IDPS/ExtInt-Sem-Of-IDPS.ods'#$Atacante.$T$256]" office:value-type="float" office:value="0">
            <text:p>0</text:p>
          </table:table-cell>
          <table:table-cell table:formula="of:=['file:///mnt/armazem/openflow/git/results/Experiment3/ExtInt-Of-IDPS/ExtInt-Of-IDPS.ods'#$Vítima.$T$256]" office:value-type="float" office:value="0.357142857142857">
            <text:p>0,3571428571</text:p>
          </table:table-cell>
          <table:table-cell table:formula="of:=['file:///mnt/armazem/openflow/git/results/Experiment3/ExtInt-Of-IDPS/ExtInt-Of-IDPS.ods'#$Atacante.$T$256]" office:value-type="float" office:value="0.538461538461538">
            <text:p>0,5384615385</text:p>
          </table:table-cell>
          <table:table-cell table:number-columns-repeated="5"/>
        </table:table-row>
        <table:table-row table:style-name="ro4">
          <table:table-cell office:value-type="float" office:value="0.230769230769231">
            <text:p>0,230769230769231</text:p>
          </table:table-cell>
          <table:table-cell table:formula="of:=['file:///mnt/armazem/openflow/git/results/Experiment3/ExtInt-sem-Of-IDPS/ExtInt-Sem-Of-IDPS.ods'#$Atacante.$T$257]" office:value-type="float" office:value="0">
            <text:p>0</text:p>
          </table:table-cell>
          <table:table-cell table:formula="of:=['file:///mnt/armazem/openflow/git/results/Experiment3/ExtInt-Of-IDPS/ExtInt-Of-IDPS.ods'#$Vítima.$T$257]" office:value-type="float" office:value="0.571428571428571">
            <text:p>0,5714285714</text:p>
          </table:table-cell>
          <table:table-cell table:formula="of:=['file:///mnt/armazem/openflow/git/results/Experiment3/ExtInt-Of-IDPS/ExtInt-Of-IDPS.ods'#$Atacante.$T$257]" office:value-type="float" office:value="0.230769230769231">
            <text:p>0,2307692308</text:p>
          </table:table-cell>
          <table:table-cell table:number-columns-repeated="5"/>
        </table:table-row>
        <table:table-row table:style-name="ro4">
          <table:table-cell office:value-type="float" office:value="0.153846153846154">
            <text:p>0,153846153846154</text:p>
          </table:table-cell>
          <table:table-cell table:formula="of:=['file:///mnt/armazem/openflow/git/results/Experiment3/ExtInt-sem-Of-IDPS/ExtInt-Sem-Of-IDPS.ods'#$Atacante.$T$258]" office:value-type="float" office:value="0">
            <text:p>0</text:p>
          </table:table-cell>
          <table:table-cell table:formula="of:=['file:///mnt/armazem/openflow/git/results/Experiment3/ExtInt-Of-IDPS/ExtInt-Of-IDPS.ods'#$Vítima.$T$258]" office:value-type="float" office:value="0.142857142857143">
            <text:p>0,1428571429</text:p>
          </table:table-cell>
          <table:table-cell table:formula="of:=['file:///mnt/armazem/openflow/git/results/Experiment3/ExtInt-Of-IDPS/ExtInt-Of-IDPS.ods'#$Atacante.$T$258]" office:value-type="float" office:value="0.153846153846154">
            <text:p>0,1538461538</text:p>
          </table:table-cell>
          <table:table-cell table:number-columns-repeated="5"/>
        </table:table-row>
        <table:table-row table:style-name="ro4">
          <table:table-cell office:value-type="float" office:value="0.5">
            <text:p>0,5</text:p>
          </table:table-cell>
          <table:table-cell table:formula="of:=['file:///mnt/armazem/openflow/git/results/Experiment3/ExtInt-sem-Of-IDPS/ExtInt-Sem-Of-IDPS.ods'#$Atacante.$T$259]" office:value-type="float" office:value="0">
            <text:p>0</text:p>
          </table:table-cell>
          <table:table-cell table:formula="of:=['file:///mnt/armazem/openflow/git/results/Experiment3/ExtInt-Of-IDPS/ExtInt-Of-IDPS.ods'#$Vítima.$T$259]" office:value-type="float" office:value="0.214285714285714">
            <text:p>0,2142857143</text:p>
          </table:table-cell>
          <table:table-cell table:formula="of:=['file:///mnt/armazem/openflow/git/results/Experiment3/ExtInt-Of-IDPS/ExtInt-Of-IDPS.ods'#$Atacante.$T$259]" office:value-type="float" office:value="0.5">
            <text:p>0,5</text:p>
          </table:table-cell>
          <table:table-cell table:number-columns-repeated="5"/>
        </table:table-row>
        <table:table-row table:style-name="ro4">
          <table:table-cell office:value-type="float" office:value="0.6">
            <text:p>0,6</text:p>
          </table:table-cell>
          <table:table-cell table:formula="of:=['file:///mnt/armazem/openflow/git/results/Experiment3/ExtInt-sem-Of-IDPS/ExtInt-Sem-Of-IDPS.ods'#$Atacante.$T$260]" office:value-type="float" office:value="0">
            <text:p>0</text:p>
          </table:table-cell>
          <table:table-cell table:formula="of:=['file:///mnt/armazem/openflow/git/results/Experiment3/ExtInt-Of-IDPS/ExtInt-Of-IDPS.ods'#$Vítima.$T$260]" office:value-type="float" office:value="0.461538461538462">
            <text:p>0,4615384615</text:p>
          </table:table-cell>
          <table:table-cell table:formula="of:=['file:///mnt/armazem/openflow/git/results/Experiment3/ExtInt-Of-IDPS/ExtInt-Of-IDPS.ods'#$Atacante.$T$260]" office:value-type="float" office:value="0.6">
            <text:p>0,6</text:p>
          </table:table-cell>
          <table:table-cell table:number-columns-repeated="5"/>
        </table:table-row>
        <table:table-row table:style-name="ro4">
          <table:table-cell office:value-type="float" office:value="0.4">
            <text:p>0,4</text:p>
          </table:table-cell>
          <table:table-cell table:formula="of:=['file:///mnt/armazem/openflow/git/results/Experiment3/ExtInt-sem-Of-IDPS/ExtInt-Sem-Of-IDPS.ods'#$Atacante.$T$261]" office:value-type="float" office:value="0">
            <text:p>0</text:p>
          </table:table-cell>
          <table:table-cell table:formula="of:=['file:///mnt/armazem/openflow/git/results/Experiment3/ExtInt-Of-IDPS/ExtInt-Of-IDPS.ods'#$Vítima.$T$261]" office:value-type="float" office:value="0.230769230769231">
            <text:p>0,2307692308</text:p>
          </table:table-cell>
          <table:table-cell table:formula="of:=['file:///mnt/armazem/openflow/git/results/Experiment3/ExtInt-Of-IDPS/ExtInt-Of-IDPS.ods'#$Atacante.$T$261]" office:value-type="float" office:value="0.4">
            <text:p>0,4</text:p>
          </table:table-cell>
          <table:table-cell table:number-columns-repeated="5"/>
        </table:table-row>
        <table:table-row table:style-name="ro4">
          <table:table-cell office:value-type="float" office:value="0.6">
            <text:p>0,6</text:p>
          </table:table-cell>
          <table:table-cell table:formula="of:=['file:///mnt/armazem/openflow/git/results/Experiment3/ExtInt-sem-Of-IDPS/ExtInt-Sem-Of-IDPS.ods'#$Atacante.$T$262]" office:value-type="float" office:value="0">
            <text:p>0</text:p>
          </table:table-cell>
          <table:table-cell table:formula="of:=['file:///mnt/armazem/openflow/git/results/Experiment3/ExtInt-Of-IDPS/ExtInt-Of-IDPS.ods'#$Vítima.$T$262]" office:value-type="float" office:value="0.615384615384615">
            <text:p>0,6153846154</text:p>
          </table:table-cell>
          <table:table-cell table:formula="of:=['file:///mnt/armazem/openflow/git/results/Experiment3/ExtInt-Of-IDPS/ExtInt-Of-IDPS.ods'#$Atacante.$T$262]" office:value-type="float" office:value="0.6">
            <text:p>0,6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63]" office:value-type="float" office:value="0">
            <text:p>0</text:p>
          </table:table-cell>
          <table:table-cell table:formula="of:=['file:///mnt/armazem/openflow/git/results/Experiment3/ExtInt-Of-IDPS/ExtInt-Of-IDPS.ods'#$Vítima.$T$263]" office:value-type="float" office:value="0.583333333333333">
            <text:p>0,5833333333</text:p>
          </table:table-cell>
          <table:table-cell table:formula="of:=['file:///mnt/armazem/openflow/git/results/Experiment3/ExtInt-Of-IDPS/ExtInt-Of-IDPS.ods'#$Atacante.$T$263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64]" office:value-type="float" office:value="0">
            <text:p>0</text:p>
          </table:table-cell>
          <table:table-cell table:formula="of:=['file:///mnt/armazem/openflow/git/results/Experiment3/ExtInt-Of-IDPS/ExtInt-Of-IDPS.ods'#$Vítima.$T$264]" office:value-type="float" office:value="0.416666666666667">
            <text:p>0,4166666667</text:p>
          </table:table-cell>
          <table:table-cell table:formula="of:=['file:///mnt/armazem/openflow/git/results/Experiment3/ExtInt-Of-IDPS/ExtInt-Of-IDPS.ods'#$Atacante.$T$26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4">
            <text:p>0,4</text:p>
          </table:table-cell>
          <table:table-cell table:formula="of:=['file:///mnt/armazem/openflow/git/results/Experiment3/ExtInt-sem-Of-IDPS/ExtInt-Sem-Of-IDPS.ods'#$Atacante.$T$265]" office:value-type="float" office:value="0">
            <text:p>0</text:p>
          </table:table-cell>
          <table:table-cell table:formula="of:=['file:///mnt/armazem/openflow/git/results/Experiment3/ExtInt-Of-IDPS/ExtInt-Of-IDPS.ods'#$Vítima.$T$265]" office:value-type="float" office:value="0.416666666666667">
            <text:p>0,4166666667</text:p>
          </table:table-cell>
          <table:table-cell table:formula="of:=['file:///mnt/armazem/openflow/git/results/Experiment3/ExtInt-Of-IDPS/ExtInt-Of-IDPS.ods'#$Atacante.$T$265]" office:value-type="float" office:value="0.4">
            <text:p>0,4</text:p>
          </table:table-cell>
          <table:table-cell table:number-columns-repeated="5"/>
        </table:table-row>
        <table:table-row table:style-name="ro4">
          <table:table-cell office:value-type="float" office:value="0.222222222222222">
            <text:p>0,222222222222222</text:p>
          </table:table-cell>
          <table:table-cell table:formula="of:=['file:///mnt/armazem/openflow/git/results/Experiment3/ExtInt-sem-Of-IDPS/ExtInt-Sem-Of-IDPS.ods'#$Atacante.$T$266]" office:value-type="float" office:value="0">
            <text:p>0</text:p>
          </table:table-cell>
          <table:table-cell table:formula="of:=['file:///mnt/armazem/openflow/git/results/Experiment3/ExtInt-Of-IDPS/ExtInt-Of-IDPS.ods'#$Vítima.$T$266]" office:value-type="float" office:value="0.416666666666667">
            <text:p>0,4166666667</text:p>
          </table:table-cell>
          <table:table-cell table:formula="of:=['file:///mnt/armazem/openflow/git/results/Experiment3/ExtInt-Of-IDPS/ExtInt-Of-IDPS.ods'#$Atacante.$T$266]" office:value-type="float" office:value="0.222222222222222">
            <text:p>0,2222222222</text:p>
          </table:table-cell>
          <table:table-cell table:number-columns-repeated="5"/>
        </table:table-row>
        <table:table-row table:style-name="ro4">
          <table:table-cell office:value-type="float" office:value="1.11111111111111">
            <text:p>1,11111111111111</text:p>
          </table:table-cell>
          <table:table-cell table:formula="of:=['file:///mnt/armazem/openflow/git/results/Experiment3/ExtInt-sem-Of-IDPS/ExtInt-Sem-Of-IDPS.ods'#$Atacante.$T$267]" office:value-type="float" office:value="0">
            <text:p>0</text:p>
          </table:table-cell>
          <table:table-cell table:formula="of:=['file:///mnt/armazem/openflow/git/results/Experiment3/ExtInt-Of-IDPS/ExtInt-Of-IDPS.ods'#$Vítima.$T$267]" office:value-type="float" office:value="0.75">
            <text:p>0,75</text:p>
          </table:table-cell>
          <table:table-cell table:formula="of:=['file:///mnt/armazem/openflow/git/results/Experiment3/ExtInt-Of-IDPS/ExtInt-Of-IDPS.ods'#$Atacante.$T$267]" office:value-type="float" office:value="1.11111111111111">
            <text:p>1,1111111111</text:p>
          </table:table-cell>
          <table:table-cell table:number-columns-repeated="5"/>
        </table:table-row>
        <table:table-row table:style-name="ro4">
          <table:table-cell office:value-type="float" office:value="0.857142857142857">
            <text:p>0,857142857142857</text:p>
          </table:table-cell>
          <table:table-cell table:formula="of:=['file:///mnt/armazem/openflow/git/results/Experiment3/ExtInt-sem-Of-IDPS/ExtInt-Sem-Of-IDPS.ods'#$Atacante.$T$268]" office:value-type="float" office:value="0">
            <text:p>0</text:p>
          </table:table-cell>
          <table:table-cell table:formula="of:=['file:///mnt/armazem/openflow/git/results/Experiment3/ExtInt-Of-IDPS/ExtInt-Of-IDPS.ods'#$Vítima.$T$268]" office:value-type="float" office:value="0.9">
            <text:p>0,9</text:p>
          </table:table-cell>
          <table:table-cell table:formula="of:=['file:///mnt/armazem/openflow/git/results/Experiment3/ExtInt-Of-IDPS/ExtInt-Of-IDPS.ods'#$Atacante.$T$268]" office:value-type="float" office:value="0.857142857142857">
            <text:p>0,8571428571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69]" office:value-type="float" office:value="0">
            <text:p>0</text:p>
          </table:table-cell>
          <table:table-cell table:formula="of:=['file:///mnt/armazem/openflow/git/results/Experiment3/ExtInt-Of-IDPS/ExtInt-Of-IDPS.ods'#$Vítima.$T$269]" office:value-type="float" office:value="1">
            <text:p>1</text:p>
          </table:table-cell>
          <table:table-cell table:formula="of:=['file:///mnt/armazem/openflow/git/results/Experiment3/ExtInt-Of-IDPS/ExtInt-Of-IDPS.ods'#$Atacante.$T$269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">
            <text:p>0</text:p>
          </table:table-cell>
          <table:table-cell table:formula="of:=['file:///mnt/armazem/openflow/git/results/Experiment3/ExtInt-sem-Of-IDPS/ExtInt-Sem-Of-IDPS.ods'#$Atacante.$T$270]" office:value-type="float" office:value="0">
            <text:p>0</text:p>
          </table:table-cell>
          <table:table-cell table:formula="of:=['file:///mnt/armazem/openflow/git/results/Experiment3/ExtInt-Of-IDPS/ExtInt-Of-IDPS.ods'#$Vítima.$T$270]" office:value-type="float" office:value="0.333333333333333">
            <text:p>0,3333333333</text:p>
          </table:table-cell>
          <table:table-cell table:formula="of:=['file:///mnt/armazem/openflow/git/results/Experiment3/ExtInt-Of-IDPS/ExtInt-Of-IDPS.ods'#$Atacante.$T$270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float" office:value="0.285714285714286">
            <text:p>0,285714285714286</text:p>
          </table:table-cell>
          <table:table-cell table:formula="of:=['file:///mnt/armazem/openflow/git/results/Experiment3/ExtInt-sem-Of-IDPS/ExtInt-Sem-Of-IDPS.ods'#$Atacante.$T$271]" office:value-type="float" office:value="0">
            <text:p>0</text:p>
          </table:table-cell>
          <table:table-cell table:formula="of:=['file:///mnt/armazem/openflow/git/results/Experiment3/ExtInt-Of-IDPS/ExtInt-Of-IDPS.ods'#$Vítima.$T$271]" office:value-type="float" office:value="1">
            <text:p>1</text:p>
          </table:table-cell>
          <table:table-cell table:formula="of:=['file:///mnt/armazem/openflow/git/results/Experiment3/ExtInt-Of-IDPS/ExtInt-Of-IDPS.ods'#$Atacante.$T$271]" office:value-type="float" office:value="0.285714285714286">
            <text:p>0,2857142857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table:formula="of:=['file:///mnt/armazem/openflow/git/results/Experiment3/ExtInt-sem-Of-IDPS/ExtInt-Sem-Of-IDPS.ods'#$Atacante.$T$272]" office:value-type="float" office:value="0">
            <text:p>0</text:p>
          </table:table-cell>
          <table:table-cell table:formula="of:=['file:///mnt/armazem/openflow/git/results/Experiment3/ExtInt-Of-IDPS/ExtInt-Of-IDPS.ods'#$Vítima.$T$272]" office:value-type="float" office:value="2">
            <text:p>2</text:p>
          </table:table-cell>
          <table:table-cell table:formula="of:=['file:///mnt/armazem/openflow/git/results/Experiment3/ExtInt-Of-IDPS/ExtInt-Of-IDPS.ods'#$Atacante.$T$272]" office:value-type="float" office:value="1">
            <text:p>1</text:p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table:number-columns-repeated="8"/>
        </table:table-row>
        <table:table-row table:style-name="ro4" table:number-rows-repeated="104830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'file:///mnt/armazem/openflow/git/results/Experiment3/ExtInt-sem-Of-IDPS/ExtInt-Sem-Of-IDPS.ods'#Atacante" table:print="false" table:style-name="ta_extref">
        <table:table-source xlink:type="simple" xlink:href="../ExtInt-sem-Of-IDPS/ExtInt-Sem-Of-IDPS.ods" table:table-name="Atacante" table:filter-name="calc8" table:mode="copy-results-only"/>
        <table:table-column table:number-columns-repeated="20"/>
        <table:table-row>
          <table:table-cell table:number-columns-repeated="19"/>
          <table:table-cell table:style-name="ce1" office:value-type="string">
            <text:p>Média Atacante</text:p>
          </table:table-cell>
        </table:table-row>
        <table:table-row>
          <table:table-cell table:number-columns-repeated="19"/>
          <table:table-cell table:style-name="ce1" office:value-type="float" office:value="2.38888888888889">
            <text:p>2.38888888888889</text:p>
          </table:table-cell>
        </table:table-row>
        <table:table-row>
          <table:table-cell table:number-columns-repeated="19"/>
          <table:table-cell table:style-name="ce1" office:value-type="float" office:value="0.388888888888889">
            <text:p>0.388888888888889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1.5">
            <text:p>1.5</text:p>
          </table:table-cell>
        </table:table-row>
        <table:table-row>
          <table:table-cell table:number-columns-repeated="19"/>
          <table:table-cell table:style-name="ce1" office:value-type="float" office:value="5.88888888888889">
            <text:p>5.88888888888889</text:p>
          </table:table-cell>
        </table:table-row>
        <table:table-row>
          <table:table-cell table:number-columns-repeated="19"/>
          <table:table-cell table:style-name="ce1" office:value-type="float" office:value="2.16666666666667">
            <text:p>2.16666666666667</text:p>
          </table:table-cell>
        </table:table-row>
        <table:table-row>
          <table:table-cell table:number-columns-repeated="19"/>
          <table:table-cell table:style-name="ce1" office:value-type="float" office:value="3.77777777777778">
            <text:p>3.77777777777778</text:p>
          </table:table-cell>
        </table:table-row>
        <table:table-row>
          <table:table-cell table:number-columns-repeated="19"/>
          <table:table-cell table:style-name="ce1" office:value-type="float" office:value="2.22222222222222">
            <text:p>2.22222222222222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  <table:table-row>
          <table:table-cell table:number-columns-repeated="19"/>
          <table:table-cell table:style-name="ce1" office:value-type="float" office:value="1.77777777777778">
            <text:p>1.77777777777778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31.2222222222222">
            <text:p>31.2222222222222</text:p>
          </table:table-cell>
        </table:table-row>
        <table:table-row>
          <table:table-cell table:number-columns-repeated="19"/>
          <table:table-cell table:style-name="ce1" office:value-type="float" office:value="100.888888888889">
            <text:p>100.888888888889</text:p>
          </table:table-cell>
        </table:table-row>
        <table:table-row>
          <table:table-cell table:number-columns-repeated="19"/>
          <table:table-cell table:style-name="ce1" office:value-type="float" office:value="9.44444444444444">
            <text:p>9.44444444444444</text:p>
          </table:table-cell>
        </table:table-row>
        <table:table-row>
          <table:table-cell table:number-columns-repeated="19"/>
          <table:table-cell table:style-name="ce1" office:value-type="float" office:value="53.3333333333333">
            <text:p>53.3333333333333</text:p>
          </table:table-cell>
        </table:table-row>
        <table:table-row>
          <table:table-cell table:number-columns-repeated="19"/>
          <table:table-cell table:style-name="ce1" office:value-type="float" office:value="7.5">
            <text:p>7.5</text:p>
          </table:table-cell>
        </table:table-row>
        <table:table-row>
          <table:table-cell table:number-columns-repeated="19"/>
          <table:table-cell table:style-name="ce1" office:value-type="float" office:value="2.11111111111111">
            <text:p>2.11111111111111</text:p>
          </table:table-cell>
        </table:table-row>
        <table:table-row>
          <table:table-cell table:number-columns-repeated="19"/>
          <table:table-cell table:style-name="ce1" office:value-type="float" office:value="2.05555555555556">
            <text:p>2.05555555555556</text:p>
          </table:table-cell>
        </table:table-row>
        <table:table-row>
          <table:table-cell table:number-columns-repeated="19"/>
          <table:table-cell table:style-name="ce1" office:value-type="float" office:value="3.88888888888889">
            <text:p>3.88888888888889</text:p>
          </table:table-cell>
        </table:table-row>
        <table:table-row>
          <table:table-cell table:number-columns-repeated="19"/>
          <table:table-cell table:style-name="ce1" office:value-type="float" office:value="2.88888888888889">
            <text:p>2.88888888888889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44444444444444">
            <text:p>1.44444444444444</text:p>
          </table:table-cell>
        </table:table-row>
        <table:table-row>
          <table:table-cell table:number-columns-repeated="19"/>
          <table:table-cell table:style-name="ce1" office:value-type="float" office:value="2.38888888888889">
            <text:p>2.38888888888889</text:p>
          </table:table-cell>
        </table:table-row>
        <table:table-row>
          <table:table-cell table:number-columns-repeated="19"/>
          <table:table-cell table:style-name="ce1" office:value-type="float" office:value="1.5">
            <text:p>1.5</text:p>
          </table:table-cell>
        </table:table-row>
        <table:table-row>
          <table:table-cell table:number-columns-repeated="19"/>
          <table:table-cell table:style-name="ce1" office:value-type="float" office:value="2.77777777777778">
            <text:p>2.77777777777778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2.61111111111111">
            <text:p>2.61111111111111</text:p>
          </table:table-cell>
        </table:table-row>
        <table:table-row>
          <table:table-cell table:number-columns-repeated="19"/>
          <table:table-cell table:style-name="ce1" office:value-type="float" office:value="13.5555555555556">
            <text:p>13.5555555555556</text:p>
          </table:table-cell>
        </table:table-row>
        <table:table-row>
          <table:table-cell table:number-columns-repeated="19"/>
          <table:table-cell table:style-name="ce1" office:value-type="float" office:value="10.3333333333333">
            <text:p>10.3333333333333</text:p>
          </table:table-cell>
        </table:table-row>
        <table:table-row>
          <table:table-cell table:number-columns-repeated="19"/>
          <table:table-cell table:style-name="ce1" office:value-type="float" office:value="21.7777777777778">
            <text:p>21.7777777777778</text:p>
          </table:table-cell>
        </table:table-row>
        <table:table-row>
          <table:table-cell table:number-columns-repeated="19"/>
          <table:table-cell table:style-name="ce1" office:value-type="float" office:value="4">
            <text:p>4</text:p>
          </table:table-cell>
        </table:table-row>
        <table:table-row>
          <table:table-cell table:number-columns-repeated="19"/>
          <table:table-cell table:style-name="ce1" office:value-type="float" office:value="0.277777777777778">
            <text:p>0.277777777777778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1.88888888888889">
            <text:p>1.88888888888889</text:p>
          </table:table-cell>
        </table:table-row>
        <table:table-row>
          <table:table-cell table:number-columns-repeated="19"/>
          <table:table-cell table:style-name="ce1" office:value-type="float" office:value="2.11111111111111">
            <text:p>2.11111111111111</text:p>
          </table:table-cell>
        </table:table-row>
        <table:table-row>
          <table:table-cell table:number-columns-repeated="19"/>
          <table:table-cell table:style-name="ce1" office:value-type="float" office:value="3.77777777777778">
            <text:p>3.77777777777778</text:p>
          </table:table-cell>
        </table:table-row>
        <table:table-row>
          <table:table-cell table:number-columns-repeated="19"/>
          <table:table-cell table:style-name="ce1" office:value-type="float" office:value="3.55555555555556">
            <text:p>3.55555555555556</text:p>
          </table:table-cell>
        </table:table-row>
        <table:table-row>
          <table:table-cell table:number-columns-repeated="19"/>
          <table:table-cell table:style-name="ce1" office:value-type="float" office:value="126.277777777778">
            <text:p>126.277777777778</text:p>
          </table:table-cell>
        </table:table-row>
        <table:table-row>
          <table:table-cell table:number-columns-repeated="19"/>
          <table:table-cell table:style-name="ce1" office:value-type="float" office:value="11.3333333333333">
            <text:p>11.3333333333333</text:p>
          </table:table-cell>
        </table:table-row>
        <table:table-row>
          <table:table-cell table:number-columns-repeated="19"/>
          <table:table-cell table:style-name="ce1" office:value-type="float" office:value="20.5">
            <text:p>20.5</text:p>
          </table:table-cell>
        </table:table-row>
        <table:table-row>
          <table:table-cell table:number-columns-repeated="19"/>
          <table:table-cell table:style-name="ce1" office:value-type="float" office:value="39.3888888888889">
            <text:p>39.3888888888889</text:p>
          </table:table-cell>
        </table:table-row>
        <table:table-row>
          <table:table-cell table:number-columns-repeated="19"/>
          <table:table-cell table:style-name="ce1" office:value-type="float" office:value="7.44444444444444">
            <text:p>7.44444444444444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2.94444444444444">
            <text:p>2.94444444444444</text:p>
          </table:table-cell>
        </table:table-row>
        <table:table-row>
          <table:table-cell table:number-columns-repeated="19"/>
          <table:table-cell table:style-name="ce1" office:value-type="float" office:value="4.66666666666667">
            <text:p>4.66666666666667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3">
            <text:p>3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2.88888888888889">
            <text:p>2.88888888888889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5.3333333333333">
            <text:p>15.3333333333333</text:p>
          </table:table-cell>
        </table:table-row>
        <table:table-row>
          <table:table-cell table:number-columns-repeated="19"/>
          <table:table-cell table:style-name="ce1" office:value-type="float" office:value="3.61111111111111">
            <text:p>3.61111111111111</text:p>
          </table:table-cell>
        </table:table-row>
        <table:table-row>
          <table:table-cell table:number-columns-repeated="19"/>
          <table:table-cell table:style-name="ce1" office:value-type="float" office:value="27.6666666666667">
            <text:p>27.6666666666667</text:p>
          </table:table-cell>
        </table:table-row>
        <table:table-row>
          <table:table-cell table:number-columns-repeated="19"/>
          <table:table-cell table:style-name="ce1" office:value-type="float" office:value="4.22222222222222">
            <text:p>4.22222222222222</text:p>
          </table:table-cell>
        </table:table-row>
        <table:table-row>
          <table:table-cell table:number-columns-repeated="19"/>
          <table:table-cell table:style-name="ce1" office:value-type="float" office:value="0.388888888888889">
            <text:p>0.388888888888889</text:p>
          </table:table-cell>
        </table:table-row>
        <table:table-row>
          <table:table-cell table:number-columns-repeated="19"/>
          <table:table-cell table:style-name="ce1" office:value-type="float" office:value="0.611111111111111">
            <text:p>0.6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1.88888888888889">
            <text:p>1.88888888888889</text:p>
          </table:table-cell>
        </table:table-row>
        <table:table-row>
          <table:table-cell table:number-columns-repeated="19"/>
          <table:table-cell table:style-name="ce1" office:value-type="float" office:value="1.88888888888889">
            <text:p>1.88888888888889</text:p>
          </table:table-cell>
        </table:table-row>
        <table:table-row>
          <table:table-cell table:number-columns-repeated="19"/>
          <table:table-cell table:style-name="ce1" office:value-type="float" office:value="3.88888888888889">
            <text:p>3.88888888888889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  <table:table-row>
          <table:table-cell table:number-columns-repeated="19"/>
          <table:table-cell table:style-name="ce1" office:value-type="float" office:value="2.11111111111111">
            <text:p>2.11111111111111</text:p>
          </table:table-cell>
        </table:table-row>
        <table:table-row>
          <table:table-cell table:number-columns-repeated="19"/>
          <table:table-cell table:style-name="ce1" office:value-type="float" office:value="1.66666666666667">
            <text:p>1.66666666666667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</table:table>
      <table:table table:name="'file:///mnt/armazem/openflow/git/results/Experiment3/ExtInt-sem-Of-IDPS/ExtInt-Sem-Of-IDPS.ods'#Média" table:print="false" table:style-name="ta_extref">
        <table:table-source xlink:type="simple" xlink:href="../ExtInt-sem-Of-IDPS/ExtInt-Sem-Of-IDPS.ods" table:table-name="Média" table:filter-name="calc8" table:mode="copy-results-only"/>
        <table:table-column/>
        <table:table-row>
          <table:table-cell table:style-name="ce1" office:value-type="string">
            <text:p>Média Vítima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0.611111111111111">
            <text:p>0.611111111111111</text:p>
          </table:table-cell>
        </table:table-row>
        <table:table-row>
          <table:table-cell table:style-name="ce1" office:value-type="float" office:value="0.333333333333333">
            <text:p>0.333333333333333</text:p>
          </table:table-cell>
        </table:table-row>
        <table:table-row>
          <table:table-cell table:style-name="ce1" office:value-type="float" office:value="1.5">
            <text:p>1.5</text:p>
          </table:table-cell>
        </table:table-row>
        <table:table-row>
          <table:table-cell table:style-name="ce1" office:value-type="float" office:value="5.55555555555556">
            <text:p>5.55555555555556</text:p>
          </table:table-cell>
        </table:table-row>
        <table:table-row>
          <table:table-cell table:style-name="ce1" office:value-type="float" office:value="1.66666666666667">
            <text:p>1.66666666666667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0555555555555556">
            <text:p>0.0555555555555556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1.88888888888889">
            <text:p>1.88888888888889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6.72222222222222">
            <text:p>6.72222222222222</text:p>
          </table:table-cell>
        </table:table-row>
        <table:table-row>
          <table:table-cell table:style-name="ce1" office:value-type="float" office:value="28.0555555555556">
            <text:p>28.0555555555556</text:p>
          </table:table-cell>
        </table:table-row>
        <table:table-row>
          <table:table-cell table:style-name="ce1" office:value-type="float" office:value="74.2777777777778">
            <text:p>74.2777777777778</text:p>
          </table:table-cell>
        </table:table-row>
        <table:table-row>
          <table:table-cell table:style-name="ce1" office:value-type="float" office:value="12.9444444444444">
            <text:p>12.9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.77777777777778">
            <text:p>2.77777777777778</text:p>
          </table:table-cell>
        </table:table-row>
        <table:table-row>
          <table:table-cell table:style-name="ce1" office:value-type="float" office:value="1.44444444444444">
            <text:p>1.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.5">
            <text:p>5.5</text:p>
          </table:table-cell>
        </table:table-row>
        <table:table-row>
          <table:table-cell table:style-name="ce1" office:value-type="float" office:value="6.61111111111111">
            <text:p>6.61111111111111</text:p>
          </table:table-cell>
        </table:table-row>
        <table:table-row>
          <table:table-cell table:style-name="ce1" office:value-type="float" office:value="34.1666666666667">
            <text:p>34.1666666666667</text:p>
          </table:table-cell>
        </table:table-row>
        <table:table-row>
          <table:table-cell table:style-name="ce1" office:value-type="float" office:value="13.2222222222222">
            <text:p>13.2222222222222</text:p>
          </table:table-cell>
        </table:table-row>
        <table:table-row>
          <table:table-cell table:style-name="ce1" office:value-type="float" office:value="3.44444444444444">
            <text:p>3.44444444444444</text:p>
          </table:table-cell>
        </table:table-row>
        <table:table-row>
          <table:table-cell table:style-name="ce1" office:value-type="float" office:value="1.5">
            <text:p>1.5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94444444444444">
            <text:p>1.94444444444444</text:p>
          </table:table-cell>
        </table:table-row>
        <table:table-row>
          <table:table-cell table:style-name="ce1" office:value-type="float" office:value="1.66666666666667">
            <text:p>1.66666666666667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16666666666667">
            <text:p>1.16666666666667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77777777777778">
            <text:p>1.77777777777778</text:p>
          </table:table-cell>
        </table:table-row>
        <table:table-row>
          <table:table-cell table:style-name="ce1" office:value-type="float" office:value="1.94444444444444">
            <text:p>1.94444444444444</text:p>
          </table:table-cell>
        </table:table-row>
        <table:table-row>
          <table:table-cell table:style-name="ce1" office:value-type="float" office:value="10.2777777777778">
            <text:p>10.2777777777778</text:p>
          </table:table-cell>
        </table:table-row>
        <table:table-row>
          <table:table-cell table:style-name="ce1" office:value-type="float" office:value="3.83333333333333">
            <text:p>3.83333333333333</text:p>
          </table:table-cell>
        </table:table-row>
        <table:table-row>
          <table:table-cell table:style-name="ce1" office:value-type="float" office:value="1.88888888888889">
            <text:p>1.88888888888889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2.72222222222222">
            <text:p>2.72222222222222</text:p>
          </table:table-cell>
        </table:table-row>
        <table:table-row>
          <table:table-cell table:style-name="ce1" office:value-type="float" office:value="6.33333333333333">
            <text:p>6.33333333333333</text:p>
          </table:table-cell>
        </table:table-row>
        <table:table-row>
          <table:table-cell table:style-name="ce1" office:value-type="float" office:value="9.72222222222222">
            <text:p>9.72222222222222</text:p>
          </table:table-cell>
        </table:table-row>
        <table:table-row>
          <table:table-cell table:style-name="ce1" office:value-type="float" office:value="3.16666666666667">
            <text:p>3.16666666666667</text:p>
          </table:table-cell>
        </table:table-row>
        <table:table-row>
          <table:table-cell table:style-name="ce1" office:value-type="float" office:value="1.77777777777778">
            <text:p>1.77777777777778</text:p>
          </table:table-cell>
        </table:table-row>
        <table:table-row>
          <table:table-cell table:style-name="ce1" office:value-type="float" office:value="0.333333333333333">
            <text:p>0.333333333333333</text:p>
          </table:table-cell>
        </table:table-row>
        <table:table-row>
          <table:table-cell table:style-name="ce1" office:value-type="float" office:value="0.166666666666667">
            <text:p>0.166666666666667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0.166666666666667">
            <text:p>0.166666666666667</text:p>
          </table:table-cell>
        </table:table-row>
        <table:table-row>
          <table:table-cell table:style-name="ce1" office:value-type="float" office:value="0.388888888888889">
            <text:p>0.388888888888889</text:p>
          </table:table-cell>
        </table:table-row>
        <table:table-row>
          <table:table-cell table:style-name="ce1" office:value-type="float" office:value="0.777777777777778">
            <text:p>0.777777777777778</text:p>
          </table:table-cell>
        </table:table-row>
        <table:table-row>
          <table:table-cell table:style-name="ce1" office:value-type="float" office:value="0.888888888888889">
            <text:p>0.888888888888889</text:p>
          </table:table-cell>
        </table:table-row>
        <table:table-row>
          <table:table-cell table:style-name="ce1" office:value-type="float" office:value="0.722222222222222">
            <text:p>0.722222222222222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.166666666666667">
            <text:p>0.166666666666667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.333333333333333">
            <text:p>0.333333333333333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0.111111111111111">
            <text:p>0.111111111111111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.16666666666667">
            <text:p>1.16666666666667</text:p>
          </table:table-cell>
        </table:table-row>
        <table:table-row>
          <table:table-cell table:style-name="ce1" office:value-type="float" office:value="4.94444444444444">
            <text:p>4.94444444444444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2.2777777777778">
            <text:p>12.2777777777778</text:p>
          </table:table-cell>
        </table:table-row>
        <table:table-row>
          <table:table-cell table:style-name="ce1" office:value-type="float" office:value="6.83333333333333">
            <text:p>6.83333333333333</text:p>
          </table:table-cell>
        </table:table-row>
        <table:table-row>
          <table:table-cell table:style-name="ce1" office:value-type="float" office:value="3.88888888888889">
            <text:p>3.88888888888889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.94444444444444">
            <text:p>5.94444444444444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16666666666667">
            <text:p>1.16666666666667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55555555555556">
            <text:p>1.55555555555556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3.44444444444444">
            <text:p>3.44444444444444</text:p>
          </table:table-cell>
        </table:table-row>
        <table:table-row>
          <table:table-cell table:style-name="ce1" office:value-type="float" office:value="1.16666666666667">
            <text:p>1.16666666666667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55555555555556">
            <text:p>1.55555555555556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66666666666667">
            <text:p>1.66666666666667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44444444444444">
            <text:p>1.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0.888888888888889">
            <text:p>0.888888888888889</text:p>
          </table:table-cell>
        </table:table-row>
        <table:table-row>
          <table:table-cell table:style-name="ce1" office:value-type="float" office:value="2.11111111111111">
            <text:p>2.1111111111111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33333333333333">
            <text:p>1.33333333333333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.77777777777778">
            <text:p>1.77777777777778</text:p>
          </table:table-cell>
        </table:table-row>
        <table:table-row>
          <table:table-cell table:style-name="ce1" office:value-type="float" office:value="2.11111111111111">
            <text:p>2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38888888888889">
            <text:p>1.38888888888889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44444444444444">
            <text:p>1.44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3.11111111111111">
            <text:p>3.11111111111111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.05555555555556">
            <text:p>1.05555555555556</text:p>
          </table:table-cell>
        </table:table-row>
        <table:table-row>
          <table:table-cell table:style-name="ce1" office:value-type="float" office:value="0.888888888888889">
            <text:p>0.888888888888889</text:p>
          </table:table-cell>
        </table:table-row>
        <table:table-row>
          <table:table-cell table:style-name="ce1" office:value-type="float" office:value="0.944444444444444">
            <text:p>0.944444444444444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0.833333333333333">
            <text:p>0.833333333333333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888888888888889">
            <text:p>0.888888888888889</text:p>
          </table:table-cell>
        </table:table-row>
        <table:table-row>
          <table:table-cell table:style-name="ce1" office:value-type="float" office:value="0.888888888888889">
            <text:p>0.888888888888889</text:p>
          </table:table-cell>
        </table:table-row>
        <table:table-row>
          <table:table-cell table:style-name="ce1" office:value-type="float" office:value="3.11111111111111">
            <text:p>3.1111111111111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22222222222222">
            <text:p>1.22222222222222</text:p>
          </table:table-cell>
        </table:table-row>
        <table:table-row>
          <table:table-cell table:style-name="ce1" office:value-type="float" office:value="0.833333333333333">
            <text:p>0.83333333333333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875">
            <text:p>0.875</text:p>
          </table:table-cell>
        </table:table-row>
        <table:table-row>
          <table:table-cell table:style-name="ce1" office:value-type="float" office:value="0.75">
            <text:p>0.7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9375">
            <text:p>0.937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875">
            <text:p>0.875</text:p>
          </table:table-cell>
        </table:table-row>
        <table:table-row>
          <table:table-cell table:style-name="ce1" office:value-type="float" office:value="0.875">
            <text:p>0.87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875">
            <text:p>0.87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.125">
            <text:p>1.125</text:p>
          </table:table-cell>
        </table:table-row>
        <table:table-row>
          <table:table-cell table:style-name="ce1" office:value-type="float" office:value="0.933333333333333">
            <text:p>0.933333333333333</text:p>
          </table:table-cell>
        </table:table-row>
        <table:table-row>
          <table:table-cell table:style-name="ce1" office:value-type="float" office:value="0.933333333333333">
            <text:p>0.933333333333333</text:p>
          </table:table-cell>
        </table:table-row>
        <table:table-row>
          <table:table-cell table:style-name="ce1" office:value-type="float" office:value="0.933333333333333">
            <text:p>0.933333333333333</text:p>
          </table:table-cell>
        </table:table-row>
        <table:table-row>
          <table:table-cell table:style-name="ce1" office:value-type="float" office:value="0.866666666666667">
            <text:p>0.866666666666667</text:p>
          </table:table-cell>
        </table:table-row>
        <table:table-row>
          <table:table-cell table:style-name="ce1" office:value-type="float" office:value="1.06666666666667">
            <text:p>1.06666666666667</text:p>
          </table:table-cell>
        </table:table-row>
        <table:table-row>
          <table:table-cell table:style-name="ce1" office:value-type="float" office:value="1.2">
            <text:p>1.2</text:p>
          </table:table-cell>
        </table:table-row>
        <table:table-row>
          <table:table-cell table:style-name="ce1" office:value-type="float" office:value="0.866666666666667">
            <text:p>0.866666666666667</text:p>
          </table:table-cell>
        </table:table-row>
        <table:table-row>
          <table:table-cell table:style-name="ce1" office:value-type="float" office:value="1.06666666666667">
            <text:p>1.06666666666667</text:p>
          </table:table-cell>
        </table:table-row>
        <table:table-row>
          <table:table-cell table:style-name="ce1" office:value-type="float" office:value="1.21428571428571">
            <text:p>1.21428571428571</text:p>
          </table:table-cell>
        </table:table-row>
        <table:table-row>
          <table:table-cell table:style-name="ce1" office:value-type="float" office:value="0.785714285714286">
            <text:p>0.785714285714286</text:p>
          </table:table-cell>
        </table:table-row>
        <table:table-row>
          <table:table-cell table:style-name="ce1" office:value-type="float" office:value="0.857142857142857">
            <text:p>0.857142857142857</text:p>
          </table:table-cell>
        </table:table-row>
        <table:table-row>
          <table:table-cell table:style-name="ce1" office:value-type="float" office:value="0.857142857142857">
            <text:p>0.857142857142857</text:p>
          </table:table-cell>
        </table:table-row>
        <table:table-row>
          <table:table-cell table:style-name="ce1" office:value-type="float" office:value="0.857142857142857">
            <text:p>0.857142857142857</text:p>
          </table:table-cell>
        </table:table-row>
        <table:table-row>
          <table:table-cell table:style-name="ce1" office:value-type="float" office:value="0.5">
            <text:p>0.5</text:p>
          </table:table-cell>
        </table:table-row>
        <table:table-row>
          <table:table-cell table:style-name="ce1" office:value-type="float" office:value="0.214285714285714">
            <text:p>0.214285714285714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142857142857143">
            <text:p>0.142857142857143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142857142857143">
            <text:p>0.142857142857143</text:p>
          </table:table-cell>
        </table:table-row>
        <table:table-row>
          <table:table-cell table:style-name="ce1" office:value-type="float" office:value="0.142857142857143">
            <text:p>0.142857142857143</text:p>
          </table:table-cell>
        </table:table-row>
        <table:table-row>
          <table:table-cell table:style-name="ce1" office:value-type="float" office:value="0.142857142857143">
            <text:p>0.142857142857143</text:p>
          </table:table-cell>
        </table:table-row>
        <table:table-row>
          <table:table-cell table:style-name="ce1" office:value-type="float" office:value="0.142857142857143">
            <text:p>0.142857142857143</text:p>
          </table:table-cell>
        </table:table-row>
        <table:table-row>
          <table:table-cell table:style-name="ce1" office:value-type="float" office:value="0.357142857142857">
            <text:p>0.357142857142857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0.846153846153846">
            <text:p>0.846153846153846</text:p>
          </table:table-cell>
        </table:table-row>
        <table:table-row>
          <table:table-cell table:style-name="ce1" office:value-type="float" office:value="0.538461538461538">
            <text:p>0.538461538461538</text:p>
          </table:table-cell>
        </table:table-row>
        <table:table-row>
          <table:table-cell table:style-name="ce1" office:value-type="float" office:value="0.230769230769231">
            <text:p>0.230769230769231</text:p>
          </table:table-cell>
        </table:table-row>
        <table:table-row>
          <table:table-cell table:style-name="ce1" office:value-type="float" office:value="0.153846153846154">
            <text:p>0.153846153846154</text:p>
          </table:table-cell>
        </table:table-row>
        <table:table-row>
          <table:table-cell table:style-name="ce1" office:value-type="float" office:value="0.5">
            <text:p>0.5</text:p>
          </table:table-cell>
        </table:table-row>
        <table:table-row>
          <table:table-cell table:style-name="ce1" office:value-type="float" office:value="0.6">
            <text:p>0.6</text:p>
          </table:table-cell>
        </table:table-row>
        <table:table-row>
          <table:table-cell table:style-name="ce1" office:value-type="float" office:value="0.4">
            <text:p>0.4</text:p>
          </table:table-cell>
        </table:table-row>
        <table:table-row>
          <table:table-cell table:style-name="ce1" office:value-type="float" office:value="0.6">
            <text:p>0.6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4">
            <text:p>0.4</text:p>
          </table:table-cell>
        </table:table-row>
        <table:table-row>
          <table:table-cell table:style-name="ce1" office:value-type="float" office:value="0.222222222222222">
            <text:p>0.222222222222222</text:p>
          </table:table-cell>
        </table:table-row>
        <table:table-row>
          <table:table-cell table:style-name="ce1" office:value-type="float" office:value="1.11111111111111">
            <text:p>1.11111111111111</text:p>
          </table:table-cell>
        </table:table-row>
        <table:table-row>
          <table:table-cell table:style-name="ce1" office:value-type="float" office:value="0.857142857142857">
            <text:p>0.857142857142857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285714285714286">
            <text:p>0.285714285714286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</table:table>
      <table:table table:name="'file:///mnt/armazem/openflow/git/results/Experiment3/ExtInt-Of-IDPS/ExtInt-Of-IDPS.ods'#Vítima" table:print="false" table:style-name="ta_extref">
        <table:table-source xlink:type="simple" xlink:href="../ExtInt-Of-IDPS/ExtInt-Of-IDPS.ods" table:table-name="Vítima" table:filter-name="calc8" table:mode="copy-results-only"/>
        <table:table-column table:number-columns-repeated="20"/>
        <table:table-row>
          <table:table-cell table:number-columns-repeated="19"/>
          <table:table-cell table:style-name="ce1" office:value-type="string">
            <text:p>Média Vítima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666666666666667">
            <text:p>0.666666666666667</text:p>
          </table:table-cell>
        </table:table-row>
        <table:table-row>
          <table:table-cell table:number-columns-repeated="19"/>
          <table:table-cell table:style-name="ce1" office:value-type="float" office:value="3">
            <text:p>3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55555555555556">
            <text:p>1.55555555555556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19.5555555555556">
            <text:p>19.5555555555556</text:p>
          </table:table-cell>
        </table:table-row>
        <table:table-row>
          <table:table-cell table:number-columns-repeated="19"/>
          <table:table-cell table:style-name="ce1" office:value-type="float" office:value="14">
            <text:p>14</text:p>
          </table:table-cell>
        </table:table-row>
        <table:table-row>
          <table:table-cell table:number-columns-repeated="19"/>
          <table:table-cell table:style-name="ce1" office:value-type="float" office:value="7.55555555555556">
            <text:p>7.55555555555556</text:p>
          </table:table-cell>
        </table:table-row>
        <table:table-row>
          <table:table-cell table:number-columns-repeated="19"/>
          <table:table-cell table:style-name="ce1" office:value-type="float" office:value="36.3888888888889">
            <text:p>36.3888888888889</text:p>
          </table:table-cell>
        </table:table-row>
        <table:table-row>
          <table:table-cell table:number-columns-repeated="19"/>
          <table:table-cell table:style-name="ce1" office:value-type="float" office:value="38.9444444444444">
            <text:p>38.9444444444444</text:p>
          </table:table-cell>
        </table:table-row>
        <table:table-row>
          <table:table-cell table:number-columns-repeated="19"/>
          <table:table-cell table:style-name="ce1" office:value-type="float" office:value="6.22222222222222">
            <text:p>6.22222222222222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2.44444444444444">
            <text:p>2.44444444444444</text:p>
          </table:table-cell>
        </table:table-row>
        <table:table-row>
          <table:table-cell table:number-columns-repeated="19"/>
          <table:table-cell table:style-name="ce1" office:value-type="float" office:value="3.33333333333333">
            <text:p>3.33333333333333</text:p>
          </table:table-cell>
        </table:table-row>
        <table:table-row>
          <table:table-cell table:number-columns-repeated="19"/>
          <table:table-cell table:style-name="ce1" office:value-type="float" office:value="2.55555555555556">
            <text:p>2.55555555555556</text:p>
          </table:table-cell>
        </table:table-row>
        <table:table-row>
          <table:table-cell table:number-columns-repeated="19"/>
          <table:table-cell table:style-name="ce1" office:value-type="float" office:value="11.5555555555556">
            <text:p>11.5555555555556</text:p>
          </table:table-cell>
        </table:table-row>
        <table:table-row>
          <table:table-cell table:number-columns-repeated="19"/>
          <table:table-cell table:style-name="ce1" office:value-type="float" office:value="12.1111111111111">
            <text:p>12.1111111111111</text:p>
          </table:table-cell>
        </table:table-row>
        <table:table-row>
          <table:table-cell table:number-columns-repeated="19"/>
          <table:table-cell table:style-name="ce1" office:value-type="float" office:value="4.88888888888889">
            <text:p>4.88888888888889</text:p>
          </table:table-cell>
        </table:table-row>
        <table:table-row>
          <table:table-cell table:number-columns-repeated="19"/>
          <table:table-cell table:style-name="ce1" office:value-type="float" office:value="27.2222222222222">
            <text:p>27.2222222222222</text:p>
          </table:table-cell>
        </table:table-row>
        <table:table-row>
          <table:table-cell table:number-columns-repeated="19"/>
          <table:table-cell table:style-name="ce1" office:value-type="float" office:value="6">
            <text:p>6</text:p>
          </table:table-cell>
        </table:table-row>
        <table:table-row>
          <table:table-cell table:number-columns-repeated="19"/>
          <table:table-cell table:style-name="ce1" office:value-type="float" office:value="0.555555555555556">
            <text:p>0.55555555555555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.388888888888889">
            <text:p>0.388888888888889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1.27777777777778">
            <text:p>1.27777777777778</text:p>
          </table:table-cell>
        </table:table-row>
        <table:table-row>
          <table:table-cell table:number-columns-repeated="19"/>
          <table:table-cell table:style-name="ce1" office:value-type="float" office:value="0.5">
            <text:p>0.5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277777777777778">
            <text:p>0.277777777777778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1.77777777777778">
            <text:p>1.77777777777778</text:p>
          </table:table-cell>
        </table:table-row>
        <table:table-row>
          <table:table-cell table:number-columns-repeated="19"/>
          <table:table-cell table:style-name="ce1" office:value-type="float" office:value="1.5">
            <text:p>1.5</text:p>
          </table:table-cell>
        </table:table-row>
        <table:table-row>
          <table:table-cell table:number-columns-repeated="19"/>
          <table:table-cell table:style-name="ce1" office:value-type="float" office:value="2.05555555555556">
            <text:p>2.05555555555556</text:p>
          </table:table-cell>
        </table:table-row>
        <table:table-row>
          <table:table-cell table:number-columns-repeated="19"/>
          <table:table-cell table:style-name="ce1" office:value-type="float" office:value="2.72222222222222">
            <text:p>2.72222222222222</text:p>
          </table:table-cell>
        </table:table-row>
        <table:table-row>
          <table:table-cell table:number-columns-repeated="19"/>
          <table:table-cell table:style-name="ce1" office:value-type="float" office:value="6.61111111111111">
            <text:p>6.61111111111111</text:p>
          </table:table-cell>
        </table:table-row>
        <table:table-row>
          <table:table-cell table:number-columns-repeated="19"/>
          <table:table-cell table:style-name="ce1" office:value-type="float" office:value="1.66666666666667">
            <text:p>1.66666666666667</text:p>
          </table:table-cell>
        </table:table-row>
        <table:table-row>
          <table:table-cell table:number-columns-repeated="19"/>
          <table:table-cell table:style-name="ce1" office:value-type="float" office:value="3">
            <text:p>3</text:p>
          </table:table-cell>
        </table:table-row>
        <table:table-row>
          <table:table-cell table:number-columns-repeated="19"/>
          <table:table-cell table:style-name="ce1" office:value-type="float" office:value="2.44444444444444">
            <text:p>2.44444444444444</text:p>
          </table:table-cell>
        </table:table-row>
        <table:table-row>
          <table:table-cell table:number-columns-repeated="19"/>
          <table:table-cell table:style-name="ce1" office:value-type="float" office:value="4.11111111111111">
            <text:p>4.11111111111111</text:p>
          </table:table-cell>
        </table:table-row>
        <table:table-row>
          <table:table-cell table:number-columns-repeated="19"/>
          <table:table-cell table:style-name="ce1" office:value-type="float" office:value="2.44444444444444">
            <text:p>2.44444444444444</text:p>
          </table:table-cell>
        </table:table-row>
        <table:table-row>
          <table:table-cell table:number-columns-repeated="19"/>
          <table:table-cell table:style-name="ce1" office:value-type="float" office:value="6">
            <text:p>6</text:p>
          </table:table-cell>
        </table:table-row>
        <table:table-row>
          <table:table-cell table:number-columns-repeated="19"/>
          <table:table-cell table:style-name="ce1" office:value-type="float" office:value="6.77777777777778">
            <text:p>6.77777777777778</text:p>
          </table:table-cell>
        </table:table-row>
        <table:table-row>
          <table:table-cell table:number-columns-repeated="19"/>
          <table:table-cell table:style-name="ce1" office:value-type="float" office:value="3.33333333333333">
            <text:p>3.33333333333333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77777777777778">
            <text:p>0.277777777777778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5">
            <text:p>0.5</text:p>
          </table:table-cell>
        </table:table-row>
        <table:table-row>
          <table:table-cell table:number-columns-repeated="19"/>
          <table:table-cell table:style-name="ce1" office:value-type="float" office:value="0.611111111111111">
            <text:p>0.611111111111111</text:p>
          </table:table-cell>
        </table:table-row>
        <table:table-row>
          <table:table-cell table:number-columns-repeated="19"/>
          <table:table-cell table:style-name="ce1" office:value-type="float" office:value="0.722222222222222">
            <text:p>0.722222222222222</text:p>
          </table:table-cell>
        </table:table-row>
        <table:table-row>
          <table:table-cell table:number-columns-repeated="19"/>
          <table:table-cell table:style-name="ce1" office:value-type="float" office:value="0.722222222222222">
            <text:p>0.7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555555555555556">
            <text:p>0.555555555555556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555555555555556">
            <text:p>0.555555555555556</text:p>
          </table:table-cell>
        </table:table-row>
        <table:table-row>
          <table:table-cell table:number-columns-repeated="19"/>
          <table:table-cell table:style-name="ce1" office:value-type="float" office:value="2.27777777777778">
            <text:p>2.27777777777778</text:p>
          </table:table-cell>
        </table:table-row>
        <table:table-row>
          <table:table-cell table:number-columns-repeated="19"/>
          <table:table-cell table:style-name="ce1" office:value-type="float" office:value="2.61111111111111">
            <text:p>2.61111111111111</text:p>
          </table:table-cell>
        </table:table-row>
        <table:table-row>
          <table:table-cell table:number-columns-repeated="19"/>
          <table:table-cell table:style-name="ce1" office:value-type="float" office:value="6.05555555555556">
            <text:p>6.05555555555556</text:p>
          </table:table-cell>
        </table:table-row>
        <table:table-row>
          <table:table-cell table:number-columns-repeated="19"/>
          <table:table-cell table:style-name="ce1" office:value-type="float" office:value="6.05555555555556">
            <text:p>6.05555555555556</text:p>
          </table:table-cell>
        </table:table-row>
        <table:table-row>
          <table:table-cell table:number-columns-repeated="19"/>
          <table:table-cell table:style-name="ce1" office:value-type="float" office:value="7.27777777777778">
            <text:p>7.27777777777778</text:p>
          </table:table-cell>
        </table:table-row>
        <table:table-row>
          <table:table-cell table:number-columns-repeated="19"/>
          <table:table-cell table:style-name="ce1" office:value-type="float" office:value="7.88888888888889">
            <text:p>7.88888888888889</text:p>
          </table:table-cell>
        </table:table-row>
        <table:table-row>
          <table:table-cell table:number-columns-repeated="19"/>
          <table:table-cell table:style-name="ce1" office:value-type="float" office:value="4.22222222222222">
            <text:p>4.22222222222222</text:p>
          </table:table-cell>
        </table:table-row>
        <table:table-row>
          <table:table-cell table:number-columns-repeated="19"/>
          <table:table-cell table:style-name="ce1" office:value-type="float" office:value="1.55555555555556">
            <text:p>1.55555555555556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2.44444444444444">
            <text:p>2.44444444444444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2.33333333333333">
            <text:p>2.33333333333333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611111111111111">
            <text:p>0.611111111111111</text:p>
          </table:table-cell>
        </table:table-row>
        <table:table-row>
          <table:table-cell table:number-columns-repeated="19"/>
          <table:table-cell table:style-name="ce1" office:value-type="float" office:value="0.611111111111111">
            <text:p>0.611111111111111</text:p>
          </table:table-cell>
        </table:table-row>
        <table:table-row>
          <table:table-cell table:number-columns-repeated="19"/>
          <table:table-cell table:style-name="ce1" office:value-type="float" office:value="0.5">
            <text:p>0.5</text:p>
          </table:table-cell>
        </table:table-row>
        <table:table-row>
          <table:table-cell table:number-columns-repeated="19"/>
          <table:table-cell table:style-name="ce1" office:value-type="float" office:value="0.722222222222222">
            <text:p>0.7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555555555555556">
            <text:p>0.55555555555555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444444444444444">
            <text:p>0.444444444444444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666666666666667">
            <text:p>0.666666666666667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0.277777777777778">
            <text:p>0.277777777777778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76470588235294">
            <text:p>0.176470588235294</text:p>
          </table:table-cell>
        </table:table-row>
        <table:table-row>
          <table:table-cell table:number-columns-repeated="19"/>
          <table:table-cell table:style-name="ce1" office:value-type="float" office:value="0.0588235294117647">
            <text:p>0.0588235294117647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7647058823529">
            <text:p>0.117647058823529</text:p>
          </table:table-cell>
        </table:table-row>
        <table:table-row>
          <table:table-cell table:number-columns-repeated="19"/>
          <table:table-cell table:style-name="ce1" office:value-type="float" office:value="0.125">
            <text:p>0.125</text:p>
          </table:table-cell>
        </table:table-row>
        <table:table-row>
          <table:table-cell table:number-columns-repeated="19"/>
          <table:table-cell table:style-name="ce1" office:value-type="float" office:value="0.25">
            <text:p>0.25</text:p>
          </table:table-cell>
        </table:table-row>
        <table:table-row>
          <table:table-cell table:number-columns-repeated="19"/>
          <table:table-cell table:style-name="ce1" office:value-type="float" office:value="0.125">
            <text:p>0.125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5">
            <text:p>0.25</text:p>
          </table:table-cell>
        </table:table-row>
        <table:table-row>
          <table:table-cell table:number-columns-repeated="19"/>
          <table:table-cell table:style-name="ce1" office:value-type="float" office:value="0.125">
            <text:p>0.125</text:p>
          </table:table-cell>
        </table:table-row>
        <table:table-row>
          <table:table-cell table:number-columns-repeated="19"/>
          <table:table-cell table:style-name="ce1" office:value-type="float" office:value="0.125">
            <text:p>0.125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285714285714286">
            <text:p>0.285714285714286</text:p>
          </table:table-cell>
        </table:table-row>
        <table:table-row>
          <table:table-cell table:number-columns-repeated="19"/>
          <table:table-cell table:style-name="ce1" office:value-type="float" office:value="0.285714285714286">
            <text:p>0.28571428571428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714285714285714">
            <text:p>0.714285714285714</text:p>
          </table:table-cell>
        </table:table-row>
        <table:table-row>
          <table:table-cell table:number-columns-repeated="19"/>
          <table:table-cell table:style-name="ce1" office:value-type="float" office:value="0.357142857142857">
            <text:p>0.357142857142857</text:p>
          </table:table-cell>
        </table:table-row>
        <table:table-row>
          <table:table-cell table:number-columns-repeated="19"/>
          <table:table-cell table:style-name="ce1" office:value-type="float" office:value="0.571428571428571">
            <text:p>0.571428571428571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214285714285714">
            <text:p>0.214285714285714</text:p>
          </table:table-cell>
        </table:table-row>
        <table:table-row>
          <table:table-cell table:number-columns-repeated="19"/>
          <table:table-cell table:style-name="ce1" office:value-type="float" office:value="0.461538461538462">
            <text:p>0.461538461538462</text:p>
          </table:table-cell>
        </table:table-row>
        <table:table-row>
          <table:table-cell table:number-columns-repeated="19"/>
          <table:table-cell table:style-name="ce1" office:value-type="float" office:value="0.230769230769231">
            <text:p>0.230769230769231</text:p>
          </table:table-cell>
        </table:table-row>
        <table:table-row>
          <table:table-cell table:number-columns-repeated="19"/>
          <table:table-cell table:style-name="ce1" office:value-type="float" office:value="0.615384615384615">
            <text:p>0.615384615384615</text:p>
          </table:table-cell>
        </table:table-row>
        <table:table-row>
          <table:table-cell table:number-columns-repeated="19"/>
          <table:table-cell table:style-name="ce1" office:value-type="float" office:value="0.583333333333333">
            <text:p>0.583333333333333</text:p>
          </table:table-cell>
        </table:table-row>
        <table:table-row>
          <table:table-cell table:number-columns-repeated="19"/>
          <table:table-cell table:style-name="ce1" office:value-type="float" office:value="0.416666666666667">
            <text:p>0.416666666666667</text:p>
          </table:table-cell>
        </table:table-row>
        <table:table-row>
          <table:table-cell table:number-columns-repeated="19"/>
          <table:table-cell table:style-name="ce1" office:value-type="float" office:value="0.416666666666667">
            <text:p>0.416666666666667</text:p>
          </table:table-cell>
        </table:table-row>
        <table:table-row>
          <table:table-cell table:number-columns-repeated="19"/>
          <table:table-cell table:style-name="ce1" office:value-type="float" office:value="0.416666666666667">
            <text:p>0.416666666666667</text:p>
          </table:table-cell>
        </table:table-row>
        <table:table-row>
          <table:table-cell table:number-columns-repeated="19"/>
          <table:table-cell table:style-name="ce1" office:value-type="float" office:value="0.75">
            <text:p>0.75</text:p>
          </table:table-cell>
        </table:table-row>
        <table:table-row>
          <table:table-cell table:number-columns-repeated="19"/>
          <table:table-cell table:style-name="ce1" office:value-type="float" office:value="0.9">
            <text:p>0.9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</table:table>
      <table:table table:name="'file:///mnt/armazem/openflow/git/results/Experiment3/ExtInt-Of-IDPS/ExtInt-Of-IDPS.ods'#Atacante" table:print="false" table:style-name="ta_extref">
        <table:table-source xlink:type="simple" xlink:href="../ExtInt-Of-IDPS/ExtInt-Of-IDPS.ods" table:table-name="Atacante" table:filter-name="calc8" table:mode="copy-results-only"/>
        <table:table-column table:number-columns-repeated="20"/>
        <table:table-row>
          <table:table-cell table:number-columns-repeated="19"/>
          <table:table-cell table:style-name="ce1" office:value-type="string">
            <text:p>Média Atacante</text:p>
          </table:table-cell>
        </table:table-row>
        <table:table-row>
          <table:table-cell table:number-columns-repeated="19"/>
          <table:table-cell table:style-name="ce1" office:value-type="float" office:value="2">
            <text:p>2</text:p>
          </table:table-cell>
        </table:table-row>
        <table:table-row>
          <table:table-cell table:number-columns-repeated="19"/>
          <table:table-cell table:style-name="ce1" office:value-type="float" office:value="0.611111111111111">
            <text:p>0.611111111111111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1.5">
            <text:p>1.5</text:p>
          </table:table-cell>
        </table:table-row>
        <table:table-row>
          <table:table-cell table:number-columns-repeated="19"/>
          <table:table-cell table:style-name="ce1" office:value-type="float" office:value="5.55555555555556">
            <text:p>5.55555555555556</text:p>
          </table:table-cell>
        </table:table-row>
        <table:table-row>
          <table:table-cell table:number-columns-repeated="19"/>
          <table:table-cell table:style-name="ce1" office:value-type="float" office:value="1.66666666666667">
            <text:p>1.66666666666667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0555555555555556">
            <text:p>0.0555555555555556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1.88888888888889">
            <text:p>1.88888888888889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6.72222222222222">
            <text:p>6.72222222222222</text:p>
          </table:table-cell>
        </table:table-row>
        <table:table-row>
          <table:table-cell table:number-columns-repeated="19"/>
          <table:table-cell table:style-name="ce1" office:value-type="float" office:value="28.0555555555556">
            <text:p>28.0555555555556</text:p>
          </table:table-cell>
        </table:table-row>
        <table:table-row>
          <table:table-cell table:number-columns-repeated="19"/>
          <table:table-cell table:style-name="ce1" office:value-type="float" office:value="74.2777777777778">
            <text:p>74.2777777777778</text:p>
          </table:table-cell>
        </table:table-row>
        <table:table-row>
          <table:table-cell table:number-columns-repeated="19"/>
          <table:table-cell table:style-name="ce1" office:value-type="float" office:value="12.9444444444444">
            <text:p>12.9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2.77777777777778">
            <text:p>2.77777777777778</text:p>
          </table:table-cell>
        </table:table-row>
        <table:table-row>
          <table:table-cell table:number-columns-repeated="19"/>
          <table:table-cell table:style-name="ce1" office:value-type="float" office:value="1.44444444444444">
            <text:p>1.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5.5">
            <text:p>5.5</text:p>
          </table:table-cell>
        </table:table-row>
        <table:table-row>
          <table:table-cell table:number-columns-repeated="19"/>
          <table:table-cell table:style-name="ce1" office:value-type="float" office:value="6.61111111111111">
            <text:p>6.61111111111111</text:p>
          </table:table-cell>
        </table:table-row>
        <table:table-row>
          <table:table-cell table:number-columns-repeated="19"/>
          <table:table-cell table:style-name="ce1" office:value-type="float" office:value="34.1666666666667">
            <text:p>34.1666666666667</text:p>
          </table:table-cell>
        </table:table-row>
        <table:table-row>
          <table:table-cell table:number-columns-repeated="19"/>
          <table:table-cell table:style-name="ce1" office:value-type="float" office:value="13.2222222222222">
            <text:p>13.2222222222222</text:p>
          </table:table-cell>
        </table:table-row>
        <table:table-row>
          <table:table-cell table:number-columns-repeated="19"/>
          <table:table-cell table:style-name="ce1" office:value-type="float" office:value="3.44444444444444">
            <text:p>3.44444444444444</text:p>
          </table:table-cell>
        </table:table-row>
        <table:table-row>
          <table:table-cell table:number-columns-repeated="19"/>
          <table:table-cell table:style-name="ce1" office:value-type="float" office:value="1.5">
            <text:p>1.5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94444444444444">
            <text:p>1.94444444444444</text:p>
          </table:table-cell>
        </table:table-row>
        <table:table-row>
          <table:table-cell table:number-columns-repeated="19"/>
          <table:table-cell table:style-name="ce1" office:value-type="float" office:value="1.66666666666667">
            <text:p>1.66666666666667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16666666666667">
            <text:p>1.16666666666667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77777777777778">
            <text:p>1.77777777777778</text:p>
          </table:table-cell>
        </table:table-row>
        <table:table-row>
          <table:table-cell table:number-columns-repeated="19"/>
          <table:table-cell table:style-name="ce1" office:value-type="float" office:value="1.94444444444444">
            <text:p>1.94444444444444</text:p>
          </table:table-cell>
        </table:table-row>
        <table:table-row>
          <table:table-cell table:number-columns-repeated="19"/>
          <table:table-cell table:style-name="ce1" office:value-type="float" office:value="10.2777777777778">
            <text:p>10.2777777777778</text:p>
          </table:table-cell>
        </table:table-row>
        <table:table-row>
          <table:table-cell table:number-columns-repeated="19"/>
          <table:table-cell table:style-name="ce1" office:value-type="float" office:value="3.83333333333333">
            <text:p>3.83333333333333</text:p>
          </table:table-cell>
        </table:table-row>
        <table:table-row>
          <table:table-cell table:number-columns-repeated="19"/>
          <table:table-cell table:style-name="ce1" office:value-type="float" office:value="1.88888888888889">
            <text:p>1.88888888888889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2.72222222222222">
            <text:p>2.72222222222222</text:p>
          </table:table-cell>
        </table:table-row>
        <table:table-row>
          <table:table-cell table:number-columns-repeated="19"/>
          <table:table-cell table:style-name="ce1" office:value-type="float" office:value="6.33333333333333">
            <text:p>6.33333333333333</text:p>
          </table:table-cell>
        </table:table-row>
        <table:table-row>
          <table:table-cell table:number-columns-repeated="19"/>
          <table:table-cell table:style-name="ce1" office:value-type="float" office:value="9.72222222222222">
            <text:p>9.72222222222222</text:p>
          </table:table-cell>
        </table:table-row>
        <table:table-row>
          <table:table-cell table:number-columns-repeated="19"/>
          <table:table-cell table:style-name="ce1" office:value-type="float" office:value="3.16666666666667">
            <text:p>3.16666666666667</text:p>
          </table:table-cell>
        </table:table-row>
        <table:table-row>
          <table:table-cell table:number-columns-repeated="19"/>
          <table:table-cell table:style-name="ce1" office:value-type="float" office:value="1.77777777777778">
            <text:p>1.77777777777778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388888888888889">
            <text:p>0.388888888888889</text:p>
          </table:table-cell>
        </table:table-row>
        <table:table-row>
          <table:table-cell table:number-columns-repeated="19"/>
          <table:table-cell table:style-name="ce1" office:value-type="float" office:value="0.777777777777778">
            <text:p>0.777777777777778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722222222222222">
            <text:p>0.7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66666666666667">
            <text:p>0.166666666666667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333333333333333">
            <text:p>0.33333333333333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0.111111111111111">
            <text:p>0.111111111111111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1.16666666666667">
            <text:p>1.16666666666667</text:p>
          </table:table-cell>
        </table:table-row>
        <table:table-row>
          <table:table-cell table:number-columns-repeated="19"/>
          <table:table-cell table:style-name="ce1" office:value-type="float" office:value="4.94444444444444">
            <text:p>4.94444444444444</text:p>
          </table:table-cell>
        </table:table-row>
        <table:table-row>
          <table:table-cell table:number-columns-repeated="19"/>
          <table:table-cell table:style-name="ce1" office:value-type="float" office:value="11">
            <text:p>11</text:p>
          </table:table-cell>
        </table:table-row>
        <table:table-row>
          <table:table-cell table:number-columns-repeated="19"/>
          <table:table-cell table:style-name="ce1" office:value-type="float" office:value="13">
            <text:p>13</text:p>
          </table:table-cell>
        </table:table-row>
        <table:table-row>
          <table:table-cell table:number-columns-repeated="19"/>
          <table:table-cell table:style-name="ce1" office:value-type="float" office:value="12.2777777777778">
            <text:p>12.2777777777778</text:p>
          </table:table-cell>
        </table:table-row>
        <table:table-row>
          <table:table-cell table:number-columns-repeated="19"/>
          <table:table-cell table:style-name="ce1" office:value-type="float" office:value="6.83333333333333">
            <text:p>6.83333333333333</text:p>
          </table:table-cell>
        </table:table-row>
        <table:table-row>
          <table:table-cell table:number-columns-repeated="19"/>
          <table:table-cell table:style-name="ce1" office:value-type="float" office:value="3.88888888888889">
            <text:p>3.88888888888889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5.94444444444444">
            <text:p>5.94444444444444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16666666666667">
            <text:p>1.16666666666667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55555555555556">
            <text:p>1.5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3.44444444444444">
            <text:p>3.44444444444444</text:p>
          </table:table-cell>
        </table:table-row>
        <table:table-row>
          <table:table-cell table:number-columns-repeated="19"/>
          <table:table-cell table:style-name="ce1" office:value-type="float" office:value="1.16666666666667">
            <text:p>1.16666666666667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55555555555556">
            <text:p>1.5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66666666666667">
            <text:p>1.66666666666667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44444444444444">
            <text:p>1.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2.11111111111111">
            <text:p>2.1111111111111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33333333333333">
            <text:p>1.33333333333333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.77777777777778">
            <text:p>1.77777777777778</text:p>
          </table:table-cell>
        </table:table-row>
        <table:table-row>
          <table:table-cell table:number-columns-repeated="19"/>
          <table:table-cell table:style-name="ce1" office:value-type="float" office:value="2.11111111111111">
            <text:p>2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38888888888889">
            <text:p>1.38888888888889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44444444444444">
            <text:p>1.44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3.11111111111111">
            <text:p>3.11111111111111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.05555555555556">
            <text:p>1.05555555555556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944444444444444">
            <text:p>0.944444444444444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0.833333333333333">
            <text:p>0.833333333333333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0.888888888888889">
            <text:p>0.888888888888889</text:p>
          </table:table-cell>
        </table:table-row>
        <table:table-row>
          <table:table-cell table:number-columns-repeated="19"/>
          <table:table-cell table:style-name="ce1" office:value-type="float" office:value="3.11111111111111">
            <text:p>3.1111111111111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22222222222222">
            <text:p>1.22222222222222</text:p>
          </table:table-cell>
        </table:table-row>
        <table:table-row>
          <table:table-cell table:number-columns-repeated="19"/>
          <table:table-cell table:style-name="ce1" office:value-type="float" office:value="0.833333333333333">
            <text:p>0.833333333333333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875">
            <text:p>0.875</text:p>
          </table:table-cell>
        </table:table-row>
        <table:table-row>
          <table:table-cell table:number-columns-repeated="19"/>
          <table:table-cell table:style-name="ce1" office:value-type="float" office:value="0.75">
            <text:p>0.75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9375">
            <text:p>0.9375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875">
            <text:p>0.875</text:p>
          </table:table-cell>
        </table:table-row>
        <table:table-row>
          <table:table-cell table:number-columns-repeated="19"/>
          <table:table-cell table:style-name="ce1" office:value-type="float" office:value="0.875">
            <text:p>0.875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875">
            <text:p>0.875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1.125">
            <text:p>1.125</text:p>
          </table:table-cell>
        </table:table-row>
        <table:table-row>
          <table:table-cell table:number-columns-repeated="19"/>
          <table:table-cell table:style-name="ce1" office:value-type="float" office:value="0.933333333333333">
            <text:p>0.933333333333333</text:p>
          </table:table-cell>
        </table:table-row>
        <table:table-row>
          <table:table-cell table:number-columns-repeated="19"/>
          <table:table-cell table:style-name="ce1" office:value-type="float" office:value="0.933333333333333">
            <text:p>0.933333333333333</text:p>
          </table:table-cell>
        </table:table-row>
        <table:table-row>
          <table:table-cell table:number-columns-repeated="19"/>
          <table:table-cell table:style-name="ce1" office:value-type="float" office:value="0.933333333333333">
            <text:p>0.933333333333333</text:p>
          </table:table-cell>
        </table:table-row>
        <table:table-row>
          <table:table-cell table:number-columns-repeated="19"/>
          <table:table-cell table:style-name="ce1" office:value-type="float" office:value="0.866666666666667">
            <text:p>0.866666666666667</text:p>
          </table:table-cell>
        </table:table-row>
        <table:table-row>
          <table:table-cell table:number-columns-repeated="19"/>
          <table:table-cell table:style-name="ce1" office:value-type="float" office:value="1.06666666666667">
            <text:p>1.06666666666667</text:p>
          </table:table-cell>
        </table:table-row>
        <table:table-row>
          <table:table-cell table:number-columns-repeated="19"/>
          <table:table-cell table:style-name="ce1" office:value-type="float" office:value="1.2">
            <text:p>1.2</text:p>
          </table:table-cell>
        </table:table-row>
        <table:table-row>
          <table:table-cell table:number-columns-repeated="19"/>
          <table:table-cell table:style-name="ce1" office:value-type="float" office:value="0.866666666666667">
            <text:p>0.866666666666667</text:p>
          </table:table-cell>
        </table:table-row>
        <table:table-row>
          <table:table-cell table:number-columns-repeated="19"/>
          <table:table-cell table:style-name="ce1" office:value-type="float" office:value="1.06666666666667">
            <text:p>1.06666666666667</text:p>
          </table:table-cell>
        </table:table-row>
        <table:table-row>
          <table:table-cell table:number-columns-repeated="19"/>
          <table:table-cell table:style-name="ce1" office:value-type="float" office:value="1.21428571428571">
            <text:p>1.21428571428571</text:p>
          </table:table-cell>
        </table:table-row>
        <table:table-row>
          <table:table-cell table:number-columns-repeated="19"/>
          <table:table-cell table:style-name="ce1" office:value-type="float" office:value="0.785714285714286">
            <text:p>0.785714285714286</text:p>
          </table:table-cell>
        </table:table-row>
        <table:table-row>
          <table:table-cell table:number-columns-repeated="19"/>
          <table:table-cell table:style-name="ce1" office:value-type="float" office:value="0.857142857142857">
            <text:p>0.857142857142857</text:p>
          </table:table-cell>
        </table:table-row>
        <table:table-row>
          <table:table-cell table:number-columns-repeated="19"/>
          <table:table-cell table:style-name="ce1" office:value-type="float" office:value="0.857142857142857">
            <text:p>0.857142857142857</text:p>
          </table:table-cell>
        </table:table-row>
        <table:table-row>
          <table:table-cell table:number-columns-repeated="19"/>
          <table:table-cell table:style-name="ce1" office:value-type="float" office:value="0.857142857142857">
            <text:p>0.857142857142857</text:p>
          </table:table-cell>
        </table:table-row>
        <table:table-row>
          <table:table-cell table:number-columns-repeated="19"/>
          <table:table-cell table:style-name="ce1" office:value-type="float" office:value="0.5">
            <text:p>0.5</text:p>
          </table:table-cell>
        </table:table-row>
        <table:table-row>
          <table:table-cell table:number-columns-repeated="19"/>
          <table:table-cell table:style-name="ce1" office:value-type="float" office:value="0.214285714285714">
            <text:p>0.214285714285714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142857142857143">
            <text:p>0.142857142857143</text:p>
          </table:table-cell>
        </table:table-row>
        <table:table-row>
          <table:table-cell table:number-columns-repeated="19"/>
          <table:table-cell table:style-name="ce1" office:value-type="float" office:value="0.357142857142857">
            <text:p>0.357142857142857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  <table:table-row>
          <table:table-cell table:number-columns-repeated="19"/>
          <table:table-cell table:style-name="ce1" office:value-type="float" office:value="0.846153846153846">
            <text:p>0.846153846153846</text:p>
          </table:table-cell>
        </table:table-row>
        <table:table-row>
          <table:table-cell table:number-columns-repeated="19"/>
          <table:table-cell table:style-name="ce1" office:value-type="float" office:value="0.538461538461538">
            <text:p>0.538461538461538</text:p>
          </table:table-cell>
        </table:table-row>
        <table:table-row>
          <table:table-cell table:number-columns-repeated="19"/>
          <table:table-cell table:style-name="ce1" office:value-type="float" office:value="0.230769230769231">
            <text:p>0.230769230769231</text:p>
          </table:table-cell>
        </table:table-row>
        <table:table-row>
          <table:table-cell table:number-columns-repeated="19"/>
          <table:table-cell table:style-name="ce1" office:value-type="float" office:value="0.153846153846154">
            <text:p>0.153846153846154</text:p>
          </table:table-cell>
        </table:table-row>
        <table:table-row>
          <table:table-cell table:number-columns-repeated="19"/>
          <table:table-cell table:style-name="ce1" office:value-type="float" office:value="0.5">
            <text:p>0.5</text:p>
          </table:table-cell>
        </table:table-row>
        <table:table-row>
          <table:table-cell table:number-columns-repeated="19"/>
          <table:table-cell table:style-name="ce1" office:value-type="float" office:value="0.6">
            <text:p>0.6</text:p>
          </table:table-cell>
        </table:table-row>
        <table:table-row>
          <table:table-cell table:number-columns-repeated="19"/>
          <table:table-cell table:style-name="ce1" office:value-type="float" office:value="0.4">
            <text:p>0.4</text:p>
          </table:table-cell>
        </table:table-row>
        <table:table-row>
          <table:table-cell table:number-columns-repeated="19"/>
          <table:table-cell table:style-name="ce1" office:value-type="float" office:value="0.6">
            <text:p>0.6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4">
            <text:p>0.4</text:p>
          </table:table-cell>
        </table:table-row>
        <table:table-row>
          <table:table-cell table:number-columns-repeated="19"/>
          <table:table-cell table:style-name="ce1" office:value-type="float" office:value="0.222222222222222">
            <text:p>0.222222222222222</text:p>
          </table:table-cell>
        </table:table-row>
        <table:table-row>
          <table:table-cell table:number-columns-repeated="19"/>
          <table:table-cell table:style-name="ce1" office:value-type="float" office:value="1.11111111111111">
            <text:p>1.11111111111111</text:p>
          </table:table-cell>
        </table:table-row>
        <table:table-row>
          <table:table-cell table:number-columns-repeated="19"/>
          <table:table-cell table:style-name="ce1" office:value-type="float" office:value="0.857142857142857">
            <text:p>0.857142857142857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0.285714285714286">
            <text:p>0.285714285714286</text:p>
          </table:table-cell>
        </table:table-row>
        <table:table-row>
          <table:table-cell table:number-columns-repeated="19"/>
          <table:table-cell table:style-name="ce1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09: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5:16:41</meta:creation-date>
    <dc:date>2014-04-13T07:12:10</dc:date>
    <meta:editing-duration>PT4M54S</meta:editing-duration>
    <meta:editing-cycles>5</meta:editing-cycles>
    <meta:generator>LibreOffice/4.0.4.2$Linux_X86_64 LibreOffice_project/9e9821abd0ffdbc09cd8c52eaa574fa09eb08f2</meta:generator>
    <meta:document-statistic meta:table-count="1" meta:cell-count="1101" meta:object-count="0"/>
  </office:meta>
</office:document-meta>
</file>